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3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5.322cm"/>
    </style:style>
    <style:style style:name="co13" style:family="table-column">
      <style:table-column-properties fo:break-before="auto" style:column-width="3.18cm"/>
    </style:style>
    <style:style style:name="co14" style:family="table-column">
      <style:table-column-properties fo:break-before="auto" style:column-width="2.97cm"/>
    </style:style>
    <style:style style:name="co15" style:family="table-column">
      <style:table-column-properties fo:break-before="auto" style:column-width="3.738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664cm"/>
    </style:style>
    <style:style style:name="co18" style:family="table-column">
      <style:table-column-properties fo:break-before="auto" style:column-width="3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none" fo:border-right="none" fo:border-top="1.7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2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1.76pt solid #000000" fo:border-top="1.7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13" style:family="table-cell" style:parent-style-name="Default">
      <style:table-cell-properties fo:background-color="#ffffcc" fo:border="0.74pt solid #000000"/>
    </style:style>
    <style:style style:name="ce14" style:family="table-cell" style:parent-style-name="Default" style:data-style-name="N112">
      <style:table-cell-properties fo:background-color="#ffffcc" fo:border="0.74pt solid #000000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none" fo:border-right="none" fo:border-top="1.5pt solid #000000"/>
    </style:style>
    <style:style style:name="ce1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20" style:family="table-cell" style:parent-style-name="Default" style:data-style-name="N112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21" style:family="table-cell" style:parent-style-name="Default">
      <style:table-cell-properties fo:border-bottom="none" fo:border-left="none" fo:border-right="1.5pt solid #000000" fo:border-top="1.5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24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25" style:family="table-cell" style:parent-style-name="Default" style:data-style-name="N131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26" style:family="table-cell" style:parent-style-name="Default" style:data-style-name="N112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27" style:family="table-cell" style:parent-style-name="Default" style:data-style-name="N112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28" style:family="table-cell" style:parent-style-name="Default" style:data-style-name="N112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1" style:family="table-cell" style:parent-style-name="Default" style:data-style-name="N112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2" style:family="table-cell" style:parent-style-name="Default" style:data-style-name="N112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3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35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39" style:family="table-cell" style:parent-style-name="Default" style:data-style-name="N111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41" style:family="table-cell" style:parent-style-name="Default" style:data-style-name="N112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42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 style:data-style-name="N99">
      <style:table-cell-properties fo:background-color="#e6e6ff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e6e6ff" fo:border="0.74pt solid #000000"/>
    </style:style>
    <style:style style:name="ce46" style:family="table-cell" style:parent-style-name="Default" style:data-style-name="N126">
      <style:table-cell-properties fo:background-color="#e6e6ff" fo:border="0.74pt solid #000000"/>
    </style:style>
    <style:style style:name="ce47" style:family="table-cell" style:parent-style-name="Default" style:data-style-name="N112">
      <style:table-cell-properties fo:background-color="#e6e6ff" fo:border="0.74pt solid #000000"/>
    </style:style>
    <style:style style:name="ce4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</style:style>
    <style:style style:name="ce49" style:family="table-cell" style:parent-style-name="Default" style:data-style-name="N112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1.76pt solid #000000" fo:border-top="1.5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27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55" style:family="table-cell" style:parent-style-name="Default" style:data-style-name="N127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5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58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59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60" style:family="table-cell" style:parent-style-name="Default" style:data-style-name="N10000"/>
    <style:style style:name="ce61" style:family="table-cell" style:parent-style-name="Default" style:data-style-name="N112"/>
    <style:style style:name="ce62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63" style:family="table-cell" style:parent-style-name="Default" style:data-style-name="N112"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112">
      <style:table-cell-properties fo:border-bottom="1.5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65" style:family="table-cell" style:parent-style-name="Default" style:data-style-name="N112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expoenenciacaoComXPositivo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16"/>
        <table:table-column table:style-name="co1" table:default-cell-style-name="ce19"/>
        <table:table-column table:style-name="co1" table:default-cell-style-name="ce23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ela exp(x)</text:p>
          </table:table-cell>
          <table:covered-table-cell table:style-name="ce5"/>
          <table:covered-table-cell table:style-name="ce10"/>
          <table:table-cell table:style-name="ce15" office:value-type="string" calcext:value-type="string" table:number-columns-spanned="3" table:number-rows-spanned="1">
            <text:p>Passos com o calculo de exp(x)</text:p>
          </table:table-cell>
          <table:covered-table-cell table:style-name="ce18"/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linha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exp(x)</text:p>
          </table:table-cell>
          <table:table-cell office:value-type="string" calcext:value-type="string">
            <text:p>usar linha</text:p>
          </table:table-cell>
          <table:table-cell table:style-name="ce6" office:value-type="string" calcext:value-type="string">
            <text:p>x</text:p>
          </table:table-cell>
          <table:table-cell table:style-name="ce22" office:value-type="string" calcext:value-type="string">
            <text:p>exp(x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5+-[.A3])" office:value-type="float" office:value="16" calcext:value-type="float">
            <text:p>16,00000000</text:p>
          </table:table-cell>
          <table:table-cell table:formula="of:=EXP([.B3])" office:value-type="float" office:value="8886110.52050787" calcext:value-type="float">
            <text:p>8886110,52050787</text:p>
          </table:table-cell>
          <table:table-cell table:formula="of:=IF([.B3]&lt;[.$C$31];&quot;sim&quot;;&quot;nao&quot;)" office:value-type="string" office:string-value="nao" calcext:value-type="string">
            <text:p>nao</text:p>
          </table:table-cell>
          <table:table-cell table:style-name="ce7" table:formula="of:=IF([.C31]&lt;[.B3];0;[.B3])" office:value-type="float" office:value="0" calcext:value-type="float">
            <text:p>0,00000000</text:p>
          </table:table-cell>
          <table:table-cell table:style-name="ce22" table:formula="of:=IF([.$C31]&lt;[.B3];1;[.B3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5+-[.A4])" office:value-type="float" office:value="8" calcext:value-type="float">
            <text:p>8,00000000</text:p>
          </table:table-cell>
          <table:table-cell table:formula="of:=EXP([.B4])" office:value-type="float" office:value="2980.95798704173" calcext:value-type="float">
            <text:p>2980,9579870417</text:p>
          </table:table-cell>
          <table:table-cell table:formula="of:=IF(([.B4]+[.E3])&lt;[.$C$31];&quot;sim&quot;;&quot;nao&quot;)" office:value-type="string" office:string-value="nao" calcext:value-type="string">
            <text:p>nao</text:p>
          </table:table-cell>
          <table:table-cell table:formula="of:=IF([.$C$31]&lt;([.E3]+[.B4]);[.E3];([.E3]+[.B4]))" office:value-type="float" office:value="0" calcext:value-type="float">
            <text:p>0,00000000</text:p>
          </table:table-cell>
          <table:table-cell table:formula="of:=IF([.$C$31]&lt;([.E3]+[.B4]);[.F3];([.F3]*[.C4]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5+-[.A5])" office:value-type="float" office:value="4" calcext:value-type="float">
            <text:p>4,00000000</text:p>
          </table:table-cell>
          <table:table-cell table:formula="of:=EXP([.B5])" office:value-type="float" office:value="54.5981500331442" calcext:value-type="float">
            <text:p>54,5981500331</text:p>
          </table:table-cell>
          <table:table-cell table:formula="of:=IF(([.B5]+[.E4])&lt;[.$C$31];&quot;sim&quot;;&quot;nao&quot;)" office:value-type="string" office:string-value="nao" calcext:value-type="string">
            <text:p>nao</text:p>
          </table:table-cell>
          <table:table-cell table:formula="of:=IF([.$C$31]&lt;([.E4]+[.B5]);[.E4];([.E4]+[.B5]))" office:value-type="float" office:value="0" calcext:value-type="float">
            <text:p>0,00000000</text:p>
          </table:table-cell>
          <table:table-cell table:formula="of:=IF([.$C$31]&lt;([.E4]+[.B5]);[.F4];([.F4]*[.C5]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5+-[.A6])" office:value-type="float" office:value="2" calcext:value-type="float">
            <text:p>2,00000000</text:p>
          </table:table-cell>
          <table:table-cell table:formula="of:=EXP([.B6])" office:value-type="float" office:value="7.38905609893065" calcext:value-type="float">
            <text:p>7,3890560989</text:p>
          </table:table-cell>
          <table:table-cell table:formula="of:=IF(([.B6]+[.E5])&lt;[.$C$31];&quot;sim&quot;;&quot;nao&quot;)" office:value-type="string" office:string-value="nao" calcext:value-type="string">
            <text:p>nao</text:p>
          </table:table-cell>
          <table:table-cell table:formula="of:=IF([.$C$31]&lt;([.E5]+[.B6]);[.E5];([.E5]+[.B6]))" office:value-type="float" office:value="0" calcext:value-type="float">
            <text:p>0,00000000</text:p>
          </table:table-cell>
          <table:table-cell table:formula="of:=IF([.$C$31]&lt;([.E5]+[.B6]);[.F5];([.F5]*[.C6]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5+-[.A7])" office:value-type="float" office:value="1" calcext:value-type="float">
            <text:p>1,00000000</text:p>
          </table:table-cell>
          <table:table-cell table:formula="of:=EXP([.B7])" office:value-type="float" office:value="2.71828182845904" calcext:value-type="float">
            <text:p>2,7182818285</text:p>
          </table:table-cell>
          <table:table-cell table:formula="of:=IF(([.B7]+[.E6])&lt;[.$C$31];&quot;sim&quot;;&quot;nao&quot;)" office:value-type="string" office:string-value="nao" calcext:value-type="string">
            <text:p>nao</text:p>
          </table:table-cell>
          <table:table-cell table:formula="of:=IF([.$C$31]&lt;([.E6]+[.B7]);[.E6];([.E6]+[.B7]))" office:value-type="float" office:value="0" calcext:value-type="float">
            <text:p>0,00000000</text:p>
          </table:table-cell>
          <table:table-cell table:formula="of:=IF([.$C$31]&lt;([.E6]+[.B7]);[.F6];([.F6]*[.C7]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5+-[.A8])" office:value-type="float" office:value="0.5" calcext:value-type="float">
            <text:p>0,50000000</text:p>
          </table:table-cell>
          <table:table-cell table:formula="of:=EXP([.B8])" office:value-type="float" office:value="1.64872127070013" calcext:value-type="float">
            <text:p>1,6487212707</text:p>
          </table:table-cell>
          <table:table-cell table:formula="of:=IF(([.B8]+[.E7])&lt;[.$C$31];&quot;sim&quot;;&quot;nao&quot;)" office:value-type="string" office:string-value="nao" calcext:value-type="string">
            <text:p>nao</text:p>
          </table:table-cell>
          <table:table-cell table:formula="of:=IF([.$C$31]&lt;([.E7]+[.B8]);[.E7];([.E7]+[.B8]))" office:value-type="float" office:value="0" calcext:value-type="float">
            <text:p>0,00000000</text:p>
          </table:table-cell>
          <table:table-cell table:formula="of:=IF([.$C$31]&lt;([.E7]+[.B8]);[.F7];([.F7]*[.C8]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5+-[.A9])" office:value-type="float" office:value="0.25" calcext:value-type="float">
            <text:p>0,25000000</text:p>
          </table:table-cell>
          <table:table-cell table:formula="of:=EXP([.B9])" office:value-type="float" office:value="1.28402541668774" calcext:value-type="float">
            <text:p>1,2840254167</text:p>
          </table:table-cell>
          <table:table-cell table:formula="of:=IF(([.B9]+[.E8])&lt;[.$C$31];&quot;sim&quot;;&quot;nao&quot;)" office:value-type="string" office:string-value="sim" calcext:value-type="string">
            <text:p>sim</text:p>
          </table:table-cell>
          <table:table-cell table:formula="of:=IF([.$C$31]&lt;([.E8]+[.B9]);[.E8];([.E8]+[.B9]))" office:value-type="float" office:value="0.25" calcext:value-type="float">
            <text:p>0,25000000</text:p>
          </table:table-cell>
          <table:table-cell table:formula="of:=IF([.$C$31]&lt;([.E8]+[.B9]);[.F8];([.F8]*[.C9]))" office:value-type="float" office:value="1.28402541668774" calcext:value-type="float">
            <text:p>1,284025416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5+-[.A10])" office:value-type="float" office:value="0.125" calcext:value-type="float">
            <text:p>0,12500000</text:p>
          </table:table-cell>
          <table:table-cell table:formula="of:=EXP([.B10])" office:value-type="float" office:value="1.13314845306683" calcext:value-type="float">
            <text:p>1,1331484531</text:p>
          </table:table-cell>
          <table:table-cell table:formula="of:=IF(([.B10]+[.E9])&lt;[.$C$31];&quot;sim&quot;;&quot;nao&quot;)" office:value-type="string" office:string-value="sim" calcext:value-type="string">
            <text:p>sim</text:p>
          </table:table-cell>
          <table:table-cell table:formula="of:=IF([.$C$31]&lt;([.E9]+[.B10]);[.E9];([.E9]+[.B10]))" office:value-type="float" office:value="0.375" calcext:value-type="float">
            <text:p>0,37500000</text:p>
          </table:table-cell>
          <table:table-cell table:formula="of:=IF([.$C$31]&lt;([.E9]+[.B10]);[.F9];([.F9]*[.C10]))" office:value-type="float" office:value="1.4549914146182" calcext:value-type="float">
            <text:p>1,454991414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5+-[.A11])" office:value-type="float" office:value="0.0625" calcext:value-type="float">
            <text:p>0,06250000</text:p>
          </table:table-cell>
          <table:table-cell table:formula="of:=EXP([.B11])" office:value-type="float" office:value="1.06449445891786" calcext:value-type="float">
            <text:p>1,0644944589</text:p>
          </table:table-cell>
          <table:table-cell table:formula="of:=IF(([.B11]+[.E10])&lt;[.$C$31];&quot;sim&quot;;&quot;nao&quot;)" office:value-type="string" office:string-value="nao" calcext:value-type="string">
            <text:p>nao</text:p>
          </table:table-cell>
          <table:table-cell table:formula="of:=IF([.$C$31]&lt;([.E10]+[.B11]);[.E10];([.E10]+[.B11]))" office:value-type="float" office:value="0.375" calcext:value-type="float">
            <text:p>0,37500000</text:p>
          </table:table-cell>
          <table:table-cell table:formula="of:=IF([.$C$31]&lt;([.E10]+[.B11]);[.F10];([.F10]*[.C11]))" office:value-type="float" office:value="1.4549914146182" calcext:value-type="float">
            <text:p>1,454991414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5+-[.A12])" office:value-type="float" office:value="0.03125" calcext:value-type="float">
            <text:p>0,03125000</text:p>
          </table:table-cell>
          <table:table-cell table:formula="of:=EXP([.B12])" office:value-type="float" office:value="1.0317434074991" calcext:value-type="float">
            <text:p>1,0317434075</text:p>
          </table:table-cell>
          <table:table-cell table:formula="of:=IF(([.B12]+[.E11])&lt;[.$C$31];&quot;sim&quot;;&quot;nao&quot;)" office:value-type="string" office:string-value="sim" calcext:value-type="string">
            <text:p>sim</text:p>
          </table:table-cell>
          <table:table-cell table:formula="of:=IF([.$C$31]&lt;([.E11]+[.B12]);[.E11];([.E11]+[.B12]))" office:value-type="float" office:value="0.40625" calcext:value-type="float">
            <text:p>0,40625000</text:p>
          </table:table-cell>
          <table:table-cell table:formula="of:=IF([.$C$31]&lt;([.E11]+[.B12]);[.F11];([.F11]*[.C12]))" office:value-type="float" office:value="1.50117780000012" calcext:value-type="float">
            <text:p>1,501177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5+-[.A13])" office:value-type="float" office:value="0.015625" calcext:value-type="float">
            <text:p>0,01562500</text:p>
          </table:table-cell>
          <table:table-cell table:formula="of:=EXP([.B13])" office:value-type="float" office:value="1.01574770858669" calcext:value-type="float">
            <text:p>1,0157477086</text:p>
          </table:table-cell>
          <table:table-cell table:formula="of:=IF(([.B13]+[.E12])&lt;[.$C$31];&quot;sim&quot;;&quot;nao&quot;)" office:value-type="string" office:string-value="sim" calcext:value-type="string">
            <text:p>sim</text:p>
          </table:table-cell>
          <table:table-cell table:formula="of:=IF([.$C$31]&lt;([.E12]+[.B13]);[.E12];([.E12]+[.B13]))" office:value-type="float" office:value="0.421875" calcext:value-type="float">
            <text:p>0,42187500</text:p>
          </table:table-cell>
          <table:table-cell table:formula="of:=IF([.$C$31]&lt;([.E12]+[.B13]);[.F12];([.F12]*[.C13]))" office:value-type="float" office:value="1.52481791053133" calcext:value-type="float">
            <text:p>1,524817910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5+-[.A14])" office:value-type="float" office:value="0.0078125" calcext:value-type="float">
            <text:p>0,00781250</text:p>
          </table:table-cell>
          <table:table-cell table:formula="of:=EXP([.B14])" office:value-type="float" office:value="1.00784309720645" calcext:value-type="float">
            <text:p>1,0078430972</text:p>
          </table:table-cell>
          <table:table-cell table:formula="of:=IF(([.B14]+[.E13])&lt;[.$C$31];&quot;sim&quot;;&quot;nao&quot;)" office:value-type="string" office:string-value="sim" calcext:value-type="string">
            <text:p>sim</text:p>
          </table:table-cell>
          <table:table-cell table:formula="of:=IF([.$C$31]&lt;([.E13]+[.B14]);[.E13];([.E13]+[.B14]))" office:value-type="float" office:value="0.4296875" calcext:value-type="float">
            <text:p>0,42968750</text:p>
          </table:table-cell>
          <table:table-cell table:formula="of:=IF([.$C$31]&lt;([.E13]+[.B14]);[.F13];([.F13]*[.C14]))" office:value-type="float" office:value="1.53677720562576" calcext:value-type="float">
            <text:p>1,536777205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5+-[.A15])" office:value-type="float" office:value="0.00390625" calcext:value-type="float">
            <text:p>0,00390625</text:p>
          </table:table-cell>
          <table:table-cell table:formula="of:=EXP([.B15])" office:value-type="float" office:value="1.00391388933835" calcext:value-type="float">
            <text:p>1,0039138893</text:p>
          </table:table-cell>
          <table:table-cell table:formula="of:=IF(([.B15]+[.E14])&lt;[.$C$31];&quot;sim&quot;;&quot;nao&quot;)" office:value-type="string" office:string-value="sim" calcext:value-type="string">
            <text:p>sim</text:p>
          </table:table-cell>
          <table:table-cell table:formula="of:=IF([.$C$31]&lt;([.E14]+[.B15]);[.E14];([.E14]+[.B15]))" office:value-type="float" office:value="0.43359375" calcext:value-type="float">
            <text:p>0,43359375</text:p>
          </table:table-cell>
          <table:table-cell table:formula="of:=IF([.$C$31]&lt;([.E14]+[.B15]);[.F14];([.F14]*[.C15]))" office:value-type="float" office:value="1.54279198154627" calcext:value-type="float">
            <text:p>1,54279198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5+-[.A16])" office:value-type="float" office:value="0.001953125" calcext:value-type="float">
            <text:p>0,00195313</text:p>
          </table:table-cell>
          <table:table-cell table:formula="of:=EXP([.B16])" office:value-type="float" office:value="1.001955033591" calcext:value-type="float">
            <text:p>1,0019550336</text:p>
          </table:table-cell>
          <table:table-cell table:formula="of:=IF(([.B16]+[.E15])&lt;[.$C$31];&quot;sim&quot;;&quot;nao&quot;)" office:value-type="string" office:string-value="nao" calcext:value-type="string">
            <text:p>nao</text:p>
          </table:table-cell>
          <table:table-cell table:formula="of:=IF([.$C$31]&lt;([.E15]+[.B16]);[.E15];([.E15]+[.B16]))" office:value-type="float" office:value="0.43359375" calcext:value-type="float">
            <text:p>0,43359375</text:p>
          </table:table-cell>
          <table:table-cell table:formula="of:=IF([.$C$31]&lt;([.E15]+[.B16]);[.F15];([.F15]*[.C16]))" office:value-type="float" office:value="1.54279198154627" calcext:value-type="float">
            <text:p>1,542791981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5+-[.A17])" office:value-type="float" office:value="0.0009765625" calcext:value-type="float">
            <text:p>0,00097656</text:p>
          </table:table-cell>
          <table:table-cell table:formula="of:=EXP([.B17])" office:value-type="float" office:value="1.00097703949242" calcext:value-type="float">
            <text:p>1,0009770395</text:p>
          </table:table-cell>
          <table:table-cell table:formula="of:=IF(([.B17]+[.E16])&lt;[.$C$31];&quot;sim&quot;;&quot;nao&quot;)" office:value-type="string" office:string-value="nao" calcext:value-type="string">
            <text:p>nao</text:p>
          </table:table-cell>
          <table:table-cell table:formula="of:=IF([.$C$31]&lt;([.E16]+[.B17]);[.E16];([.E16]+[.B17]))" office:value-type="float" office:value="0.43359375" calcext:value-type="float">
            <text:p>0,43359375</text:p>
          </table:table-cell>
          <table:table-cell table:formula="of:=IF([.$C$31]&lt;([.E16]+[.B17]);[.F16];([.F16]*[.C17]))" office:value-type="float" office:value="1.54279198154627" calcext:value-type="float">
            <text:p>1,54279198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5+-[.A18])" office:value-type="float" office:value="0.00048828125" calcext:value-type="float">
            <text:p>0,00048828</text:p>
          </table:table-cell>
          <table:table-cell table:formula="of:=EXP([.B18])" office:value-type="float" office:value="1.00048840047869" calcext:value-type="float">
            <text:p>1,0004884005</text:p>
          </table:table-cell>
          <table:table-cell table:formula="of:=IF(([.B18]+[.E17])&lt;[.$C$31];&quot;sim&quot;;&quot;nao&quot;)" office:value-type="string" office:string-value="sim" calcext:value-type="string">
            <text:p>sim</text:p>
          </table:table-cell>
          <table:table-cell table:formula="of:=IF([.$C$31]&lt;([.E17]+[.B18]);[.E17];([.E17]+[.B18]))" office:value-type="float" office:value="0.43408203125" calcext:value-type="float">
            <text:p>0,43408203</text:p>
          </table:table-cell>
          <table:table-cell table:formula="of:=IF([.$C$31]&lt;([.E17]+[.B18]);[.F17];([.F17]*[.C18]))" office:value-type="float" office:value="1.54354548188858" calcext:value-type="float">
            <text:p>1,5435454819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5+-[.A19])" office:value-type="float" office:value="0.000244140625" calcext:value-type="float">
            <text:p>0,00024414</text:p>
          </table:table-cell>
          <table:table-cell table:formula="of:=EXP([.B19])" office:value-type="float" office:value="1.00024417042975" calcext:value-type="float">
            <text:p>1,0002441704</text:p>
          </table:table-cell>
          <table:table-cell table:formula="of:=IF(([.B19]+[.E18])&lt;[.$C$31];&quot;sim&quot;;&quot;nao&quot;)" office:value-type="string" office:string-value="nao" calcext:value-type="string">
            <text:p>nao</text:p>
          </table:table-cell>
          <table:table-cell table:formula="of:=IF([.$C$31]&lt;([.E18]+[.B19]);[.E18];([.E18]+[.B19]))" office:value-type="float" office:value="0.43408203125" calcext:value-type="float">
            <text:p>0,43408203</text:p>
          </table:table-cell>
          <table:table-cell table:formula="of:=IF([.$C$31]&lt;([.E18]+[.B19]);[.F18];([.F18]*[.C19]))" office:value-type="float" office:value="1.54354548188858" calcext:value-type="float">
            <text:p>1,5435454819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5+-[.A20])" office:value-type="float" office:value="0.0001220703125" calcext:value-type="float">
            <text:p>0,00012207</text:p>
          </table:table-cell>
          <table:table-cell table:formula="of:=EXP([.B20])" office:value-type="float" office:value="1.00012207776338" calcext:value-type="float">
            <text:p>1,0001220778</text:p>
          </table:table-cell>
          <table:table-cell table:formula="of:=IF(([.B20]+[.E19])&lt;[.$C$31];&quot;sim&quot;;&quot;nao&quot;)" office:value-type="string" office:string-value="sim" calcext:value-type="string">
            <text:p>sim</text:p>
          </table:table-cell>
          <table:table-cell table:formula="of:=IF([.$C$31]&lt;([.E19]+[.B20]);[.E19];([.E19]+[.B20]))" office:value-type="float" office:value="0.4342041015625" calcext:value-type="float">
            <text:p>0,43420410</text:p>
          </table:table-cell>
          <table:table-cell table:formula="of:=IF([.$C$31]&lt;([.E19]+[.B20]);[.F19];([.F19]*[.C20]))" office:value-type="float" office:value="1.54373391446869" calcext:value-type="float">
            <text:p>1,543733914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5+-[.A21])" office:value-type="float" office:value="0.00006103515625" calcext:value-type="float">
            <text:p>0,00006104</text:p>
          </table:table-cell>
          <table:table-cell table:formula="of:=EXP([.B21])" office:value-type="float" office:value="1.00006103701893" calcext:value-type="float">
            <text:p>1,000061037</text:p>
          </table:table-cell>
          <table:table-cell table:formula="of:=IF(([.B21]+[.E20])&lt;[.$C$31];&quot;sim&quot;;&quot;nao&quot;)" office:value-type="string" office:string-value="sim" calcext:value-type="string">
            <text:p>sim</text:p>
          </table:table-cell>
          <table:table-cell table:formula="of:=IF([.$C$31]&lt;([.E20]+[.B21]);[.E20];([.E20]+[.B21]))" office:value-type="float" office:value="0.43426513671875" calcext:value-type="float">
            <text:p>0,43426514</text:p>
          </table:table-cell>
          <table:table-cell table:formula="of:=IF([.$C$31]&lt;([.E20]+[.B21]);[.F20];([.F20]*[.C21]))" office:value-type="float" office:value="1.54382813938486" calcext:value-type="float">
            <text:p>1,543828139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5+-[.A22])" office:value-type="float" office:value="0.000030517578125" calcext:value-type="float">
            <text:p>0,00003052</text:p>
          </table:table-cell>
          <table:table-cell table:formula="of:=EXP([.B22])" office:value-type="float" office:value="1.00003051804379" calcext:value-type="float">
            <text:p>1,000030518</text:p>
          </table:table-cell>
          <table:table-cell table:formula="of:=IF(([.B22]+[.E21])&lt;[.$C$31];&quot;sim&quot;;&quot;nao&quot;)" office:value-type="string" office:string-value="sim" calcext:value-type="string">
            <text:p>sim</text:p>
          </table:table-cell>
          <table:table-cell table:formula="of:=IF([.$C$31]&lt;([.E21]+[.B22]);[.E21];([.E21]+[.B22]))" office:value-type="float" office:value="0.434295654296875" calcext:value-type="float">
            <text:p>0,43429565</text:p>
          </table:table-cell>
          <table:table-cell table:formula="of:=IF([.$C$31]&lt;([.E21]+[.B22]);[.F21];([.F21]*[.C22]))" office:value-type="float" office:value="1.54387525399962" calcext:value-type="float">
            <text:p>1,54387525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5+-[.A23])" office:value-type="float" office:value="0.0000152587890625" calcext:value-type="float">
            <text:p>0,00001526</text:p>
          </table:table-cell>
          <table:table-cell table:formula="of:=EXP([.B23])" office:value-type="float" office:value="1.00001525890548" calcext:value-type="float">
            <text:p>1,0000152589</text:p>
          </table:table-cell>
          <table:table-cell table:formula="of:=IF(([.B23]+[.E22])&lt;[.$C$31];&quot;sim&quot;;&quot;nao&quot;)" office:value-type="string" office:string-value="sim" calcext:value-type="string">
            <text:p>sim</text:p>
          </table:table-cell>
          <table:table-cell table:formula="of:=IF([.$C$31]&lt;([.E22]+[.B23]);[.E22];([.E22]+[.B23]))" office:value-type="float" office:value="0.434310913085938" calcext:value-type="float">
            <text:p>0,43431091</text:p>
          </table:table-cell>
          <table:table-cell table:formula="of:=IF([.$C$31]&lt;([.E22]+[.B23]);[.F22];([.F22]*[.C23]))" office:value-type="float" office:value="1.54389881184619" calcext:value-type="float">
            <text:p>1,5438988118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5+-[.A24])" office:value-type="float" office:value="0.00000762939453125" calcext:value-type="float">
            <text:p>0,00000763</text:p>
          </table:table-cell>
          <table:table-cell table:formula="of:=EXP([.B24])" office:value-type="float" office:value="1.00000762942364" calcext:value-type="float">
            <text:p>1,0000076294</text:p>
          </table:table-cell>
          <table:table-cell table:formula="of:=IF(([.B24]+[.E23])&lt;[.$C$31];&quot;sim&quot;;&quot;nao&quot;)" office:value-type="string" office:string-value="sim" calcext:value-type="string">
            <text:p>sim</text:p>
          </table:table-cell>
          <table:table-cell table:formula="of:=IF([.$C$31]&lt;([.E23]+[.B24]);[.E23];([.E23]+[.B24]))" office:value-type="float" office:value="0.434318542480469" calcext:value-type="float">
            <text:p>0,43431854</text:p>
          </table:table-cell>
          <table:table-cell table:formula="of:=IF([.$C$31]&lt;([.E23]+[.B24]);[.F23];([.F23]*[.C24]))" office:value-type="float" office:value="1.54391059090428" calcext:value-type="float">
            <text:p>1,543910590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5+-[.A25])" office:value-type="float" office:value="0.000003814697265625" calcext:value-type="float">
            <text:p>0,00000381</text:p>
          </table:table-cell>
          <table:table-cell table:formula="of:=EXP([.B25])" office:value-type="float" office:value="1.00000381470454" calcext:value-type="float">
            <text:p>1,0000038147</text:p>
          </table:table-cell>
          <table:table-cell table:formula="of:=IF(([.B25]+[.E24])&lt;[.$C$31];&quot;sim&quot;;&quot;nao&quot;)" office:value-type="string" office:string-value="nao" calcext:value-type="string">
            <text:p>nao</text:p>
          </table:table-cell>
          <table:table-cell table:formula="of:=IF([.$C$31]&lt;([.E24]+[.B25]);[.E24];([.E24]+[.B25]))" office:value-type="float" office:value="0.434318542480469" calcext:value-type="float">
            <text:p>0,43431854</text:p>
          </table:table-cell>
          <table:table-cell table:formula="of:=IF([.$C$31]&lt;([.E24]+[.B25]);[.F24];([.F24]*[.C25]))" office:value-type="float" office:value="1.54391059090428" calcext:value-type="float">
            <text:p>1,5439105909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5+-[.A26])" office:value-type="float" office:value="0.0000019073486328125" calcext:value-type="float">
            <text:p>0,00000191</text:p>
          </table:table-cell>
          <table:table-cell table:formula="of:=EXP([.B26])" office:value-type="float" office:value="1.00000190735045" calcext:value-type="float">
            <text:p>1,0000019074</text:p>
          </table:table-cell>
          <table:table-cell table:formula="of:=IF(([.B26]+[.E25])&lt;[.$C$31];&quot;sim&quot;;&quot;nao&quot;)" office:value-type="string" office:string-value="nao" calcext:value-type="string">
            <text:p>nao</text:p>
          </table:table-cell>
          <table:table-cell table:formula="of:=IF([.$C$31]&lt;([.E25]+[.B26]);[.E25];([.E25]+[.B26]))" office:value-type="float" office:value="0.434318542480469" calcext:value-type="float">
            <text:p>0,43431854</text:p>
          </table:table-cell>
          <table:table-cell table:formula="of:=IF([.$C$31]&lt;([.E25]+[.B26]);[.F25];([.F25]*[.C26]))" office:value-type="float" office:value="1.54391059090428" calcext:value-type="float">
            <text:p>1,5439105909</text:p>
          </table:table-cell>
          <table:table-cell table:number-columns-repeated="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table:formula="of:=2^(5+-[.A27])" office:value-type="float" office:value="0.00000095367431640625" calcext:value-type="float">
            <text:p>0,00000095</text:p>
          </table:table-cell>
          <table:table-cell table:style-name="ce12" table:formula="of:=EXP([.B27])" office:value-type="float" office:value="1.00000095367477" calcext:value-type="float">
            <text:p>1,0000009537</text:p>
          </table:table-cell>
          <table:table-cell table:style-name="ce17" table:formula="of:=IF(([.B27]+[.E26])&lt;[.$C$31];&quot;sim&quot;;&quot;nao&quot;)" office:value-type="string" office:string-value="sim" calcext:value-type="string">
            <text:p>sim</text:p>
          </table:table-cell>
          <table:table-cell table:style-name="ce20" table:formula="of:=IF([.$C$31]&lt;([.E26]+[.B27]);[.E26];([.E26]+[.B27]))" office:value-type="float" office:value="0.434319496154785" calcext:value-type="float">
            <text:p>0,43431950</text:p>
          </table:table-cell>
          <table:table-cell table:style-name="ce24" table:formula="of:=IF([.$C$31]&lt;([.E26]+[.B27]);[.F26];([.F26]*[.C27]))" office:value-type="float" office:value="1.54391206329286" calcext:value-type="float">
            <text:p>1,5439120633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4"/>
          <table:table-cell table:style-name="ce9" office:value-type="string" calcext:value-type="string">
            <text:p>x</text:p>
          </table:table-cell>
          <table:table-cell table:style-name="ce13" office:value-type="float" office:value="0.43432" calcext:value-type="float">
            <text:p>0,43432</text:p>
          </table:table-cell>
          <table:table-cell table:style-name="Default" table:number-columns-repeated="3"/>
          <table:table-cell table:number-columns-repeated="7"/>
          <table:table-cell table:style-name="ce4" table:number-columns-spanned="2" table:number-rows-spanned="1"/>
          <table:covered-table-cell/>
        </table:table-row>
        <table:table-row table:style-name="ro1">
          <table:table-cell table:style-name="Default"/>
          <table:table-cell table:style-name="ce9" office:value-type="string" calcext:value-type="string">
            <text:p>exp(x)</text:p>
          </table:table-cell>
          <table:table-cell table:style-name="ce14" table:formula="of:=[.F27]" office:value-type="float" office:value="1.54391206329286" calcext:value-type="float">
            <text:p>1,54391206</text:p>
          </table:table-cell>
          <table:table-cell table:style-name="Default" table:number-columns-repeated="3"/>
          <table:table-cell table:number-columns-repeated="9"/>
        </table:table-row>
      </table:table>
      <table:table table:name="expoenenciacaoComXNegativo" table:style-name="ta1">
        <table:table-column table:style-name="co1" table:default-cell-style-name="ce2"/>
        <table:table-column table:style-name="co3" table:default-cell-style-name="ce7"/>
        <table:table-column table:style-name="co1" table:default-cell-style-name="ce11"/>
        <table:table-column table:style-name="co1" table:default-cell-style-name="ce16"/>
        <table:table-column table:style-name="co1" table:default-cell-style-name="ce19"/>
        <table:table-column table:style-name="co1" table:default-cell-style-name="ce23"/>
        <table:table-row table:style-name="ro1">
          <table:table-cell table:style-name="ce1" office:value-type="string" calcext:value-type="string" table:number-columns-spanned="3" table:number-rows-spanned="1">
            <text:p>Tabela exp(x)</text:p>
          </table:table-cell>
          <table:covered-table-cell table:style-name="ce5"/>
          <table:covered-table-cell table:style-name="ce10"/>
          <table:table-cell table:style-name="ce15" office:value-type="string" calcext:value-type="string" table:number-columns-spanned="3" table:number-rows-spanned="1">
            <text:p>Passos com o calculo de exp(x)</text:p>
          </table:table-cell>
          <table:covered-table-cell table:style-name="ce18"/>
          <table:covered-table-cell table:style-name="ce21"/>
        </table:table-row>
        <table:table-row table:style-name="ro1">
          <table:table-cell office:value-type="string" calcext:value-type="string">
            <text:p>linha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exp(x)</text:p>
          </table:table-cell>
          <table:table-cell office:value-type="string" calcext:value-type="string">
            <text:p>usar linha</text:p>
          </table:table-cell>
          <table:table-cell table:style-name="ce6" office:value-type="string" calcext:value-type="string">
            <text:p>x </text:p>
          </table:table-cell>
          <table:table-cell table:style-name="ce22" office:value-type="string" calcext:value-type="string">
            <text:p>exp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^(5+-[.A3]))" office:value-type="float" office:value="-16" calcext:value-type="float">
            <text:p>-16,00000000</text:p>
          </table:table-cell>
          <table:table-cell table:formula="of:=EXP([.B3])" office:value-type="float" office:value="0.000000112535174719259" calcext:value-type="float">
            <text:p>1,12535174719259E-007</text:p>
          </table:table-cell>
          <table:table-cell table:formula="of:=IF([.B3]&gt;[.$C$31];&quot;sim&quot;;&quot;nao&quot;)" office:value-type="string" office:string-value="nao" calcext:value-type="string">
            <text:p>nao</text:p>
          </table:table-cell>
          <table:table-cell table:style-name="ce7" table:formula="of:=IF([.C31]&gt;[.B3];0;[.B3])" office:value-type="float" office:value="0" calcext:value-type="float">
            <text:p>0,00000000</text:p>
          </table:table-cell>
          <table:table-cell table:style-name="ce22" table:formula="of:=IF([.$C31]&gt;[.B3];1;[.B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(2^(5+-[.A4]))" office:value-type="float" office:value="-8" calcext:value-type="float">
            <text:p>-8,00000000</text:p>
          </table:table-cell>
          <table:table-cell table:formula="of:=EXP([.B4])" office:value-type="float" office:value="0.000335462627902512" calcext:value-type="float">
            <text:p>0,0003354626</text:p>
          </table:table-cell>
          <table:table-cell table:formula="of:=IF(([.B4]+[.E3])&gt;[.$C$31];&quot;sim&quot;;&quot;nao&quot;)" office:value-type="string" office:string-value="nao" calcext:value-type="string">
            <text:p>nao</text:p>
          </table:table-cell>
          <table:table-cell table:formula="of:=IF([.$C$31]&gt;([.E3]+[.B4]);[.E3];([.E3]+[.B4]))" office:value-type="float" office:value="0" calcext:value-type="float">
            <text:p>0,00000000</text:p>
          </table:table-cell>
          <table:table-cell table:formula="of:=IF([.$C$31]&gt;([.E3]+[.B4]);[.F3];([.F3]*[.C4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(2^(5+-[.A5]))" office:value-type="float" office:value="-4" calcext:value-type="float">
            <text:p>-4,00000000</text:p>
          </table:table-cell>
          <table:table-cell table:formula="of:=EXP([.B5])" office:value-type="float" office:value="0.0183156388887342" calcext:value-type="float">
            <text:p>0,0183156389</text:p>
          </table:table-cell>
          <table:table-cell table:formula="of:=IF(([.B5]+[.E4])&gt;[.$C$31];&quot;sim&quot;;&quot;nao&quot;)" office:value-type="string" office:string-value="nao" calcext:value-type="string">
            <text:p>nao</text:p>
          </table:table-cell>
          <table:table-cell table:formula="of:=IF([.$C$31]&gt;([.E4]+[.B5]);[.E4];([.E4]+[.B5]))" office:value-type="float" office:value="0" calcext:value-type="float">
            <text:p>0,00000000</text:p>
          </table:table-cell>
          <table:table-cell table:formula="of:=IF([.$C$31]&gt;([.E4]+[.B5]);[.F4];([.F4]*[.C5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^(5+-[.A6]))" office:value-type="float" office:value="-2" calcext:value-type="float">
            <text:p>-2,00000000</text:p>
          </table:table-cell>
          <table:table-cell table:formula="of:=EXP([.B6])" office:value-type="float" office:value="0.135335283236613" calcext:value-type="float">
            <text:p>0,1353352832</text:p>
          </table:table-cell>
          <table:table-cell table:formula="of:=IF(([.B6]+[.E5])&gt;[.$C$31];&quot;sim&quot;;&quot;nao&quot;)" office:value-type="string" office:string-value="nao" calcext:value-type="string">
            <text:p>nao</text:p>
          </table:table-cell>
          <table:table-cell table:formula="of:=IF([.$C$31]&gt;([.E5]+[.B6]);[.E5];([.E5]+[.B6]))" office:value-type="float" office:value="0" calcext:value-type="float">
            <text:p>0,00000000</text:p>
          </table:table-cell>
          <table:table-cell table:formula="of:=IF([.$C$31]&gt;([.E5]+[.B6]);[.F5];([.F5]*[.C6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^(5+-[.A7]))" office:value-type="float" office:value="-1" calcext:value-type="float">
            <text:p>-1,00000000</text:p>
          </table:table-cell>
          <table:table-cell table:formula="of:=EXP([.B7])" office:value-type="float" office:value="0.367879441171442" calcext:value-type="float">
            <text:p>0,3678794412</text:p>
          </table:table-cell>
          <table:table-cell table:formula="of:=IF(([.B7]+[.E6])&gt;[.$C$31];&quot;sim&quot;;&quot;nao&quot;)" office:value-type="string" office:string-value="nao" calcext:value-type="string">
            <text:p>nao</text:p>
          </table:table-cell>
          <table:table-cell table:formula="of:=IF([.$C$31]&gt;([.E6]+[.B7]);[.E6];([.E6]+[.B7]))" office:value-type="float" office:value="0" calcext:value-type="float">
            <text:p>0,00000000</text:p>
          </table:table-cell>
          <table:table-cell table:formula="of:=IF([.$C$31]&gt;([.E6]+[.B7]);[.F6];([.F6]*[.C7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^(5+-[.A8]))" office:value-type="float" office:value="-0.5" calcext:value-type="float">
            <text:p>-0,50000000</text:p>
          </table:table-cell>
          <table:table-cell table:formula="of:=EXP([.B8])" office:value-type="float" office:value="0.606530659712633" calcext:value-type="float">
            <text:p>0,6065306597</text:p>
          </table:table-cell>
          <table:table-cell table:formula="of:=IF(([.B8]+[.E7])&gt;[.$C$31];&quot;sim&quot;;&quot;nao&quot;)" office:value-type="string" office:string-value="nao" calcext:value-type="string">
            <text:p>nao</text:p>
          </table:table-cell>
          <table:table-cell table:formula="of:=IF([.$C$31]&gt;([.E7]+[.B8]);[.E7];([.E7]+[.B8]))" office:value-type="float" office:value="0" calcext:value-type="float">
            <text:p>0,00000000</text:p>
          </table:table-cell>
          <table:table-cell table:formula="of:=IF([.$C$31]&gt;([.E7]+[.B8]);[.F7];([.F7]*[.C8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^(5+-[.A9]))" office:value-type="float" office:value="-0.25" calcext:value-type="float">
            <text:p>-0,25000000</text:p>
          </table:table-cell>
          <table:table-cell table:formula="of:=EXP([.B9])" office:value-type="float" office:value="0.778800783071405" calcext:value-type="float">
            <text:p>0,7788007831</text:p>
          </table:table-cell>
          <table:table-cell table:formula="of:=IF(([.B9]+[.E8])&gt;[.$C$31];&quot;sim&quot;;&quot;nao&quot;)" office:value-type="string" office:string-value="sim" calcext:value-type="string">
            <text:p>sim</text:p>
          </table:table-cell>
          <table:table-cell table:formula="of:=IF([.$C$31]&gt;([.E8]+[.B9]);[.E8];([.E8]+[.B9]))" office:value-type="float" office:value="-0.25" calcext:value-type="float">
            <text:p>-0,25000000</text:p>
          </table:table-cell>
          <table:table-cell table:formula="of:=IF([.$C$31]&gt;([.E8]+[.B9]);[.F8];([.F8]*[.C9]))" office:value-type="float" office:value="0.778800783071405" calcext:value-type="float">
            <text:p>0,7788007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(2^(5+-[.A10]))" office:value-type="float" office:value="-0.125" calcext:value-type="float">
            <text:p>-0,12500000</text:p>
          </table:table-cell>
          <table:table-cell table:formula="of:=EXP([.B10])" office:value-type="float" office:value="0.882496902584595" calcext:value-type="float">
            <text:p>0,8824969026</text:p>
          </table:table-cell>
          <table:table-cell table:formula="of:=IF(([.B10]+[.E9])&gt;[.$C$31];&quot;sim&quot;;&quot;nao&quot;)" office:value-type="string" office:string-value="sim" calcext:value-type="string">
            <text:p>sim</text:p>
          </table:table-cell>
          <table:table-cell table:formula="of:=IF([.$C$31]&gt;([.E9]+[.B10]);[.E9];([.E9]+[.B10]))" office:value-type="float" office:value="-0.375" calcext:value-type="float">
            <text:p>-0,37500000</text:p>
          </table:table-cell>
          <table:table-cell table:formula="of:=IF([.$C$31]&gt;([.E9]+[.B10]);[.F9];([.F9]*[.C10]))" office:value-type="float" office:value="0.687289278790972" calcext:value-type="float">
            <text:p>0,6872892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(2^(5+-[.A11]))" office:value-type="float" office:value="-0.0625" calcext:value-type="float">
            <text:p>-0,06250000</text:p>
          </table:table-cell>
          <table:table-cell table:formula="of:=EXP([.B11])" office:value-type="float" office:value="0.939413062813476" calcext:value-type="float">
            <text:p>0,9394130628</text:p>
          </table:table-cell>
          <table:table-cell table:formula="of:=IF(([.B11]+[.E10])&gt;[.$C$31];&quot;sim&quot;;&quot;nao&quot;)" office:value-type="string" office:string-value="nao" calcext:value-type="string">
            <text:p>nao</text:p>
          </table:table-cell>
          <table:table-cell table:formula="of:=IF([.$C$31]&gt;([.E10]+[.B11]);[.E10];([.E10]+[.B11]))" office:value-type="float" office:value="-0.375" calcext:value-type="float">
            <text:p>-0,37500000</text:p>
          </table:table-cell>
          <table:table-cell table:formula="of:=IF([.$C$31]&gt;([.E10]+[.B11]);[.F10];([.F10]*[.C11]))" office:value-type="float" office:value="0.687289278790972" calcext:value-type="float">
            <text:p>0,6872892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(2^(5+-[.A12]))" office:value-type="float" office:value="-0.03125" calcext:value-type="float">
            <text:p>-0,03125000</text:p>
          </table:table-cell>
          <table:table-cell table:formula="of:=EXP([.B12])" office:value-type="float" office:value="0.969233234476344" calcext:value-type="float">
            <text:p>0,9692332345</text:p>
          </table:table-cell>
          <table:table-cell table:formula="of:=IF(([.B12]+[.E11])&gt;[.$C$31];&quot;sim&quot;;&quot;nao&quot;)" office:value-type="string" office:string-value="sim" calcext:value-type="string">
            <text:p>sim</text:p>
          </table:table-cell>
          <table:table-cell table:formula="of:=IF([.$C$31]&gt;([.E11]+[.B12]);[.E11];([.E11]+[.B12]))" office:value-type="float" office:value="-0.40625" calcext:value-type="float">
            <text:p>-0,40625000</text:p>
          </table:table-cell>
          <table:table-cell table:formula="of:=IF([.$C$31]&gt;([.E11]+[.B12]);[.F11];([.F11]*[.C12]))" office:value-type="float" office:value="0.666143610703488" calcext:value-type="float">
            <text:p>0,6661436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(2^(5+-[.A13]))" office:value-type="float" office:value="-0.015625" calcext:value-type="float">
            <text:p>-0,01562500</text:p>
          </table:table-cell>
          <table:table-cell table:formula="of:=EXP([.B13])" office:value-type="float" office:value="0.984496437005408" calcext:value-type="float">
            <text:p>0,984496437</text:p>
          </table:table-cell>
          <table:table-cell table:formula="of:=IF(([.B13]+[.E12])&gt;[.$C$31];&quot;sim&quot;;&quot;nao&quot;)" office:value-type="string" office:string-value="sim" calcext:value-type="string">
            <text:p>sim</text:p>
          </table:table-cell>
          <table:table-cell table:formula="of:=IF([.$C$31]&gt;([.E12]+[.B13]);[.E12];([.E12]+[.B13]))" office:value-type="float" office:value="-0.421875" calcext:value-type="float">
            <text:p>-0,42187500</text:p>
          </table:table-cell>
          <table:table-cell table:formula="of:=IF([.$C$31]&gt;([.E12]+[.B13]);[.F12];([.F12]*[.C13]))" office:value-type="float" office:value="0.655816011271502" calcext:value-type="float">
            <text:p>0,6558160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(2^(5+-[.A14]))" office:value-type="float" office:value="-0.0078125" calcext:value-type="float">
            <text:p>-0,00781250</text:p>
          </table:table-cell>
          <table:table-cell table:formula="of:=EXP([.B14])" office:value-type="float" office:value="0.992217938260244" calcext:value-type="float">
            <text:p>0,9922179383</text:p>
          </table:table-cell>
          <table:table-cell table:formula="of:=IF(([.B14]+[.E13])&gt;[.$C$31];&quot;sim&quot;;&quot;nao&quot;)" office:value-type="string" office:string-value="sim" calcext:value-type="string">
            <text:p>sim</text:p>
          </table:table-cell>
          <table:table-cell table:formula="of:=IF([.$C$31]&gt;([.E13]+[.B14]);[.E13];([.E13]+[.B14]))" office:value-type="float" office:value="-0.4296875" calcext:value-type="float">
            <text:p>-0,42968750</text:p>
          </table:table-cell>
          <table:table-cell table:formula="of:=IF([.$C$31]&gt;([.E13]+[.B14]);[.F13];([.F13]*[.C14]))" office:value-type="float" office:value="0.650712410581866" calcext:value-type="float">
            <text:p>0,6507124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(2^(5+-[.A15]))" office:value-type="float" office:value="-0.00390625" calcext:value-type="float">
            <text:p>-0,00390625</text:p>
          </table:table-cell>
          <table:table-cell table:formula="of:=EXP([.B15])" office:value-type="float" office:value="0.996101369470117" calcext:value-type="float">
            <text:p>0,9961013695</text:p>
          </table:table-cell>
          <table:table-cell table:formula="of:=IF(([.B15]+[.E14])&gt;[.$C$31];&quot;sim&quot;;&quot;nao&quot;)" office:value-type="string" office:string-value="sim" calcext:value-type="string">
            <text:p>sim</text:p>
          </table:table-cell>
          <table:table-cell table:formula="of:=IF([.$C$31]&gt;([.E14]+[.B15]);[.E14];([.E14]+[.B15]))" office:value-type="float" office:value="-0.43359375" calcext:value-type="float">
            <text:p>-0,43359375</text:p>
          </table:table-cell>
          <table:table-cell table:formula="of:=IF([.$C$31]&gt;([.E14]+[.B15]);[.F14];([.F14]*[.C15]))" office:value-type="float" office:value="0.648175523311798" calcext:value-type="float">
            <text:p>0,6481755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(2^(5+-[.A16]))" office:value-type="float" office:value="-0.001953125" calcext:value-type="float">
            <text:p>-0,00195313</text:p>
          </table:table-cell>
          <table:table-cell table:formula="of:=EXP([.B16])" office:value-type="float" office:value="0.998048781107475" calcext:value-type="float">
            <text:p>0,9980487811</text:p>
          </table:table-cell>
          <table:table-cell table:formula="of:=IF(([.B16]+[.E15])&gt;[.$C$31];&quot;sim&quot;;&quot;nao&quot;)" office:value-type="string" office:string-value="nao" calcext:value-type="string">
            <text:p>nao</text:p>
          </table:table-cell>
          <table:table-cell table:formula="of:=IF([.$C$31]&gt;([.E15]+[.B16]);[.E15];([.E15]+[.B16]))" office:value-type="float" office:value="-0.43359375" calcext:value-type="float">
            <text:p>-0,43359375</text:p>
          </table:table-cell>
          <table:table-cell table:formula="of:=IF([.$C$31]&gt;([.E15]+[.B16]);[.F15];([.F15]*[.C16]))" office:value-type="float" office:value="0.648175523311798" calcext:value-type="float">
            <text:p>0,64817552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(2^(5+-[.A17]))" office:value-type="float" office:value="-0.0009765625" calcext:value-type="float">
            <text:p>-0,00097656</text:p>
          </table:table-cell>
          <table:table-cell table:formula="of:=EXP([.B17])" office:value-type="float" office:value="0.999023914181976" calcext:value-type="float">
            <text:p>0,9990239142</text:p>
          </table:table-cell>
          <table:table-cell table:formula="of:=IF(([.B17]+[.E16])&gt;[.$C$31];&quot;sim&quot;;&quot;nao&quot;)" office:value-type="string" office:string-value="nao" calcext:value-type="string">
            <text:p>nao</text:p>
          </table:table-cell>
          <table:table-cell table:formula="of:=IF([.$C$31]&gt;([.E16]+[.B17]);[.E16];([.E16]+[.B17]))" office:value-type="float" office:value="-0.43359375" calcext:value-type="float">
            <text:p>-0,43359375</text:p>
          </table:table-cell>
          <table:table-cell table:formula="of:=IF([.$C$31]&gt;([.E16]+[.B17]);[.F16];([.F16]*[.C17]))" office:value-type="float" office:value="0.648175523311798" calcext:value-type="float">
            <text:p>0,6481755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(2^(5+-[.A18]))" office:value-type="float" office:value="-0.00048828125" calcext:value-type="float">
            <text:p>-0,00048828</text:p>
          </table:table-cell>
          <table:table-cell table:formula="of:=EXP([.B18])" office:value-type="float" office:value="0.999511837939889" calcext:value-type="float">
            <text:p>0,9995118379</text:p>
          </table:table-cell>
          <table:table-cell table:formula="of:=IF(([.B18]+[.E17])&gt;[.$C$31];&quot;sim&quot;;&quot;nao&quot;)" office:value-type="string" office:string-value="sim" calcext:value-type="string">
            <text:p>sim</text:p>
          </table:table-cell>
          <table:table-cell table:formula="of:=IF([.$C$31]&gt;([.E17]+[.B18]);[.E17];([.E17]+[.B18]))" office:value-type="float" office:value="-0.43408203125" calcext:value-type="float">
            <text:p>-0,43408203</text:p>
          </table:table-cell>
          <table:table-cell table:formula="of:=IF([.$C$31]&gt;([.E17]+[.B18]);[.F17];([.F17]*[.C18]))" office:value-type="float" office:value="0.647859108613025" calcext:value-type="float">
            <text:p>0,64785910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(2^(5+-[.A19]))" office:value-type="float" office:value="-0.000244140625" calcext:value-type="float">
            <text:p>-0,00024414</text:p>
          </table:table-cell>
          <table:table-cell table:formula="of:=EXP([.B19])" office:value-type="float" office:value="0.999755889174897" calcext:value-type="float">
            <text:p>0,9997558892</text:p>
          </table:table-cell>
          <table:table-cell table:formula="of:=IF(([.B19]+[.E18])&gt;[.$C$31];&quot;sim&quot;;&quot;nao&quot;)" office:value-type="string" office:string-value="nao" calcext:value-type="string">
            <text:p>nao</text:p>
          </table:table-cell>
          <table:table-cell table:formula="of:=IF([.$C$31]&gt;([.E18]+[.B19]);[.E18];([.E18]+[.B19]))" office:value-type="float" office:value="-0.43408203125" calcext:value-type="float">
            <text:p>-0,43408203</text:p>
          </table:table-cell>
          <table:table-cell table:formula="of:=IF([.$C$31]&gt;([.E18]+[.B19]);[.F18];([.F18]*[.C19]))" office:value-type="float" office:value="0.647859108613025" calcext:value-type="float">
            <text:p>0,64785910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(2^(5+-[.A20]))" office:value-type="float" office:value="-0.0001220703125" calcext:value-type="float">
            <text:p>-0,00012207</text:p>
          </table:table-cell>
          <table:table-cell table:formula="of:=EXP([.B20])" office:value-type="float" office:value="0.999877937137777" calcext:value-type="float">
            <text:p>0,9998779371</text:p>
          </table:table-cell>
          <table:table-cell table:formula="of:=IF(([.B20]+[.E19])&gt;[.$C$31];&quot;sim&quot;;&quot;nao&quot;)" office:value-type="string" office:string-value="sim" calcext:value-type="string">
            <text:p>sim</text:p>
          </table:table-cell>
          <table:table-cell table:formula="of:=IF([.$C$31]&gt;([.E19]+[.B20]);[.E19];([.E19]+[.B20]))" office:value-type="float" office:value="-0.4342041015625" calcext:value-type="float">
            <text:p>-0,43420410</text:p>
          </table:table-cell>
          <table:table-cell table:formula="of:=IF([.$C$31]&gt;([.E19]+[.B20]);[.F19];([.F19]*[.C20]))" office:value-type="float" office:value="0.647780029075911" calcext:value-type="float">
            <text:p>0,64778002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(2^(5+-[.A21]))" office:value-type="float" office:value="-0.00006103515625" calcext:value-type="float">
            <text:p>-0,00006104</text:p>
          </table:table-cell>
          <table:table-cell table:formula="of:=EXP([.B21])" office:value-type="float" office:value="0.999938966706357" calcext:value-type="float">
            <text:p>0,9999389667</text:p>
          </table:table-cell>
          <table:table-cell table:formula="of:=IF(([.B21]+[.E20])&gt;[.$C$31];&quot;sim&quot;;&quot;nao&quot;)" office:value-type="string" office:string-value="sim" calcext:value-type="string">
            <text:p>sim</text:p>
          </table:table-cell>
          <table:table-cell table:formula="of:=IF([.$C$31]&gt;([.E20]+[.B21]);[.E20];([.E20]+[.B21]))" office:value-type="float" office:value="-0.43426513671875" calcext:value-type="float">
            <text:p>-0,43426514</text:p>
          </table:table-cell>
          <table:table-cell table:formula="of:=IF([.$C$31]&gt;([.E20]+[.B21]);[.F20];([.F20]*[.C21]))" office:value-type="float" office:value="0.64774049292718" calcext:value-type="float">
            <text:p>0,6477404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(2^(5+-[.A22]))" office:value-type="float" office:value="-0.000030517578125" calcext:value-type="float">
            <text:p>-0,00003052</text:p>
          </table:table-cell>
          <table:table-cell table:formula="of:=EXP([.B22])" office:value-type="float" office:value="0.999969482887532" calcext:value-type="float">
            <text:p>0,9999694829</text:p>
          </table:table-cell>
          <table:table-cell table:formula="of:=IF(([.B22]+[.E21])&gt;[.$C$31];&quot;sim&quot;;&quot;nao&quot;)" office:value-type="string" office:string-value="sim" calcext:value-type="string">
            <text:p>sim</text:p>
          </table:table-cell>
          <table:table-cell table:formula="of:=IF([.$C$31]&gt;([.E21]+[.B22]);[.E21];([.E21]+[.B22]))" office:value-type="float" office:value="-0.434295654296875" calcext:value-type="float">
            <text:p>-0,43429565</text:p>
          </table:table-cell>
          <table:table-cell table:formula="of:=IF([.$C$31]&gt;([.E21]+[.B22]);[.F21];([.F21]*[.C22]))" office:value-type="float" office:value="0.647720725757707" calcext:value-type="float">
            <text:p>0,64772072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(2^(5+-[.A23]))" office:value-type="float" office:value="-0.0000152587890625" calcext:value-type="float">
            <text:p>-0,00001526</text:p>
          </table:table-cell>
          <table:table-cell table:formula="of:=EXP([.B23])" office:value-type="float" office:value="0.999984741327352" calcext:value-type="float">
            <text:p>0,9999847413</text:p>
          </table:table-cell>
          <table:table-cell table:formula="of:=IF(([.B23]+[.E22])&gt;[.$C$31];&quot;sim&quot;;&quot;nao&quot;)" office:value-type="string" office:string-value="sim" calcext:value-type="string">
            <text:p>sim</text:p>
          </table:table-cell>
          <table:table-cell table:formula="of:=IF([.$C$31]&gt;([.E22]+[.B23]);[.E22];([.E22]+[.B23]))" office:value-type="float" office:value="-0.434310913085938" calcext:value-type="float">
            <text:p>-0,43431091</text:p>
          </table:table-cell>
          <table:table-cell table:formula="of:=IF([.$C$31]&gt;([.E22]+[.B23]);[.F22];([.F22]*[.C23]))" office:value-type="float" office:value="0.647710842399186" calcext:value-type="float">
            <text:p>0,6477108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(2^(5+-[.A24]))" office:value-type="float" office:value="-0.00000762939453125" calcext:value-type="float">
            <text:p>-0,00000763</text:p>
          </table:table-cell>
          <table:table-cell table:formula="of:=EXP([.B24])" office:value-type="float" office:value="0.999992370634572" calcext:value-type="float">
            <text:p>0,9999923706</text:p>
          </table:table-cell>
          <table:table-cell table:formula="of:=IF(([.B24]+[.E23])&gt;[.$C$31];&quot;sim&quot;;&quot;nao&quot;)" office:value-type="string" office:string-value="sim" calcext:value-type="string">
            <text:p>sim</text:p>
          </table:table-cell>
          <table:table-cell table:formula="of:=IF([.$C$31]&gt;([.E23]+[.B24]);[.E23];([.E23]+[.B24]))" office:value-type="float" office:value="-0.434318542480469" calcext:value-type="float">
            <text:p>-0,43431854</text:p>
          </table:table-cell>
          <table:table-cell table:formula="of:=IF([.$C$31]&gt;([.E23]+[.B24]);[.F23];([.F23]*[.C24]))" office:value-type="float" office:value="0.647705900776478" calcext:value-type="float">
            <text:p>0,6477059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(2^(5+-[.A25]))" office:value-type="float" office:value="-0.000003814697265625" calcext:value-type="float">
            <text:p>-0,00000381</text:p>
          </table:table-cell>
          <table:table-cell table:formula="of:=EXP([.B25])" office:value-type="float" office:value="0.99999618531001" calcext:value-type="float">
            <text:p>0,9999961853</text:p>
          </table:table-cell>
          <table:table-cell table:formula="of:=IF(([.B25]+[.E24])&gt;[.$C$31];&quot;sim&quot;;&quot;nao&quot;)" office:value-type="string" office:string-value="nao" calcext:value-type="string">
            <text:p>nao</text:p>
          </table:table-cell>
          <table:table-cell table:formula="of:=IF([.$C$31]&gt;([.E24]+[.B25]);[.E24];([.E24]+[.B25]))" office:value-type="float" office:value="-0.434318542480469" calcext:value-type="float">
            <text:p>-0,43431854</text:p>
          </table:table-cell>
          <table:table-cell table:formula="of:=IF([.$C$31]&gt;([.E24]+[.B25]);[.F24];([.F24]*[.C25]))" office:value-type="float" office:value="0.647705900776478" calcext:value-type="float">
            <text:p>0,6477059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(2^(5+-[.A26]))" office:value-type="float" office:value="-0.0000019073486328125" calcext:value-type="float">
            <text:p>-0,00000191</text:p>
          </table:table-cell>
          <table:table-cell table:formula="of:=EXP([.B26])" office:value-type="float" office:value="0.999998092653186" calcext:value-type="float">
            <text:p>0,9999980927</text:p>
          </table:table-cell>
          <table:table-cell table:formula="of:=IF(([.B26]+[.E25])&gt;[.$C$31];&quot;sim&quot;;&quot;nao&quot;)" office:value-type="string" office:string-value="nao" calcext:value-type="string">
            <text:p>nao</text:p>
          </table:table-cell>
          <table:table-cell table:formula="of:=IF([.$C$31]&gt;([.E25]+[.B26]);[.E25];([.E25]+[.B26]))" office:value-type="float" office:value="-0.434318542480469" calcext:value-type="float">
            <text:p>-0,43431854</text:p>
          </table:table-cell>
          <table:table-cell table:formula="of:=IF([.$C$31]&gt;([.E25]+[.B26]);[.F25];([.F25]*[.C26]))" office:value-type="float" office:value="0.647705900776478" calcext:value-type="float">
            <text:p>0,6477059008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table:formula="of:=-(2^(5+-[.A27]))" office:value-type="float" office:value="-0.00000095367431640625" calcext:value-type="float">
            <text:p>-0,00000095</text:p>
          </table:table-cell>
          <table:table-cell table:style-name="ce12" table:formula="of:=EXP([.B27])" office:value-type="float" office:value="0.999999046326138" calcext:value-type="float">
            <text:p>0,9999990463</text:p>
          </table:table-cell>
          <table:table-cell table:style-name="ce17" table:formula="of:=IF(([.B27]+[.E26])&gt;[.$C$31];&quot;sim&quot;;&quot;nao&quot;)" office:value-type="string" office:string-value="sim" calcext:value-type="string">
            <text:p>sim</text:p>
          </table:table-cell>
          <table:table-cell table:style-name="ce20" table:formula="of:=IF([.$C$31]&gt;([.E26]+[.B27]);[.E26];([.E26]+[.B27]))" office:value-type="float" office:value="-0.434319496154785" calcext:value-type="float">
            <text:p>-0,43431950</text:p>
          </table:table-cell>
          <table:table-cell table:style-name="ce24" table:formula="of:=IF([.$C$31]&gt;([.E26]+[.B27]);[.F26];([.F26]*[.C27]))" office:value-type="float" office:value="0.64770528307629" calcext:value-type="float">
            <text:p>0,6477052831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4"/>
          <table:table-cell table:style-name="ce9" office:value-type="string" calcext:value-type="string">
            <text:p>x</text:p>
          </table:table-cell>
          <table:table-cell table:style-name="ce13" office:value-type="float" office:value="-0.43432" calcext:value-type="float">
            <text:p>-0,43432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9" office:value-type="string" calcext:value-type="string">
            <text:p>exp(x)</text:p>
          </table:table-cell>
          <table:table-cell table:style-name="ce14" table:formula="of:=[.F27]" office:value-type="float" office:value="0.64770528307629" calcext:value-type="float">
            <text:p>0,64770528</text:p>
          </table:table-cell>
          <table:table-cell table:style-name="Default" table:number-columns-repeated="3"/>
        </table:table-row>
      </table:table>
      <table:table table:name="logaritmoMaiorQue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11"/>
        <table:table-column table:style-name="co1" table:default-cell-style-name="ce16"/>
        <table:table-column table:style-name="co1" table:default-cell-style-name="ce19"/>
        <table:table-column table:style-name="co1" table:default-cell-style-name="ce23"/>
        <table:table-row table:style-name="ro1">
          <table:table-cell table:style-name="ce1" office:value-type="string" calcext:value-type="string" table:number-columns-spanned="3" table:number-rows-spanned="1">
            <text:p>Tabela exp(x)</text:p>
          </table:table-cell>
          <table:covered-table-cell table:style-name="ce5"/>
          <table:covered-table-cell table:style-name="ce10"/>
          <table:table-cell table:style-name="ce15" office:value-type="string" calcext:value-type="string" table:number-columns-spanned="3" table:number-rows-spanned="1">
            <text:p>Passos com o calculo de ln(x)</text:p>
          </table:table-cell>
          <table:covered-table-cell table:style-name="ce18"/>
          <table:covered-table-cell table:style-name="ce21"/>
        </table:table-row>
        <table:table-row table:style-name="ro1">
          <table:table-cell office:value-type="string" calcext:value-type="string">
            <text:p>linha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exp(x)</text:p>
          </table:table-cell>
          <table:table-cell office:value-type="string" calcext:value-type="string">
            <text:p>usar linha</text:p>
          </table:table-cell>
          <table:table-cell table:style-name="ce6" office:value-type="string" calcext:value-type="string">
            <text:p>x</text:p>
          </table:table-cell>
          <table:table-cell table:style-name="ce22" office:value-type="string" calcext:value-type="string">
            <text:p>ln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5+-[.A3])" office:value-type="float" office:value="16" calcext:value-type="float">
            <text:p>16,00000000</text:p>
          </table:table-cell>
          <table:table-cell table:formula="of:=EXP([.B3])" office:value-type="float" office:value="8886110.52050787" calcext:value-type="float">
            <text:p>8886110,52050787</text:p>
          </table:table-cell>
          <table:table-cell table:formula="of:=IF([.$C$31]&lt;[.C3];&quot;nao&quot;;&quot;sim&quot;)" office:value-type="string" office:string-value="nao" calcext:value-type="string">
            <text:p>nao</text:p>
          </table:table-cell>
          <table:table-cell table:style-name="ce7" table:formula="of:=IF([.$C$31]&lt;[.C3];1;[.C3])" office:value-type="float" office:value="1" calcext:value-type="float">
            <text:p>1,00000000</text:p>
          </table:table-cell>
          <table:table-cell table:style-name="ce22" table:formula="of:=IF([.$C$31]&lt;[.C3];0;[.B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5+-[.A4])" office:value-type="float" office:value="8" calcext:value-type="float">
            <text:p>8,00000000</text:p>
          </table:table-cell>
          <table:table-cell table:formula="of:=EXP([.B4])" office:value-type="float" office:value="2980.95798704173" calcext:value-type="float">
            <text:p>2980,9579870417</text:p>
          </table:table-cell>
          <table:table-cell table:formula="of:=IF([.$C$31]&lt;([.E3]*[.C4]);&quot;nao&quot;;&quot;sim&quot;)" office:value-type="string" office:string-value="nao" calcext:value-type="string">
            <text:p>nao</text:p>
          </table:table-cell>
          <table:table-cell table:formula="of:=IF([.$C$31]&lt;([.E3]*[.C4]);[.E3];([.E3]*[.C4]))" office:value-type="float" office:value="1" calcext:value-type="float">
            <text:p>1,00000000</text:p>
          </table:table-cell>
          <table:table-cell table:formula="of:=IF([.$C$31]&lt;([.E3]*[.C4]);[.F3];([.F3]+[.B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5+-[.A5])" office:value-type="float" office:value="4" calcext:value-type="float">
            <text:p>4,00000000</text:p>
          </table:table-cell>
          <table:table-cell table:formula="of:=EXP([.B5])" office:value-type="float" office:value="54.5981500331442" calcext:value-type="float">
            <text:p>54,5981500331</text:p>
          </table:table-cell>
          <table:table-cell table:formula="of:=IF([.$C$31]&lt;([.E4]*[.C5]);&quot;nao&quot;;&quot;sim&quot;)" office:value-type="string" office:string-value="nao" calcext:value-type="string">
            <text:p>nao</text:p>
          </table:table-cell>
          <table:table-cell table:formula="of:=IF([.$C$31]&lt;([.E4]*[.C5]);[.E4];([.E4]*[.C5]))" office:value-type="float" office:value="1" calcext:value-type="float">
            <text:p>1,00000000</text:p>
          </table:table-cell>
          <table:table-cell table:formula="of:=IF([.$C$31]&lt;([.E4]*[.C5]);[.F4];([.F4]+[.B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5+-[.A6])" office:value-type="float" office:value="2" calcext:value-type="float">
            <text:p>2,00000000</text:p>
          </table:table-cell>
          <table:table-cell table:formula="of:=EXP([.B6])" office:value-type="float" office:value="7.38905609893065" calcext:value-type="float">
            <text:p>7,3890560989</text:p>
          </table:table-cell>
          <table:table-cell table:formula="of:=IF([.$C$31]&lt;([.E5]*[.C6]);&quot;nao&quot;;&quot;sim&quot;)" office:value-type="string" office:string-value="sim" calcext:value-type="string">
            <text:p>sim</text:p>
          </table:table-cell>
          <table:table-cell table:formula="of:=IF([.$C$31]&lt;([.E5]*[.C6]);[.E5];([.E5]*[.C6]))" office:value-type="float" office:value="7.38905609893065" calcext:value-type="float">
            <text:p>7,38905610</text:p>
          </table:table-cell>
          <table:table-cell table:formula="of:=IF([.$C$31]&lt;([.E5]*[.C6]);[.F5];([.F5]+[.B6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5+-[.A7])" office:value-type="float" office:value="1" calcext:value-type="float">
            <text:p>1,00000000</text:p>
          </table:table-cell>
          <table:table-cell table:formula="of:=EXP([.B7])" office:value-type="float" office:value="2.71828182845904" calcext:value-type="float">
            <text:p>2,7182818285</text:p>
          </table:table-cell>
          <table:table-cell table:formula="of:=IF([.$C$31]&lt;([.E6]*[.C7]);&quot;nao&quot;;&quot;sim&quot;)" office:value-type="string" office:string-value="nao" calcext:value-type="string">
            <text:p>nao</text:p>
          </table:table-cell>
          <table:table-cell table:formula="of:=IF([.$C$31]&lt;([.E6]*[.C7]);[.E6];([.E6]*[.C7]))" office:value-type="float" office:value="7.38905609893065" calcext:value-type="float">
            <text:p>7,38905610</text:p>
          </table:table-cell>
          <table:table-cell table:formula="of:=IF([.$C$31]&lt;([.E6]*[.C7]);[.F6];([.F6]+[.B7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5+-[.A8])" office:value-type="float" office:value="0.5" calcext:value-type="float">
            <text:p>0,50000000</text:p>
          </table:table-cell>
          <table:table-cell table:formula="of:=EXP([.B8])" office:value-type="float" office:value="1.64872127070013" calcext:value-type="float">
            <text:p>1,6487212707</text:p>
          </table:table-cell>
          <table:table-cell table:formula="of:=IF([.$C$31]&lt;([.E7]*[.C8]);&quot;nao&quot;;&quot;sim&quot;)" office:value-type="string" office:string-value="nao" calcext:value-type="string">
            <text:p>nao</text:p>
          </table:table-cell>
          <table:table-cell table:formula="of:=IF([.$C$31]&lt;([.E7]*[.C8]);[.E7];([.E7]*[.C8]))" office:value-type="float" office:value="7.38905609893065" calcext:value-type="float">
            <text:p>7,38905610</text:p>
          </table:table-cell>
          <table:table-cell table:formula="of:=IF([.$C$31]&lt;([.E7]*[.C8]);[.F7];([.F7]+[.B8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5+-[.A9])" office:value-type="float" office:value="0.25" calcext:value-type="float">
            <text:p>0,25000000</text:p>
          </table:table-cell>
          <table:table-cell table:formula="of:=EXP([.B9])" office:value-type="float" office:value="1.28402541668774" calcext:value-type="float">
            <text:p>1,2840254167</text:p>
          </table:table-cell>
          <table:table-cell table:formula="of:=IF([.$C$31]&lt;([.E8]*[.C9]);&quot;nao&quot;;&quot;sim&quot;)" office:value-type="string" office:string-value="nao" calcext:value-type="string">
            <text:p>nao</text:p>
          </table:table-cell>
          <table:table-cell table:formula="of:=IF([.$C$31]&lt;([.E8]*[.C9]);[.E8];([.E8]*[.C9]))" office:value-type="float" office:value="7.38905609893065" calcext:value-type="float">
            <text:p>7,38905610</text:p>
          </table:table-cell>
          <table:table-cell table:formula="of:=IF([.$C$31]&lt;([.E8]*[.C9]);[.F8];([.F8]+[.B9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5+-[.A10])" office:value-type="float" office:value="0.125" calcext:value-type="float">
            <text:p>0,12500000</text:p>
          </table:table-cell>
          <table:table-cell table:formula="of:=EXP([.B10])" office:value-type="float" office:value="1.13314845306683" calcext:value-type="float">
            <text:p>1,1331484531</text:p>
          </table:table-cell>
          <table:table-cell table:formula="of:=IF([.$C$31]&lt;([.E9]*[.C10]);&quot;nao&quot;;&quot;sim&quot;)" office:value-type="string" office:string-value="sim" calcext:value-type="string">
            <text:p>sim</text:p>
          </table:table-cell>
          <table:table-cell table:formula="of:=IF([.$C$31]&lt;([.E9]*[.C10]);[.E9];([.E9]*[.C10]))" office:value-type="float" office:value="8.37289748812727" calcext:value-type="float">
            <text:p>8,37289749</text:p>
          </table:table-cell>
          <table:table-cell table:formula="of:=IF([.$C$31]&lt;([.E9]*[.C10]);[.F9];([.F9]+[.B10]))" office:value-type="float" office:value="2.125" calcext:value-type="float">
            <text:p>2,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5+-[.A11])" office:value-type="float" office:value="0.0625" calcext:value-type="float">
            <text:p>0,06250000</text:p>
          </table:table-cell>
          <table:table-cell table:formula="of:=EXP([.B11])" office:value-type="float" office:value="1.06449445891786" calcext:value-type="float">
            <text:p>1,0644944589</text:p>
          </table:table-cell>
          <table:table-cell table:formula="of:=IF([.$C$31]&lt;([.E10]*[.C11]);&quot;nao&quot;;&quot;sim&quot;)" office:value-type="string" office:string-value="sim" calcext:value-type="string">
            <text:p>sim</text:p>
          </table:table-cell>
          <table:table-cell table:formula="of:=IF([.$C$31]&lt;([.E10]*[.C11]);[.E10];([.E10]*[.C11]))" office:value-type="float" office:value="8.91290298119874" calcext:value-type="float">
            <text:p>8,91290298</text:p>
          </table:table-cell>
          <table:table-cell table:formula="of:=IF([.$C$31]&lt;([.E10]*[.C11]);[.F10];([.F10]+[.B11]))" office:value-type="float" office:value="2.1875" calcext:value-type="float">
            <text:p>2,1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5+-[.A12])" office:value-type="float" office:value="0.03125" calcext:value-type="float">
            <text:p>0,03125000</text:p>
          </table:table-cell>
          <table:table-cell table:formula="of:=EXP([.B12])" office:value-type="float" office:value="1.0317434074991" calcext:value-type="float">
            <text:p>1,0317434075</text:p>
          </table:table-cell>
          <table:table-cell table:formula="of:=IF([.$C$31]&lt;([.E11]*[.C12]);&quot;nao&quot;;&quot;sim&quot;)" office:value-type="string" office:string-value="sim" calcext:value-type="string">
            <text:p>sim</text:p>
          </table:table-cell>
          <table:table-cell table:formula="of:=IF([.$C$31]&lt;([.E11]*[.C12]);[.E11];([.E11]*[.C12]))" office:value-type="float" office:value="9.19582889253089" calcext:value-type="float">
            <text:p>9,19582889</text:p>
          </table:table-cell>
          <table:table-cell table:formula="of:=IF([.$C$31]&lt;([.E11]*[.C12]);[.F11];([.F11]+[.B12]))" office:value-type="float" office:value="2.21875" calcext:value-type="float">
            <text:p>2,21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5+-[.A13])" office:value-type="float" office:value="0.015625" calcext:value-type="float">
            <text:p>0,01562500</text:p>
          </table:table-cell>
          <table:table-cell table:formula="of:=EXP([.B13])" office:value-type="float" office:value="1.01574770858669" calcext:value-type="float">
            <text:p>1,0157477086</text:p>
          </table:table-cell>
          <table:table-cell table:formula="of:=IF([.$C$31]&lt;([.E12]*[.C13]);&quot;nao&quot;;&quot;sim&quot;)" office:value-type="string" office:string-value="sim" calcext:value-type="string">
            <text:p>sim</text:p>
          </table:table-cell>
          <table:table-cell table:formula="of:=IF([.$C$31]&lt;([.E12]*[.C13]);[.E12];([.E12]*[.C13]))" office:value-type="float" office:value="9.3406421261435" calcext:value-type="float">
            <text:p>9,34064213</text:p>
          </table:table-cell>
          <table:table-cell table:formula="of:=IF([.$C$31]&lt;([.E12]*[.C13]);[.F12];([.F12]+[.B13]))" office:value-type="float" office:value="2.234375" calcext:value-type="float">
            <text:p>2,234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5+-[.A14])" office:value-type="float" office:value="0.0078125" calcext:value-type="float">
            <text:p>0,00781250</text:p>
          </table:table-cell>
          <table:table-cell table:formula="of:=EXP([.B14])" office:value-type="float" office:value="1.00784309720645" calcext:value-type="float">
            <text:p>1,0078430972</text:p>
          </table:table-cell>
          <table:table-cell table:formula="of:=IF([.$C$31]&lt;([.E13]*[.C14]);&quot;nao&quot;;&quot;sim&quot;)" office:value-type="string" office:string-value="sim" calcext:value-type="string">
            <text:p>sim</text:p>
          </table:table-cell>
          <table:table-cell table:formula="of:=IF([.$C$31]&lt;([.E13]*[.C14]);[.E13];([.E13]*[.C14]))" office:value-type="float" office:value="9.41390169030948" calcext:value-type="float">
            <text:p>9,41390169</text:p>
          </table:table-cell>
          <table:table-cell table:formula="of:=IF([.$C$31]&lt;([.E13]*[.C14]);[.F13];([.F13]+[.B14]))" office:value-type="float" office:value="2.2421875" calcext:value-type="float">
            <text:p>2,2421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5+-[.A15])" office:value-type="float" office:value="0.00390625" calcext:value-type="float">
            <text:p>0,00390625</text:p>
          </table:table-cell>
          <table:table-cell table:formula="of:=EXP([.B15])" office:value-type="float" office:value="1.00391388933835" calcext:value-type="float">
            <text:p>1,0039138893</text:p>
          </table:table-cell>
          <table:table-cell table:formula="of:=IF([.$C$31]&lt;([.E14]*[.C15]);&quot;nao&quot;;&quot;sim&quot;)" office:value-type="string" office:string-value="nao" calcext:value-type="string">
            <text:p>nao</text:p>
          </table:table-cell>
          <table:table-cell table:formula="of:=IF([.$C$31]&lt;([.E14]*[.C15]);[.E14];([.E14]*[.C15]))" office:value-type="float" office:value="9.41390169030948" calcext:value-type="float">
            <text:p>9,41390169</text:p>
          </table:table-cell>
          <table:table-cell table:formula="of:=IF([.$C$31]&lt;([.E14]*[.C15]);[.F14];([.F14]+[.B15]))" office:value-type="float" office:value="2.2421875" calcext:value-type="float">
            <text:p>2,2421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5+-[.A16])" office:value-type="float" office:value="0.001953125" calcext:value-type="float">
            <text:p>0,00195313</text:p>
          </table:table-cell>
          <table:table-cell table:formula="of:=EXP([.B16])" office:value-type="float" office:value="1.001955033591" calcext:value-type="float">
            <text:p>1,0019550336</text:p>
          </table:table-cell>
          <table:table-cell table:formula="of:=IF([.$C$31]&lt;([.E15]*[.C16]);&quot;nao&quot;;&quot;sim&quot;)" office:value-type="string" office:string-value="sim" calcext:value-type="string">
            <text:p>sim</text:p>
          </table:table-cell>
          <table:table-cell table:formula="of:=IF([.$C$31]&lt;([.E15]*[.C16]);[.E15];([.E15]*[.C16]))" office:value-type="float" office:value="9.43230618433644" calcext:value-type="float">
            <text:p>9,43230618</text:p>
          </table:table-cell>
          <table:table-cell table:formula="of:=IF([.$C$31]&lt;([.E15]*[.C16]);[.F15];([.F15]+[.B16]))" office:value-type="float" office:value="2.244140625" calcext:value-type="float">
            <text:p>2,244140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5+-[.A17])" office:value-type="float" office:value="0.0009765625" calcext:value-type="float">
            <text:p>0,00097656</text:p>
          </table:table-cell>
          <table:table-cell table:formula="of:=EXP([.B17])" office:value-type="float" office:value="1.00097703949242" calcext:value-type="float">
            <text:p>1,0009770395</text:p>
          </table:table-cell>
          <table:table-cell table:formula="of:=IF([.$C$31]&lt;([.E16]*[.C17]);&quot;nao&quot;;&quot;sim&quot;)" office:value-type="string" office:string-value="nao" calcext:value-type="string">
            <text:p>nao</text:p>
          </table:table-cell>
          <table:table-cell table:formula="of:=IF([.$C$31]&lt;([.E16]*[.C17]);[.E16];([.E16]*[.C17]))" office:value-type="float" office:value="9.43230618433644" calcext:value-type="float">
            <text:p>9,43230618</text:p>
          </table:table-cell>
          <table:table-cell table:formula="of:=IF([.$C$31]&lt;([.E16]*[.C17]);[.F16];([.F16]+[.B17]))" office:value-type="float" office:value="2.244140625" calcext:value-type="float">
            <text:p>2,244140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5+-[.A18])" office:value-type="float" office:value="0.00048828125" calcext:value-type="float">
            <text:p>0,00048828</text:p>
          </table:table-cell>
          <table:table-cell table:formula="of:=EXP([.B18])" office:value-type="float" office:value="1.00048840047869" calcext:value-type="float">
            <text:p>1,0004884005</text:p>
          </table:table-cell>
          <table:table-cell table:formula="of:=IF([.$C$31]&lt;([.E17]*[.C18]);&quot;nao&quot;;&quot;sim&quot;)" office:value-type="string" office:string-value="nao" calcext:value-type="string">
            <text:p>nao</text:p>
          </table:table-cell>
          <table:table-cell table:formula="of:=IF([.$C$31]&lt;([.E17]*[.C18]);[.E17];([.E17]*[.C18]))" office:value-type="float" office:value="9.43230618433644" calcext:value-type="float">
            <text:p>9,43230618</text:p>
          </table:table-cell>
          <table:table-cell table:formula="of:=IF([.$C$31]&lt;([.E17]*[.C18]);[.F17];([.F17]+[.B18]))" office:value-type="float" office:value="2.244140625" calcext:value-type="float">
            <text:p>2,244140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5+-[.A19])" office:value-type="float" office:value="0.000244140625" calcext:value-type="float">
            <text:p>0,00024414</text:p>
          </table:table-cell>
          <table:table-cell table:formula="of:=EXP([.B19])" office:value-type="float" office:value="1.00024417042975" calcext:value-type="float">
            <text:p>1,0002441704</text:p>
          </table:table-cell>
          <table:table-cell table:formula="of:=IF([.$C$31]&lt;([.E18]*[.C19]);&quot;nao&quot;;&quot;sim&quot;)" office:value-type="string" office:string-value="nao" calcext:value-type="string">
            <text:p>nao</text:p>
          </table:table-cell>
          <table:table-cell table:formula="of:=IF([.$C$31]&lt;([.E18]*[.C19]);[.E18];([.E18]*[.C19]))" office:value-type="float" office:value="9.43230618433644" calcext:value-type="float">
            <text:p>9,43230618</text:p>
          </table:table-cell>
          <table:table-cell table:formula="of:=IF([.$C$31]&lt;([.E18]*[.C19]);[.F18];([.F18]+[.B19]))" office:value-type="float" office:value="2.244140625" calcext:value-type="float">
            <text:p>2,2441406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5+-[.A20])" office:value-type="float" office:value="0.0001220703125" calcext:value-type="float">
            <text:p>0,00012207</text:p>
          </table:table-cell>
          <table:table-cell table:formula="of:=EXP([.B20])" office:value-type="float" office:value="1.00012207776338" calcext:value-type="float">
            <text:p>1,0001220778</text:p>
          </table:table-cell>
          <table:table-cell table:formula="of:=IF([.$C$31]&lt;([.E19]*[.C20]);&quot;nao&quot;;&quot;sim&quot;)" office:value-type="string" office:string-value="sim" calcext:value-type="string">
            <text:p>sim</text:p>
          </table:table-cell>
          <table:table-cell table:formula="of:=IF([.$C$31]&lt;([.E19]*[.C20]);[.E19];([.E19]*[.C20]))" office:value-type="float" office:value="9.43345765917897" calcext:value-type="float">
            <text:p>9,43345766</text:p>
          </table:table-cell>
          <table:table-cell table:formula="of:=IF([.$C$31]&lt;([.E19]*[.C20]);[.F19];([.F19]+[.B20]))" office:value-type="float" office:value="2.2442626953125" calcext:value-type="float">
            <text:p>2,24426269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5+-[.A21])" office:value-type="float" office:value="0.00006103515625" calcext:value-type="float">
            <text:p>0,00006104</text:p>
          </table:table-cell>
          <table:table-cell table:formula="of:=EXP([.B21])" office:value-type="float" office:value="1.00006103701893" calcext:value-type="float">
            <text:p>1,000061037</text:p>
          </table:table-cell>
          <table:table-cell table:formula="of:=IF([.$C$31]&lt;([.E20]*[.C21]);&quot;nao&quot;;&quot;sim&quot;)" office:value-type="string" office:string-value="sim" calcext:value-type="string">
            <text:p>sim</text:p>
          </table:table-cell>
          <table:table-cell table:formula="of:=IF([.$C$31]&lt;([.E20]*[.C21]);[.E20];([.E20]*[.C21]))" office:value-type="float" office:value="9.43403344931272" calcext:value-type="float">
            <text:p>9,43403345</text:p>
          </table:table-cell>
          <table:table-cell table:formula="of:=IF([.$C$31]&lt;([.E20]*[.C21]);[.F20];([.F20]+[.B21]))" office:value-type="float" office:value="2.24432373046875" calcext:value-type="float">
            <text:p>2,24432373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5+-[.A22])" office:value-type="float" office:value="0.000030517578125" calcext:value-type="float">
            <text:p>0,00003052</text:p>
          </table:table-cell>
          <table:table-cell table:formula="of:=EXP([.B22])" office:value-type="float" office:value="1.00003051804379" calcext:value-type="float">
            <text:p>1,000030518</text:p>
          </table:table-cell>
          <table:table-cell table:formula="of:=IF([.$C$31]&lt;([.E21]*[.C22]);&quot;nao&quot;;&quot;sim&quot;)" office:value-type="string" office:string-value="nao" calcext:value-type="string">
            <text:p>nao</text:p>
          </table:table-cell>
          <table:table-cell table:formula="of:=IF([.$C$31]&lt;([.E21]*[.C22]);[.E21];([.E21]*[.C22]))" office:value-type="float" office:value="9.43403344931272" calcext:value-type="float">
            <text:p>9,43403345</text:p>
          </table:table-cell>
          <table:table-cell table:formula="of:=IF([.$C$31]&lt;([.E21]*[.C22]);[.F21];([.F21]+[.B22]))" office:value-type="float" office:value="2.24432373046875" calcext:value-type="float">
            <text:p>2,24432373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5+-[.A23])" office:value-type="float" office:value="0.0000152587890625" calcext:value-type="float">
            <text:p>0,00001526</text:p>
          </table:table-cell>
          <table:table-cell table:formula="of:=EXP([.B23])" office:value-type="float" office:value="1.00001525890548" calcext:value-type="float">
            <text:p>1,0000152589</text:p>
          </table:table-cell>
          <table:table-cell table:formula="of:=IF([.$C$31]&lt;([.E22]*[.C23]);&quot;nao&quot;;&quot;sim&quot;)" office:value-type="string" office:string-value="sim" calcext:value-type="string">
            <text:p>sim</text:p>
          </table:table-cell>
          <table:table-cell table:formula="of:=IF([.$C$31]&lt;([.E22]*[.C23]);[.E22];([.E22]*[.C23]))" office:value-type="float" office:value="9.4341774023374" calcext:value-type="float">
            <text:p>9,43417740</text:p>
          </table:table-cell>
          <table:table-cell table:formula="of:=IF([.$C$31]&lt;([.E22]*[.C23]);[.F22];([.F22]+[.B23]))" office:value-type="float" office:value="2.24433898925781" calcext:value-type="float">
            <text:p>2,24433898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5+-[.A24])" office:value-type="float" office:value="0.00000762939453125" calcext:value-type="float">
            <text:p>0,00000763</text:p>
          </table:table-cell>
          <table:table-cell table:formula="of:=EXP([.B24])" office:value-type="float" office:value="1.00000762942364" calcext:value-type="float">
            <text:p>1,0000076294</text:p>
          </table:table-cell>
          <table:table-cell table:formula="of:=IF([.$C$31]&lt;([.E23]*[.C24]);&quot;nao&quot;;&quot;sim&quot;)" office:value-type="string" office:string-value="sim" calcext:value-type="string">
            <text:p>sim</text:p>
          </table:table-cell>
          <table:table-cell table:formula="of:=IF([.$C$31]&lt;([.E23]*[.C24]);[.E23];([.E23]*[.C24]))" office:value-type="float" office:value="9.43424937967345" calcext:value-type="float">
            <text:p>9,43424938</text:p>
          </table:table-cell>
          <table:table-cell table:formula="of:=IF([.$C$31]&lt;([.E23]*[.C24]);[.F23];([.F23]+[.B24]))" office:value-type="float" office:value="2.24434661865234" calcext:value-type="float">
            <text:p>2,24434661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5+-[.A25])" office:value-type="float" office:value="0.000003814697265625" calcext:value-type="float">
            <text:p>0,00000381</text:p>
          </table:table-cell>
          <table:table-cell table:formula="of:=EXP([.B25])" office:value-type="float" office:value="1.00000381470454" calcext:value-type="float">
            <text:p>1,0000038147</text:p>
          </table:table-cell>
          <table:table-cell table:formula="of:=IF([.$C$31]&lt;([.E24]*[.C25]);&quot;nao&quot;;&quot;sim&quot;)" office:value-type="string" office:string-value="sim" calcext:value-type="string">
            <text:p>sim</text:p>
          </table:table-cell>
          <table:table-cell table:formula="of:=IF([.$C$31]&lt;([.E24]*[.C25]);[.E24];([.E24]*[.C25]))" office:value-type="float" office:value="9.43428536854741" calcext:value-type="float">
            <text:p>9,43428537</text:p>
          </table:table-cell>
          <table:table-cell table:formula="of:=IF([.$C$31]&lt;([.E24]*[.C25]);[.F24];([.F24]+[.B25]))" office:value-type="float" office:value="2.24435043334961" calcext:value-type="float">
            <text:p>2,2443504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5+-[.A26])" office:value-type="float" office:value="0.0000019073486328125" calcext:value-type="float">
            <text:p>0,00000191</text:p>
          </table:table-cell>
          <table:table-cell table:formula="of:=EXP([.B26])" office:value-type="float" office:value="1.00000190735045" calcext:value-type="float">
            <text:p>1,0000019074</text:p>
          </table:table-cell>
          <table:table-cell table:formula="of:=IF([.$C$31]&lt;([.E25]*[.C26]);&quot;nao&quot;;&quot;sim&quot;)" office:value-type="string" office:string-value="sim" calcext:value-type="string">
            <text:p>sim</text:p>
          </table:table-cell>
          <table:table-cell table:formula="of:=IF([.$C$31]&lt;([.E25]*[.C26]);[.E25];([.E25]*[.C26]))" office:value-type="float" office:value="9.43430336303587" calcext:value-type="float">
            <text:p>9,43430336</text:p>
          </table:table-cell>
          <table:table-cell table:formula="of:=IF([.$C$31]&lt;([.E25]*[.C26]);[.F25];([.F25]+[.B26]))" office:value-type="float" office:value="2.24435234069824" calcext:value-type="float">
            <text:p>2,2443523407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table:formula="of:=2^(5+-[.A27])" office:value-type="float" office:value="0.00000095367431640625" calcext:value-type="float">
            <text:p>0,00000095</text:p>
          </table:table-cell>
          <table:table-cell table:style-name="ce12" table:formula="of:=EXP([.B27])" office:value-type="float" office:value="1.00000095367477" calcext:value-type="float">
            <text:p>1,0000009537</text:p>
          </table:table-cell>
          <table:table-cell table:style-name="ce17" table:formula="of:=IF([.$C$31]&lt;([.E26]*[.C27]);&quot;nao&quot;;&quot;sim&quot;)" office:value-type="string" office:string-value="sim" calcext:value-type="string">
            <text:p>sim</text:p>
          </table:table-cell>
          <table:table-cell table:style-name="ce20" table:formula="of:=IF([.$C$31]&lt;([.E26]*[.C27]);[.E26];([.E26]*[.C27]))" office:value-type="float" office:value="9.43431236029297" calcext:value-type="float">
            <text:p>9,43431236</text:p>
          </table:table-cell>
          <table:table-cell table:style-name="ce24" table:formula="of:=IF([.$C$31]&lt;([.E26]*[.C27]);[.F26];([.F26]+[.B27]))" office:value-type="float" office:value="2.24435329437256" calcext:value-type="float">
            <text:p>2,2443532944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4"/>
          <table:table-cell table:style-name="ce9" office:value-type="string" calcext:value-type="string">
            <text:p>x</text:p>
          </table:table-cell>
          <table:table-cell table:style-name="ce13" office:value-type="float" office:value="9.43432" calcext:value-type="float">
            <text:p>9,43432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9" office:value-type="string" calcext:value-type="string">
            <text:p>ln(x)</text:p>
          </table:table-cell>
          <table:table-cell table:style-name="ce14" table:formula="of:=[.F27]" office:value-type="float" office:value="2.24435329437256" calcext:value-type="float">
            <text:p>2,24435329</text:p>
          </table:table-cell>
          <table:table-cell table:style-name="Default" table:number-columns-repeated="3"/>
        </table:table-row>
      </table:table>
      <table:table table:name="logartimoMenorQue1" table:style-name="ta1">
        <table:table-column table:style-name="co1" table:default-cell-style-name="ce2"/>
        <table:table-column table:style-name="co5" table:default-cell-style-name="ce7"/>
        <table:table-column table:style-name="co6" table:default-cell-style-name="ce11"/>
        <table:table-column table:style-name="co1" table:default-cell-style-name="ce16"/>
        <table:table-column table:style-name="co1" table:default-cell-style-name="ce19"/>
        <table:table-column table:style-name="co1" table:default-cell-style-name="ce27"/>
        <table:table-row table:style-name="ro1">
          <table:table-cell table:style-name="ce1" office:value-type="string" calcext:value-type="string" table:number-columns-spanned="3" table:number-rows-spanned="1">
            <text:p>Tabela exp(x)</text:p>
          </table:table-cell>
          <table:covered-table-cell table:style-name="ce5"/>
          <table:covered-table-cell table:style-name="ce10"/>
          <table:table-cell table:style-name="ce15" office:value-type="string" calcext:value-type="string" table:number-columns-spanned="3" table:number-rows-spanned="1">
            <text:p>Passos com o calculo de ln(x)</text:p>
          </table:table-cell>
          <table:covered-table-cell table:style-name="ce18"/>
          <table:covered-table-cell table:style-name="ce21"/>
        </table:table-row>
        <table:table-row table:style-name="ro1">
          <table:table-cell office:value-type="string" calcext:value-type="string">
            <text:p>linha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exp(x)</text:p>
          </table:table-cell>
          <table:table-cell office:value-type="string" calcext:value-type="string">
            <text:p>usar linha</text:p>
          </table:table-cell>
          <table:table-cell table:style-name="ce6" office:value-type="string" calcext:value-type="string">
            <text:p>x</text:p>
          </table:table-cell>
          <table:table-cell table:style-name="ce22" office:value-type="string" calcext:value-type="string">
            <text:p>ln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^(5+-[.A3]))" office:value-type="float" office:value="-16" calcext:value-type="float">
            <text:p>-16,00000000</text:p>
          </table:table-cell>
          <table:table-cell table:style-name="ce25" table:formula="of:=EXP([.B3])" office:value-type="float" office:value="0.000000112535174719259" calcext:value-type="float">
            <text:p>0,0000001125</text:p>
          </table:table-cell>
          <table:table-cell table:formula="of:=IF([.$C$31]&gt;[.C3];&quot;nao&quot;;&quot;sim&quot;)" office:value-type="string" office:string-value="nao" calcext:value-type="string">
            <text:p>nao</text:p>
          </table:table-cell>
          <table:table-cell table:style-name="ce7" table:formula="of:=IF([.C31]&gt;[.C3];1;[.C3])" office:value-type="float" office:value="1" calcext:value-type="float">
            <text:p>1,00000000</text:p>
          </table:table-cell>
          <table:table-cell table:style-name="ce26" table:formula="of:=IF([.$C$31]&gt;[.C3];0;[.B3])" office:value-type="float" office:value="0" calcext:value-type="float">
            <text:p>0,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(2^(5+-[.A4]))" office:value-type="float" office:value="-8" calcext:value-type="float">
            <text:p>-8,00000000</text:p>
          </table:table-cell>
          <table:table-cell table:formula="of:=EXP([.B4])" office:value-type="float" office:value="0.000335462627902512" calcext:value-type="float">
            <text:p>0,0003354626</text:p>
          </table:table-cell>
          <table:table-cell table:formula="of:=IF([.$C$31]&gt;([.E3]*[.C4]);&quot;nao&quot;;&quot;sim&quot;)" office:value-type="string" office:string-value="nao" calcext:value-type="string">
            <text:p>nao</text:p>
          </table:table-cell>
          <table:table-cell table:formula="of:=IF([.$C$31]&gt;([.E3]*[.C4]);[.E3];([.E3]*[.C4]))" office:value-type="float" office:value="1" calcext:value-type="float">
            <text:p>1,00000000</text:p>
          </table:table-cell>
          <table:table-cell table:formula="of:=IF([.$C$31]&gt;([.E3]*[.C4]);[.F3];([.F3]+[.B4]))" office:value-type="float" office:value="0" calcext:value-type="float">
            <text:p>0,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(2^(5+-[.A5]))" office:value-type="float" office:value="-4" calcext:value-type="float">
            <text:p>-4,00000000</text:p>
          </table:table-cell>
          <table:table-cell table:formula="of:=EXP([.B5])" office:value-type="float" office:value="0.0183156388887342" calcext:value-type="float">
            <text:p>0,0183156389</text:p>
          </table:table-cell>
          <table:table-cell table:formula="of:=IF([.$C$31]&gt;([.E4]*[.C5]);&quot;nao&quot;;&quot;sim&quot;)" office:value-type="string" office:string-value="nao" calcext:value-type="string">
            <text:p>nao</text:p>
          </table:table-cell>
          <table:table-cell table:formula="of:=IF([.$C$31]&gt;([.E4]*[.C5]);[.E4];([.E4]*[.C5]))" office:value-type="float" office:value="1" calcext:value-type="float">
            <text:p>1,00000000</text:p>
          </table:table-cell>
          <table:table-cell table:formula="of:=IF([.$C$31]&gt;([.E4]*[.C5]);[.F4];([.F4]+[.B5]))" office:value-type="float" office:value="0" calcext:value-type="float">
            <text:p>0,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^(5+-[.A6]))" office:value-type="float" office:value="-2" calcext:value-type="float">
            <text:p>-2,00000000</text:p>
          </table:table-cell>
          <table:table-cell table:formula="of:=EXP([.B6])" office:value-type="float" office:value="0.135335283236613" calcext:value-type="float">
            <text:p>0,1353352832</text:p>
          </table:table-cell>
          <table:table-cell table:formula="of:=IF([.$C$31]&gt;([.E5]*[.C6]);&quot;nao&quot;;&quot;sim&quot;)" office:value-type="string" office:string-value="nao" calcext:value-type="string">
            <text:p>nao</text:p>
          </table:table-cell>
          <table:table-cell table:formula="of:=IF([.$C$31]&gt;([.E5]*[.C6]);[.E5];([.E5]*[.C6]))" office:value-type="float" office:value="1" calcext:value-type="float">
            <text:p>1,00000000</text:p>
          </table:table-cell>
          <table:table-cell table:formula="of:=IF([.$C$31]&gt;([.E5]*[.C6]);[.F5];([.F5]+[.B6]))" office:value-type="float" office:value="0" calcext:value-type="float">
            <text:p>0,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^(5+-[.A7]))" office:value-type="float" office:value="-1" calcext:value-type="float">
            <text:p>-1,00000000</text:p>
          </table:table-cell>
          <table:table-cell table:formula="of:=EXP([.B7])" office:value-type="float" office:value="0.367879441171442" calcext:value-type="float">
            <text:p>0,3678794412</text:p>
          </table:table-cell>
          <table:table-cell table:formula="of:=IF([.$C$31]&gt;([.E6]*[.C7]);&quot;nao&quot;;&quot;sim&quot;)" office:value-type="string" office:string-value="nao" calcext:value-type="string">
            <text:p>nao</text:p>
          </table:table-cell>
          <table:table-cell table:formula="of:=IF([.$C$31]&gt;([.E6]*[.C7]);[.E6];([.E6]*[.C7]))" office:value-type="float" office:value="1" calcext:value-type="float">
            <text:p>1,00000000</text:p>
          </table:table-cell>
          <table:table-cell table:formula="of:=IF([.$C$31]&gt;([.E6]*[.C7]);[.F6];([.F6]+[.B7]))" office:value-type="float" office:value="0" calcext:value-type="float">
            <text:p>0,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^(5+-[.A8]))" office:value-type="float" office:value="-0.5" calcext:value-type="float">
            <text:p>-0,50000000</text:p>
          </table:table-cell>
          <table:table-cell table:formula="of:=EXP([.B8])" office:value-type="float" office:value="0.606530659712633" calcext:value-type="float">
            <text:p>0,6065306597</text:p>
          </table:table-cell>
          <table:table-cell table:formula="of:=IF([.$C$31]&gt;([.E7]*[.C8]);&quot;nao&quot;;&quot;sim&quot;)" office:value-type="string" office:string-value="sim" calcext:value-type="string">
            <text:p>sim</text:p>
          </table:table-cell>
          <table:table-cell table:formula="of:=IF([.$C$31]&gt;([.E7]*[.C8]);[.E7];([.E7]*[.C8]))" office:value-type="float" office:value="0.606530659712633" calcext:value-type="float">
            <text:p>0,60653066</text:p>
          </table:table-cell>
          <table:table-cell table:formula="of:=IF([.$C$31]&gt;([.E7]*[.C8]);[.F7];([.F7]+[.B8]))" office:value-type="float" office:value="-0.5" calcext:value-type="float">
            <text:p>-0,5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^(5+-[.A9]))" office:value-type="float" office:value="-0.25" calcext:value-type="float">
            <text:p>-0,25000000</text:p>
          </table:table-cell>
          <table:table-cell table:formula="of:=EXP([.B9])" office:value-type="float" office:value="0.778800783071405" calcext:value-type="float">
            <text:p>0,7788007831</text:p>
          </table:table-cell>
          <table:table-cell table:formula="of:=IF([.$C$31]&gt;([.E8]*[.C9]);&quot;nao&quot;;&quot;sim&quot;)" office:value-type="string" office:string-value="sim" calcext:value-type="string">
            <text:p>sim</text:p>
          </table:table-cell>
          <table:table-cell table:formula="of:=IF([.$C$31]&gt;([.E8]*[.C9]);[.E8];([.E8]*[.C9]))" office:value-type="float" office:value="0.472366552741015" calcext:value-type="float">
            <text:p>0,47236655</text:p>
          </table:table-cell>
          <table:table-cell table:formula="of:=IF([.$C$31]&gt;([.E8]*[.C9]);[.F8];([.F8]+[.B9]))" office:value-type="float" office:value="-0.75" calcext:value-type="float">
            <text:p>-0,75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(2^(5+-[.A10]))" office:value-type="float" office:value="-0.125" calcext:value-type="float">
            <text:p>-0,12500000</text:p>
          </table:table-cell>
          <table:table-cell table:formula="of:=EXP([.B10])" office:value-type="float" office:value="0.882496902584595" calcext:value-type="float">
            <text:p>0,8824969026</text:p>
          </table:table-cell>
          <table:table-cell table:formula="of:=IF([.$C$31]&gt;([.E9]*[.C10]);&quot;nao&quot;;&quot;sim&quot;)" office:value-type="string" office:string-value="nao" calcext:value-type="string">
            <text:p>nao</text:p>
          </table:table-cell>
          <table:table-cell table:formula="of:=IF([.$C$31]&gt;([.E9]*[.C10]);[.E9];([.E9]*[.C10]))" office:value-type="float" office:value="0.472366552741015" calcext:value-type="float">
            <text:p>0,47236655</text:p>
          </table:table-cell>
          <table:table-cell table:formula="of:=IF([.$C$31]&gt;([.E9]*[.C10]);[.F9];([.F9]+[.B10]))" office:value-type="float" office:value="-0.75" calcext:value-type="float">
            <text:p>-0,75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(2^(5+-[.A11]))" office:value-type="float" office:value="-0.0625" calcext:value-type="float">
            <text:p>-0,06250000</text:p>
          </table:table-cell>
          <table:table-cell table:formula="of:=EXP([.B11])" office:value-type="float" office:value="0.939413062813476" calcext:value-type="float">
            <text:p>0,9394130628</text:p>
          </table:table-cell>
          <table:table-cell table:formula="of:=IF([.$C$31]&gt;([.E10]*[.C11]);&quot;nao&quot;;&quot;sim&quot;)" office:value-type="string" office:string-value="sim" calcext:value-type="string">
            <text:p>sim</text:p>
          </table:table-cell>
          <table:table-cell table:formula="of:=IF([.$C$31]&gt;([.E10]*[.C11]);[.E10];([.E10]*[.C11]))" office:value-type="float" office:value="0.44374731008108" calcext:value-type="float">
            <text:p>0,44374731</text:p>
          </table:table-cell>
          <table:table-cell table:formula="of:=IF([.$C$31]&gt;([.E10]*[.C11]);[.F10];([.F10]+[.B11]))" office:value-type="float" office:value="-0.8125" calcext:value-type="float">
            <text:p>-0,812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(2^(5+-[.A12]))" office:value-type="float" office:value="-0.03125" calcext:value-type="float">
            <text:p>-0,03125000</text:p>
          </table:table-cell>
          <table:table-cell table:formula="of:=EXP([.B12])" office:value-type="float" office:value="0.969233234476344" calcext:value-type="float">
            <text:p>0,9692332345</text:p>
          </table:table-cell>
          <table:table-cell table:formula="of:=IF([.$C$31]&gt;([.E11]*[.C12]);&quot;nao&quot;;&quot;sim&quot;)" office:value-type="string" office:string-value="nao" calcext:value-type="string">
            <text:p>nao</text:p>
          </table:table-cell>
          <table:table-cell table:formula="of:=IF([.$C$31]&gt;([.E11]*[.C12]);[.E11];([.E11]*[.C12]))" office:value-type="float" office:value="0.44374731008108" calcext:value-type="float">
            <text:p>0,44374731</text:p>
          </table:table-cell>
          <table:table-cell table:formula="of:=IF([.$C$31]&gt;([.E11]*[.C12]);[.F11];([.F11]+[.B12]))" office:value-type="float" office:value="-0.8125" calcext:value-type="float">
            <text:p>-0,8125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(2^(5+-[.A13]))" office:value-type="float" office:value="-0.015625" calcext:value-type="float">
            <text:p>-0,01562500</text:p>
          </table:table-cell>
          <table:table-cell table:formula="of:=EXP([.B13])" office:value-type="float" office:value="0.984496437005408" calcext:value-type="float">
            <text:p>0,984496437</text:p>
          </table:table-cell>
          <table:table-cell table:formula="of:=IF([.$C$31]&gt;([.E12]*[.C13]);&quot;nao&quot;;&quot;sim&quot;)" office:value-type="string" office:string-value="sim" calcext:value-type="string">
            <text:p>sim</text:p>
          </table:table-cell>
          <table:table-cell table:formula="of:=IF([.$C$31]&gt;([.E12]*[.C13]);[.E12];([.E12]*[.C13]))" office:value-type="float" office:value="0.436867645705557" calcext:value-type="float">
            <text:p>0,43686765</text:p>
          </table:table-cell>
          <table:table-cell table:formula="of:=IF([.$C$31]&gt;([.E12]*[.C13]);[.F12];([.F12]+[.B13]))" office:value-type="float" office:value="-0.828125" calcext:value-type="float">
            <text:p>-0,82812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(2^(5+-[.A14]))" office:value-type="float" office:value="-0.0078125" calcext:value-type="float">
            <text:p>-0,00781250</text:p>
          </table:table-cell>
          <table:table-cell table:formula="of:=EXP([.B14])" office:value-type="float" office:value="0.992217938260244" calcext:value-type="float">
            <text:p>0,9922179383</text:p>
          </table:table-cell>
          <table:table-cell table:formula="of:=IF([.$C$31]&gt;([.E13]*[.C14]);&quot;nao&quot;;&quot;sim&quot;)" office:value-type="string" office:string-value="nao" calcext:value-type="string">
            <text:p>nao</text:p>
          </table:table-cell>
          <table:table-cell table:formula="of:=IF([.$C$31]&gt;([.E13]*[.C14]);[.E13];([.E13]*[.C14]))" office:value-type="float" office:value="0.436867645705557" calcext:value-type="float">
            <text:p>0,43686765</text:p>
          </table:table-cell>
          <table:table-cell table:formula="of:=IF([.$C$31]&gt;([.E13]*[.C14]);[.F13];([.F13]+[.B14]))" office:value-type="float" office:value="-0.828125" calcext:value-type="float">
            <text:p>-0,82812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(2^(5+-[.A15]))" office:value-type="float" office:value="-0.00390625" calcext:value-type="float">
            <text:p>-0,00390625</text:p>
          </table:table-cell>
          <table:table-cell table:formula="of:=EXP([.B15])" office:value-type="float" office:value="0.996101369470117" calcext:value-type="float">
            <text:p>0,9961013695</text:p>
          </table:table-cell>
          <table:table-cell table:formula="of:=IF([.$C$31]&gt;([.E14]*[.C15]);&quot;nao&quot;;&quot;sim&quot;)" office:value-type="string" office:string-value="sim" calcext:value-type="string">
            <text:p>sim</text:p>
          </table:table-cell>
          <table:table-cell table:formula="of:=IF([.$C$31]&gt;([.E14]*[.C15]);[.E14];([.E14]*[.C15]))" office:value-type="float" office:value="0.435164460164492" calcext:value-type="float">
            <text:p>0,43516446</text:p>
          </table:table-cell>
          <table:table-cell table:formula="of:=IF([.$C$31]&gt;([.E14]*[.C15]);[.F14];([.F14]+[.B15]))" office:value-type="float" office:value="-0.83203125" calcext:value-type="float">
            <text:p>-0,83203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(2^(5+-[.A16]))" office:value-type="float" office:value="-0.001953125" calcext:value-type="float">
            <text:p>-0,00195313</text:p>
          </table:table-cell>
          <table:table-cell table:formula="of:=EXP([.B16])" office:value-type="float" office:value="0.998048781107475" calcext:value-type="float">
            <text:p>0,9980487811</text:p>
          </table:table-cell>
          <table:table-cell table:formula="of:=IF([.$C$31]&gt;([.E15]*[.C16]);&quot;nao&quot;;&quot;sim&quot;)" office:value-type="string" office:string-value="nao" calcext:value-type="string">
            <text:p>nao</text:p>
          </table:table-cell>
          <table:table-cell table:formula="of:=IF([.$C$31]&gt;([.E15]*[.C16]);[.E15];([.E15]*[.C16]))" office:value-type="float" office:value="0.435164460164492" calcext:value-type="float">
            <text:p>0,43516446</text:p>
          </table:table-cell>
          <table:table-cell table:formula="of:=IF([.$C$31]&gt;([.E15]*[.C16]);[.F15];([.F15]+[.B16]))" office:value-type="float" office:value="-0.83203125" calcext:value-type="float">
            <text:p>-0,8320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(2^(5+-[.A17]))" office:value-type="float" office:value="-0.0009765625" calcext:value-type="float">
            <text:p>-0,00097656</text:p>
          </table:table-cell>
          <table:table-cell table:formula="of:=EXP([.B17])" office:value-type="float" office:value="0.999023914181976" calcext:value-type="float">
            <text:p>0,9990239142</text:p>
          </table:table-cell>
          <table:table-cell table:formula="of:=IF([.$C$31]&gt;([.E16]*[.C17]);&quot;nao&quot;;&quot;sim&quot;)" office:value-type="string" office:string-value="sim" calcext:value-type="string">
            <text:p>sim</text:p>
          </table:table-cell>
          <table:table-cell table:formula="of:=IF([.$C$31]&gt;([.E16]*[.C17]);[.E16];([.E16]*[.C17]))" office:value-type="float" office:value="0.434739702306417" calcext:value-type="float">
            <text:p>0,43473970</text:p>
          </table:table-cell>
          <table:table-cell table:formula="of:=IF([.$C$31]&gt;([.E16]*[.C17]);[.F16];([.F16]+[.B17]))" office:value-type="float" office:value="-0.8330078125" calcext:value-type="float">
            <text:p>-0,83300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(2^(5+-[.A18]))" office:value-type="float" office:value="-0.00048828125" calcext:value-type="float">
            <text:p>-0,00048828</text:p>
          </table:table-cell>
          <table:table-cell table:formula="of:=EXP([.B18])" office:value-type="float" office:value="0.999511837939889" calcext:value-type="float">
            <text:p>0,9995118379</text:p>
          </table:table-cell>
          <table:table-cell table:formula="of:=IF([.$C$31]&gt;([.E17]*[.C18]);&quot;nao&quot;;&quot;sim&quot;)" office:value-type="string" office:string-value="sim" calcext:value-type="string">
            <text:p>sim</text:p>
          </table:table-cell>
          <table:table-cell table:formula="of:=IF([.$C$31]&gt;([.E17]*[.C18]);[.E17];([.E17]*[.C18]))" office:value-type="float" office:value="0.434527478877727" calcext:value-type="float">
            <text:p>0,43452748</text:p>
          </table:table-cell>
          <table:table-cell table:formula="of:=IF([.$C$31]&gt;([.E17]*[.C18]);[.F17];([.F17]+[.B18]))" office:value-type="float" office:value="-0.83349609375" calcext:value-type="float">
            <text:p>-0,833496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(2^(5+-[.A19]))" office:value-type="float" office:value="-0.000244140625" calcext:value-type="float">
            <text:p>-0,00024414</text:p>
          </table:table-cell>
          <table:table-cell table:formula="of:=EXP([.B19])" office:value-type="float" office:value="0.999755889174897" calcext:value-type="float">
            <text:p>0,9997558892</text:p>
          </table:table-cell>
          <table:table-cell table:formula="of:=IF([.$C$31]&gt;([.E18]*[.C19]);&quot;nao&quot;;&quot;sim&quot;)" office:value-type="string" office:string-value="sim" calcext:value-type="string">
            <text:p>sim</text:p>
          </table:table-cell>
          <table:table-cell table:formula="of:=IF([.$C$31]&gt;([.E18]*[.C19]);[.E18];([.E18]*[.C19]))" office:value-type="float" office:value="0.434421406016329" calcext:value-type="float">
            <text:p>0,43442141</text:p>
          </table:table-cell>
          <table:table-cell table:formula="of:=IF([.$C$31]&gt;([.E18]*[.C19]);[.F18];([.F18]+[.B19]))" office:value-type="float" office:value="-0.833740234375" calcext:value-type="float">
            <text:p>-0,83374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(2^(5+-[.A20]))" office:value-type="float" office:value="-0.0001220703125" calcext:value-type="float">
            <text:p>-0,00012207</text:p>
          </table:table-cell>
          <table:table-cell table:formula="of:=EXP([.B20])" office:value-type="float" office:value="0.999877937137777" calcext:value-type="float">
            <text:p>0,9998779371</text:p>
          </table:table-cell>
          <table:table-cell table:formula="of:=IF([.$C$31]&gt;([.E19]*[.C20]);&quot;nao&quot;;&quot;sim&quot;)" office:value-type="string" office:string-value="sim" calcext:value-type="string">
            <text:p>sim</text:p>
          </table:table-cell>
          <table:table-cell table:formula="of:=IF([.$C$31]&gt;([.E19]*[.C20]);[.E19];([.E19]*[.C20]))" office:value-type="float" office:value="0.434368379296099" calcext:value-type="float">
            <text:p>0,43436838</text:p>
          </table:table-cell>
          <table:table-cell table:formula="of:=IF([.$C$31]&gt;([.E19]*[.C20]);[.F19];([.F19]+[.B20]))" office:value-type="float" office:value="-0.8338623046875" calcext:value-type="float">
            <text:p>-0,833862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(2^(5+-[.A21]))" office:value-type="float" office:value="-0.00006103515625" calcext:value-type="float">
            <text:p>-0,00006104</text:p>
          </table:table-cell>
          <table:table-cell table:formula="of:=EXP([.B21])" office:value-type="float" office:value="0.999938966706357" calcext:value-type="float">
            <text:p>0,9999389667</text:p>
          </table:table-cell>
          <table:table-cell table:formula="of:=IF([.$C$31]&gt;([.E20]*[.C21]);&quot;nao&quot;;&quot;sim&quot;)" office:value-type="string" office:string-value="sim" calcext:value-type="string">
            <text:p>sim</text:p>
          </table:table-cell>
          <table:table-cell table:formula="of:=IF([.$C$31]&gt;([.E20]*[.C21]);[.E20];([.E20]*[.C21]))" office:value-type="float" office:value="0.434341868363257" calcext:value-type="float">
            <text:p>0,43434187</text:p>
          </table:table-cell>
          <table:table-cell table:formula="of:=IF([.$C$31]&gt;([.E20]*[.C21]);[.F20];([.F20]+[.B21]))" office:value-type="float" office:value="-0.83392333984375" calcext:value-type="float">
            <text:p>-0,833923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(2^(5+-[.A22]))" office:value-type="float" office:value="-0.000030517578125" calcext:value-type="float">
            <text:p>-0,00003052</text:p>
          </table:table-cell>
          <table:table-cell table:formula="of:=EXP([.B22])" office:value-type="float" office:value="0.999969482887532" calcext:value-type="float">
            <text:p>0,9999694829</text:p>
          </table:table-cell>
          <table:table-cell table:formula="of:=IF([.$C$31]&gt;([.E21]*[.C22]);&quot;nao&quot;;&quot;sim&quot;)" office:value-type="string" office:string-value="sim" calcext:value-type="string">
            <text:p>sim</text:p>
          </table:table-cell>
          <table:table-cell table:formula="of:=IF([.$C$31]&gt;([.E21]*[.C22]);[.E21];([.E21]*[.C22]))" office:value-type="float" office:value="0.43432861350361" calcext:value-type="float">
            <text:p>0,43432861</text:p>
          </table:table-cell>
          <table:table-cell table:formula="of:=IF([.$C$31]&gt;([.E21]*[.C22]);[.F21];([.F21]+[.B22]))" office:value-type="float" office:value="-0.833953857421875" calcext:value-type="float">
            <text:p>-0,833953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(2^(5+-[.A23]))" office:value-type="float" office:value="-0.0000152587890625" calcext:value-type="float">
            <text:p>-0,00001526</text:p>
          </table:table-cell>
          <table:table-cell table:formula="of:=EXP([.B23])" office:value-type="float" office:value="0.999984741327352" calcext:value-type="float">
            <text:p>0,9999847413</text:p>
          </table:table-cell>
          <table:table-cell table:formula="of:=IF([.$C$31]&gt;([.E22]*[.C23]);&quot;nao&quot;;&quot;sim&quot;)" office:value-type="string" office:string-value="sim" calcext:value-type="string">
            <text:p>sim</text:p>
          </table:table-cell>
          <table:table-cell table:formula="of:=IF([.$C$31]&gt;([.E22]*[.C23]);[.E22];([.E22]*[.C23]))" office:value-type="float" office:value="0.434321986225475" calcext:value-type="float">
            <text:p>0,43432199</text:p>
          </table:table-cell>
          <table:table-cell table:formula="of:=IF([.$C$31]&gt;([.E22]*[.C23]);[.F22];([.F22]+[.B23]))" office:value-type="float" office:value="-0.833969116210938" calcext:value-type="float">
            <text:p>-0,833969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(2^(5+-[.A24]))" office:value-type="float" office:value="-0.00000762939453125" calcext:value-type="float">
            <text:p>-0,00000763</text:p>
          </table:table-cell>
          <table:table-cell table:formula="of:=EXP([.B24])" office:value-type="float" office:value="0.999992370634572" calcext:value-type="float">
            <text:p>0,9999923706</text:p>
          </table:table-cell>
          <table:table-cell table:formula="of:=IF([.$C$31]&gt;([.E23]*[.C24]);&quot;nao&quot;;&quot;sim&quot;)" office:value-type="string" office:string-value="nao" calcext:value-type="string">
            <text:p>nao</text:p>
          </table:table-cell>
          <table:table-cell table:formula="of:=IF([.$C$31]&gt;([.E23]*[.C24]);[.E23];([.E23]*[.C24]))" office:value-type="float" office:value="0.434321986225475" calcext:value-type="float">
            <text:p>0,43432199</text:p>
          </table:table-cell>
          <table:table-cell table:formula="of:=IF([.$C$31]&gt;([.E23]*[.C24]);[.F23];([.F23]+[.B24]))" office:value-type="float" office:value="-0.833969116210938" calcext:value-type="float">
            <text:p>-0,833969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(2^(5+-[.A25]))" office:value-type="float" office:value="-0.000003814697265625" calcext:value-type="float">
            <text:p>-0,00000381</text:p>
          </table:table-cell>
          <table:table-cell table:formula="of:=EXP([.B25])" office:value-type="float" office:value="0.99999618531001" calcext:value-type="float">
            <text:p>0,9999961853</text:p>
          </table:table-cell>
          <table:table-cell table:formula="of:=IF([.$C$31]&gt;([.E24]*[.C25]);&quot;nao&quot;;&quot;sim&quot;)" office:value-type="string" office:string-value="sim" calcext:value-type="string">
            <text:p>sim</text:p>
          </table:table-cell>
          <table:table-cell table:formula="of:=IF([.$C$31]&gt;([.E24]*[.C25]);[.E24];([.E24]*[.C25]))" office:value-type="float" office:value="0.434320329421742" calcext:value-type="float">
            <text:p>0,43432033</text:p>
          </table:table-cell>
          <table:table-cell table:formula="of:=IF([.$C$31]&gt;([.E24]*[.C25]);[.F24];([.F24]+[.B25]))" office:value-type="float" office:value="-0.833972930908203" calcext:value-type="float">
            <text:p>-0,833972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(2^(5+-[.A26]))" office:value-type="float" office:value="-0.0000019073486328125" calcext:value-type="float">
            <text:p>-0,00000191</text:p>
          </table:table-cell>
          <table:table-cell table:formula="of:=EXP([.B26])" office:value-type="float" office:value="0.999998092653186" calcext:value-type="float">
            <text:p>0,9999980927</text:p>
          </table:table-cell>
          <table:table-cell table:formula="of:=IF([.$C$31]&gt;([.E25]*[.C26]);&quot;nao&quot;;&quot;sim&quot;)" office:value-type="string" office:string-value="nao" calcext:value-type="string">
            <text:p>nao</text:p>
          </table:table-cell>
          <table:table-cell table:formula="of:=IF([.$C$31]&gt;([.E25]*[.C26]);[.E25];([.E25]*[.C26]))" office:value-type="float" office:value="0.434320329421742" calcext:value-type="float">
            <text:p>0,43432033</text:p>
          </table:table-cell>
          <table:table-cell table:formula="of:=IF([.$C$31]&gt;([.E25]*[.C26]);[.F25];([.F25]+[.B26]))" office:value-type="float" office:value="-0.833972930908203" calcext:value-type="float">
            <text:p>-0,83397293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table:formula="of:=-(2^(5+-[.A27]))" office:value-type="float" office:value="-0.00000095367431640625" calcext:value-type="float">
            <text:p>-0,00000095</text:p>
          </table:table-cell>
          <table:table-cell table:style-name="ce12" table:formula="of:=EXP([.B27])" office:value-type="float" office:value="0.999999046326138" calcext:value-type="float">
            <text:p>0,9999990463</text:p>
          </table:table-cell>
          <table:table-cell table:style-name="ce17" table:formula="of:=IF([.$C$31]&gt;([.E26]*[.C27]);&quot;nao&quot;;&quot;sim&quot;)" office:value-type="string" office:string-value="nao" calcext:value-type="string">
            <text:p>nao</text:p>
          </table:table-cell>
          <table:table-cell table:style-name="ce20" table:formula="of:=IF([.$C$31]&gt;([.E26]*[.C27]);[.E26];([.E26]*[.C27]))" office:value-type="float" office:value="0.434320329421742" calcext:value-type="float">
            <text:p>0,43432033</text:p>
          </table:table-cell>
          <table:table-cell table:style-name="ce28" table:formula="of:=IF([.$C$31]&gt;([.E26]*[.C27]);[.F26];([.F26]+[.B27]))" office:value-type="float" office:value="-0.833972930908203" calcext:value-type="float">
            <text:p>-0,83397293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4"/>
          <table:table-cell table:style-name="ce9" office:value-type="string" calcext:value-type="string">
            <text:p>x</text:p>
          </table:table-cell>
          <table:table-cell table:style-name="ce13" office:value-type="float" office:value="0.43432" calcext:value-type="float">
            <text:p>0,43432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9" office:value-type="string" calcext:value-type="string">
            <text:p>ln(x)</text:p>
          </table:table-cell>
          <table:table-cell table:style-name="ce14" table:formula="of:=[.F27]" office:value-type="float" office:value="-0.833972930908203" calcext:value-type="float">
            <text:p>-0,83397293</text:p>
          </table:table-cell>
          <table:table-cell table:style-name="Default" table:number-columns-repeated="3"/>
        </table:table-row>
      </table:table>
      <table:table table:name="sqrt" table:style-name="ta1">
        <table:table-column table:style-name="co1" table:default-cell-style-name="ce2"/>
        <table:table-column table:style-name="co1" table:default-cell-style-name="ce31"/>
        <table:table-column table:style-name="co1" table:default-cell-style-name="ce34"/>
        <table:table-column table:style-name="co1" table:default-cell-style-name="ce38"/>
        <table:table-column table:style-name="co7" table:default-cell-style-name="ce26"/>
        <table:table-column table:style-name="co1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9" office:value-type="string" calcext:value-type="string" table:number-columns-spanned="2" table:number-rows-spanned="1">
            <text:p>planilha para 2^-i</text:p>
          </table:table-cell>
          <table:covered-table-cell table:style-name="ce30"/>
          <table:table-cell table:style-name="ce33" office:value-type="string" calcext:value-type="string" table:number-columns-spanned="3" table:number-rows-spanned="1">
            <text:p>Passos com o calculo de sqrt(x)</text:p>
          </table:table-cell>
          <table:covered-table-cell table:style-name="ce36"/>
          <table:covered-table-cell table:style-name="ce40"/>
          <table:table-cell table:style-name="ce42" office:value-type="string" calcext:value-type="string" table:number-columns-spanned="3" table:number-rows-spanned="1">
            <text:p>variaveis auxiliares para calculo de sqrt(x)</text:p>
          </table:table-cell>
          <table:covered-table-cell table:number-columns-repeated="2" table:style-name="ce45"/>
        </table:table-row>
        <table:table-row table:style-name="ro1">
          <table:table-cell table:style-name="ce6" office:value-type="string" calcext:value-type="string">
            <text:p>linha</text:p>
          </table:table-cell>
          <table:table-cell table:style-name="ce11" office:value-type="string" calcext:value-type="string">
            <text:p>at</text:p>
          </table:table-cell>
          <table:table-cell table:style-name="ce16" office:value-type="string" calcext:value-type="string">
            <text:p>usar linha</text:p>
          </table:table-cell>
          <table:table-cell table:style-name="ce6" office:value-type="string" calcext:value-type="string">
            <text:p>a</text:p>
          </table:table-cell>
          <table:table-cell table:style-name="ce22" office:value-type="string" calcext:value-type="string">
            <text:p>a*x</text:p>
          </table:table-cell>
          <table:table-cell table:style-name="ce43" office:value-type="string" calcext:value-type="string">
            <text:p>underflow</text:p>
          </table:table-cell>
          <table:table-cell table:style-name="ce45" office:value-type="string" calcext:value-type="string">
            <text:p>valor de x para calulo</text:p>
          </table:table-cell>
          <table:table-cell table:style-name="ce45" office:value-type="string" calcext:value-type="string">
            <text:p>retorno de sqrt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5+-[.A3])" office:value-type="float" office:value="16" calcext:value-type="float">
            <text:p>16,00000000</text:p>
          </table:table-cell>
          <table:table-cell table:formula="of:=IF(([.B3]*[.$G$3]^2)&lt; [.$G$3];&quot;sim&quot;;&quot;nao&quot;)" office:value-type="string" office:string-value="nao" calcext:value-type="string">
            <text:p>nao</text:p>
          </table:table-cell>
          <table:table-cell table:style-name="ce37" table:formula="of:=IF(([.B3]*[.$G$3])^2&lt; [.$G$3];[.B3];0)" office:value-type="float" office:value="0" calcext:value-type="float">
            <text:p>0,0000000</text:p>
          </table:table-cell>
          <table:table-cell table:formula="of:=[.D3]*[.$G$3]" office:value-type="float" office:value="0" calcext:value-type="float">
            <text:p>0,00000000</text:p>
          </table:table-cell>
          <table:table-cell table:style-name="ce44" table:formula="of:=IF([.C31]&lt;2^(-16);&quot;sim&quot;;&quot;nao&quot;)" office:value-type="string" office:string-value="sim" calcext:value-type="string">
            <text:p>sim</text:p>
          </table:table-cell>
          <table:table-cell table:style-name="ce46" table:formula="of:=IF([.C31]&lt;2^(-16);[.C31]*2^(32);[.C31])" office:value-type="float" office:value="13743.8953472" calcext:value-type="float">
            <text:p>13.743,895347200</text:p>
          </table:table-cell>
          <table:table-cell table:style-name="ce47" table:formula="of:=IF([.C31]&lt;2^(-16);[.E27]/SQRT(2^(32));[.E27])" office:value-type="float" office:value="0.0017888" calcext:value-type="float">
            <text:p>0,00178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5+-[.A4])" office:value-type="float" office:value="8" calcext:value-type="float">
            <text:p>8,00000000</text:p>
          </table:table-cell>
          <table:table-cell table:formula="of:=IF((([.D3]+[.B4])*[.$G$3])^2&lt; [.$G$3];&quot;sim&quot;;&quot;nao&quot;)" office:value-type="string" office:string-value="nao" calcext:value-type="string">
            <text:p>nao</text:p>
          </table:table-cell>
          <table:table-cell table:formula="of:=IF((([.D3]+[.B4])*[.$G$3])^2&lt; [.$G$3];([.D3]+[.B4]);[.D3])" office:value-type="float" office:value="0" calcext:value-type="float">
            <text:p>0,0000000</text:p>
          </table:table-cell>
          <table:table-cell table:formula="of:=[.D4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5+-[.A5])" office:value-type="float" office:value="4" calcext:value-type="float">
            <text:p>4,00000000</text:p>
          </table:table-cell>
          <table:table-cell table:formula="of:=IF((([.D4]+[.B5])*[.$G$3])^2&lt; [.$G$3];&quot;sim&quot;;&quot;nao&quot;)" office:value-type="string" office:string-value="nao" calcext:value-type="string">
            <text:p>nao</text:p>
          </table:table-cell>
          <table:table-cell table:formula="of:=IF((([.D4]+[.B5])*[.$G$3])^2&lt; [.$G$3];([.D4]+[.B5]);[.D4])" office:value-type="float" office:value="0" calcext:value-type="float">
            <text:p>0,0000000</text:p>
          </table:table-cell>
          <table:table-cell table:formula="of:=[.D5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5+-[.A6])" office:value-type="float" office:value="2" calcext:value-type="float">
            <text:p>2,00000000</text:p>
          </table:table-cell>
          <table:table-cell table:formula="of:=IF((([.D5]+[.B6])*[.$G$3])^2&lt; [.$G$3];&quot;sim&quot;;&quot;nao&quot;)" office:value-type="string" office:string-value="nao" calcext:value-type="string">
            <text:p>nao</text:p>
          </table:table-cell>
          <table:table-cell table:formula="of:=IF((([.D5]+[.B6])*[.$G$3])^2&lt; [.$G$3];([.D5]+[.B6]);[.D5])" office:value-type="float" office:value="0" calcext:value-type="float">
            <text:p>0,0000000</text:p>
          </table:table-cell>
          <table:table-cell table:formula="of:=[.D6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5+-[.A7])" office:value-type="float" office:value="1" calcext:value-type="float">
            <text:p>1,00000000</text:p>
          </table:table-cell>
          <table:table-cell table:formula="of:=IF((([.D6]+[.B7])*[.$G$3])^2&lt; [.$G$3];&quot;sim&quot;;&quot;nao&quot;)" office:value-type="string" office:string-value="nao" calcext:value-type="string">
            <text:p>nao</text:p>
          </table:table-cell>
          <table:table-cell table:formula="of:=IF((([.D6]+[.B7])*[.$G$3])^2&lt; [.$G$3];([.D6]+[.B7]);[.D6])" office:value-type="float" office:value="0" calcext:value-type="float">
            <text:p>0,0000000</text:p>
          </table:table-cell>
          <table:table-cell table:formula="of:=[.D7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5+-[.A8])" office:value-type="float" office:value="0.5" calcext:value-type="float">
            <text:p>0,50000000</text:p>
          </table:table-cell>
          <table:table-cell table:formula="of:=IF((([.D7]+[.B8])*[.$G$3])^2&lt; [.$G$3];&quot;sim&quot;;&quot;nao&quot;)" office:value-type="string" office:string-value="nao" calcext:value-type="string">
            <text:p>nao</text:p>
          </table:table-cell>
          <table:table-cell table:formula="of:=IF((([.D7]+[.B8])*[.$G$3])^2&lt; [.$G$3];([.D7]+[.B8]);[.D7])" office:value-type="float" office:value="0" calcext:value-type="float">
            <text:p>0,0000000</text:p>
          </table:table-cell>
          <table:table-cell table:formula="of:=[.D8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5+-[.A9])" office:value-type="float" office:value="0.25" calcext:value-type="float">
            <text:p>0,25000000</text:p>
          </table:table-cell>
          <table:table-cell table:formula="of:=IF((([.D8]+[.B9])*[.$G$3])^2&lt; [.$G$3];&quot;sim&quot;;&quot;nao&quot;)" office:value-type="string" office:string-value="nao" calcext:value-type="string">
            <text:p>nao</text:p>
          </table:table-cell>
          <table:table-cell table:formula="of:=IF((([.D8]+[.B9])*[.$G$3])^2&lt; [.$G$3];([.D8]+[.B9]);[.D8])" office:value-type="float" office:value="0" calcext:value-type="float">
            <text:p>0,0000000</text:p>
          </table:table-cell>
          <table:table-cell table:formula="of:=[.D9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5+-[.A10])" office:value-type="float" office:value="0.125" calcext:value-type="float">
            <text:p>0,12500000</text:p>
          </table:table-cell>
          <table:table-cell table:formula="of:=IF((([.D9]+[.B10])*[.$G$3])^2&lt; [.$G$3];&quot;sim&quot;;&quot;nao&quot;)" office:value-type="string" office:string-value="nao" calcext:value-type="string">
            <text:p>nao</text:p>
          </table:table-cell>
          <table:table-cell table:formula="of:=IF((([.D9]+[.B10])*[.$G$3])^2&lt; [.$G$3];([.D9]+[.B10]);[.D9])" office:value-type="float" office:value="0" calcext:value-type="float">
            <text:p>0,0000000</text:p>
          </table:table-cell>
          <table:table-cell table:formula="of:=[.D10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5+-[.A11])" office:value-type="float" office:value="0.0625" calcext:value-type="float">
            <text:p>0,06250000</text:p>
          </table:table-cell>
          <table:table-cell table:formula="of:=IF((([.D10]+[.B11])*[.$G$3])^2&lt; [.$G$3];&quot;sim&quot;;&quot;nao&quot;)" office:value-type="string" office:string-value="nao" calcext:value-type="string">
            <text:p>nao</text:p>
          </table:table-cell>
          <table:table-cell table:formula="of:=IF((([.D10]+[.B11])*[.$G$3])^2&lt; [.$G$3];([.D10]+[.B11]);[.D10])" office:value-type="float" office:value="0" calcext:value-type="float">
            <text:p>0,0000000</text:p>
          </table:table-cell>
          <table:table-cell table:formula="of:=[.D11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5+-[.A12])" office:value-type="float" office:value="0.03125" calcext:value-type="float">
            <text:p>0,03125000</text:p>
          </table:table-cell>
          <table:table-cell table:formula="of:=IF((([.D11]+[.B12])*[.$G$3])^2&lt; [.$G$3];&quot;sim&quot;;&quot;nao&quot;)" office:value-type="string" office:string-value="nao" calcext:value-type="string">
            <text:p>nao</text:p>
          </table:table-cell>
          <table:table-cell table:formula="of:=IF((([.D11]+[.B12])*[.$G$3])^2&lt; [.$G$3];([.D11]+[.B12]);[.D11])" office:value-type="float" office:value="0" calcext:value-type="float">
            <text:p>0,0000000</text:p>
          </table:table-cell>
          <table:table-cell table:formula="of:=[.D12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5+-[.A13])" office:value-type="float" office:value="0.015625" calcext:value-type="float">
            <text:p>0,01562500</text:p>
          </table:table-cell>
          <table:table-cell table:formula="of:=IF((([.D12]+[.B13])*[.$G$3])^2&lt; [.$G$3];&quot;sim&quot;;&quot;nao&quot;)" office:value-type="string" office:string-value="nao" calcext:value-type="string">
            <text:p>nao</text:p>
          </table:table-cell>
          <table:table-cell table:formula="of:=IF((([.D12]+[.B13])*[.$G$3])^2&lt; [.$G$3];([.D12]+[.B13]);[.D12])" office:value-type="float" office:value="0" calcext:value-type="float">
            <text:p>0,0000000</text:p>
          </table:table-cell>
          <table:table-cell table:formula="of:=[.D13]*[.$G$3]" office:value-type="float" office:value="0" calcext:value-type="float">
            <text:p>0,000000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5+-[.A14])" office:value-type="float" office:value="0.0078125" calcext:value-type="float">
            <text:p>0,00781250</text:p>
          </table:table-cell>
          <table:table-cell table:formula="of:=IF((([.D13]+[.B14])*[.$G$3])^2&lt; [.$G$3];&quot;sim&quot;;&quot;nao&quot;)" office:value-type="string" office:string-value="sim" calcext:value-type="string">
            <text:p>sim</text:p>
          </table:table-cell>
          <table:table-cell table:formula="of:=IF((([.D13]+[.B14])*[.$G$3])^2&lt; [.$G$3];([.D13]+[.B14]);[.D13])" office:value-type="float" office:value="0.0078125" calcext:value-type="float">
            <text:p>0,0078125</text:p>
          </table:table-cell>
          <table:table-cell table:formula="of:=[.D14]*[.$G$3]" office:value-type="float" office:value="107.3741824" calcext:value-type="float">
            <text:p>107,3741824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5+-[.A15])" office:value-type="float" office:value="0.00390625" calcext:value-type="float">
            <text:p>0,00390625</text:p>
          </table:table-cell>
          <table:table-cell table:formula="of:=IF((([.D14]+[.B15])*[.$G$3])^2&lt; [.$G$3];&quot;sim&quot;;&quot;nao&quot;)" office:value-type="string" office:string-value="nao" calcext:value-type="string">
            <text:p>nao</text:p>
          </table:table-cell>
          <table:table-cell table:formula="of:=IF((([.D14]+[.B15])*[.$G$3])^2&lt; [.$G$3];([.D14]+[.B15]);[.D14])" office:value-type="float" office:value="0.0078125" calcext:value-type="float">
            <text:p>0,0078125</text:p>
          </table:table-cell>
          <table:table-cell table:formula="of:=[.D15]*[.$G$3]" office:value-type="float" office:value="107.3741824" calcext:value-type="float">
            <text:p>107,3741824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5+-[.A16])" office:value-type="float" office:value="0.001953125" calcext:value-type="float">
            <text:p>0,00195313</text:p>
          </table:table-cell>
          <table:table-cell table:formula="of:=IF((([.D15]+[.B16])*[.$G$3])^2&lt; [.$G$3];&quot;sim&quot;;&quot;nao&quot;)" office:value-type="string" office:string-value="nao" calcext:value-type="string">
            <text:p>nao</text:p>
          </table:table-cell>
          <table:table-cell table:formula="of:=IF((([.D15]+[.B16])*[.$G$3])^2&lt; [.$G$3];([.D15]+[.B16]);[.D15])" office:value-type="float" office:value="0.0078125" calcext:value-type="float">
            <text:p>0,0078125</text:p>
          </table:table-cell>
          <table:table-cell table:formula="of:=[.D16]*[.$G$3]" office:value-type="float" office:value="107.3741824" calcext:value-type="float">
            <text:p>107,3741824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5+-[.A17])" office:value-type="float" office:value="0.0009765625" calcext:value-type="float">
            <text:p>0,00097656</text:p>
          </table:table-cell>
          <table:table-cell table:formula="of:=IF((([.D16]+[.B17])*[.$G$3])^2&lt; [.$G$3];&quot;sim&quot;;&quot;nao&quot;)" office:value-type="string" office:string-value="nao" calcext:value-type="string">
            <text:p>nao</text:p>
          </table:table-cell>
          <table:table-cell table:formula="of:=IF((([.D16]+[.B17])*[.$G$3])^2&lt; [.$G$3];([.D16]+[.B17]);[.D16])" office:value-type="float" office:value="0.0078125" calcext:value-type="float">
            <text:p>0,0078125</text:p>
          </table:table-cell>
          <table:table-cell table:formula="of:=[.D17]*[.$G$3]" office:value-type="float" office:value="107.3741824" calcext:value-type="float">
            <text:p>107,374182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5+-[.A18])" office:value-type="float" office:value="0.00048828125" calcext:value-type="float">
            <text:p>0,00048828</text:p>
          </table:table-cell>
          <table:table-cell table:formula="of:=IF((([.D17]+[.B18])*[.$G$3])^2&lt; [.$G$3];&quot;sim&quot;;&quot;nao&quot;)" office:value-type="string" office:string-value="sim" calcext:value-type="string">
            <text:p>sim</text:p>
          </table:table-cell>
          <table:table-cell table:formula="of:=IF((([.D17]+[.B18])*[.$G$3])^2&lt; [.$G$3];([.D17]+[.B18]);[.D17])" office:value-type="float" office:value="0.00830078125" calcext:value-type="float">
            <text:p>0,0083008</text:p>
          </table:table-cell>
          <table:table-cell table:formula="of:=[.D18]*[.$G$3]" office:value-type="float" office:value="114.0850688" calcext:value-type="float">
            <text:p>114,0850688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(5+-[.A19])" office:value-type="float" office:value="0.000244140625" calcext:value-type="float">
            <text:p>0,00024414</text:p>
          </table:table-cell>
          <table:table-cell table:formula="of:=IF((([.D18]+[.B19])*[.$G$3])^2&lt; [.$G$3];&quot;sim&quot;;&quot;nao&quot;)" office:value-type="string" office:string-value="nao" calcext:value-type="string">
            <text:p>nao</text:p>
          </table:table-cell>
          <table:table-cell table:formula="of:=IF((([.D18]+[.B19])*[.$G$3])^2&lt; [.$G$3];([.D18]+[.B19]);[.D18])" office:value-type="float" office:value="0.00830078125" calcext:value-type="float">
            <text:p>0,0083008</text:p>
          </table:table-cell>
          <table:table-cell table:formula="of:=[.D19]*[.$G$3]" office:value-type="float" office:value="114.0850688" calcext:value-type="float">
            <text:p>114,0850688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(5+-[.A20])" office:value-type="float" office:value="0.0001220703125" calcext:value-type="float">
            <text:p>0,00012207</text:p>
          </table:table-cell>
          <table:table-cell table:formula="of:=IF((([.D19]+[.B20])*[.$G$3])^2&lt; [.$G$3];&quot;sim&quot;;&quot;nao&quot;)" office:value-type="string" office:string-value="sim" calcext:value-type="string">
            <text:p>sim</text:p>
          </table:table-cell>
          <table:table-cell table:formula="of:=IF((([.D19]+[.B20])*[.$G$3])^2&lt; [.$G$3];([.D19]+[.B20]);[.D19])" office:value-type="float" office:value="0.0084228515625" calcext:value-type="float">
            <text:p>0,0084229</text:p>
          </table:table-cell>
          <table:table-cell table:formula="of:=[.D20]*[.$G$3]" office:value-type="float" office:value="115.7627904" calcext:value-type="float">
            <text:p>115,7627904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(5+-[.A21])" office:value-type="float" office:value="0.00006103515625" calcext:value-type="float">
            <text:p>0,00006104</text:p>
          </table:table-cell>
          <table:table-cell table:formula="of:=IF((([.D20]+[.B21])*[.$G$3])^2&lt; [.$G$3];&quot;sim&quot;;&quot;nao&quot;)" office:value-type="string" office:string-value="sim" calcext:value-type="string">
            <text:p>sim</text:p>
          </table:table-cell>
          <table:table-cell table:formula="of:=IF((([.D20]+[.B21])*[.$G$3])^2&lt; [.$G$3];([.D20]+[.B21]);[.D20])" office:value-type="float" office:value="0.00848388671875" calcext:value-type="float">
            <text:p>0,0084839</text:p>
          </table:table-cell>
          <table:table-cell table:formula="of:=[.D21]*[.$G$3]" office:value-type="float" office:value="116.6016512" calcext:value-type="float">
            <text:p>116,601651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(5+-[.A22])" office:value-type="float" office:value="0.000030517578125" calcext:value-type="float">
            <text:p>0,00003052</text:p>
          </table:table-cell>
          <table:table-cell table:formula="of:=IF((([.D21]+[.B22])*[.$G$3])^2&lt; [.$G$3];&quot;sim&quot;;&quot;nao&quot;)" office:value-type="string" office:string-value="sim" calcext:value-type="string">
            <text:p>sim</text:p>
          </table:table-cell>
          <table:table-cell table:formula="of:=IF((([.D21]+[.B22])*[.$G$3])^2&lt; [.$G$3];([.D21]+[.B22]);[.D21])" office:value-type="float" office:value="0.008514404296875" calcext:value-type="float">
            <text:p>0,0085144</text:p>
          </table:table-cell>
          <table:table-cell table:formula="of:=[.D22]*[.$G$3]" office:value-type="float" office:value="117.0210816" calcext:value-type="float">
            <text:p>117,0210816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(5+-[.A23])" office:value-type="float" office:value="0.0000152587890625" calcext:value-type="float">
            <text:p>0,00001526</text:p>
          </table:table-cell>
          <table:table-cell table:formula="of:=IF((([.D22]+[.B23])*[.$G$3])^2&lt; [.$G$3];&quot;sim&quot;;&quot;nao&quot;)" office:value-type="string" office:string-value="sim" calcext:value-type="string">
            <text:p>sim</text:p>
          </table:table-cell>
          <table:table-cell table:formula="of:=IF((([.D22]+[.B23])*[.$G$3])^2&lt; [.$G$3];([.D22]+[.B23]);[.D22])" office:value-type="float" office:value="0.0085296630859375" calcext:value-type="float">
            <text:p>0,0085297</text:p>
          </table:table-cell>
          <table:table-cell table:formula="of:=[.D23]*[.$G$3]" office:value-type="float" office:value="117.2307968" calcext:value-type="float">
            <text:p>117,2307968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(5+-[.A24])" office:value-type="float" office:value="0.00000762939453125" calcext:value-type="float">
            <text:p>0,00000763</text:p>
          </table:table-cell>
          <table:table-cell table:formula="of:=IF((([.D23]+[.B24])*[.$G$3])^2&lt; [.$G$3];&quot;sim&quot;;&quot;nao&quot;)" office:value-type="string" office:string-value="nao" calcext:value-type="string">
            <text:p>nao</text:p>
          </table:table-cell>
          <table:table-cell table:formula="of:=IF((([.D23]+[.B24])*[.$G$3])^2&lt; [.$G$3];([.D23]+[.B24]);[.D23])" office:value-type="float" office:value="0.0085296630859375" calcext:value-type="float">
            <text:p>0,0085297</text:p>
          </table:table-cell>
          <table:table-cell table:formula="of:=[.D24]*[.$G$3]" office:value-type="float" office:value="117.2307968" calcext:value-type="float">
            <text:p>117,2307968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(5+-[.A25])" office:value-type="float" office:value="0.000003814697265625" calcext:value-type="float">
            <text:p>0,00000381</text:p>
          </table:table-cell>
          <table:table-cell table:formula="of:=IF((([.D24]+[.B25])*[.$G$3])^2&lt; [.$G$3];&quot;sim&quot;;&quot;nao&quot;)" office:value-type="string" office:string-value="nao" calcext:value-type="string">
            <text:p>nao</text:p>
          </table:table-cell>
          <table:table-cell table:formula="of:=IF((([.D24]+[.B25])*[.$G$3])^2&lt; [.$G$3];([.D24]+[.B25]);[.D24])" office:value-type="float" office:value="0.0085296630859375" calcext:value-type="float">
            <text:p>0,0085297</text:p>
          </table:table-cell>
          <table:table-cell table:formula="of:=[.D25]*[.$G$3]" office:value-type="float" office:value="117.2307968" calcext:value-type="float">
            <text:p>117,2307968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(5+-[.A26])" office:value-type="float" office:value="0.0000019073486328125" calcext:value-type="float">
            <text:p>0,00000191</text:p>
          </table:table-cell>
          <table:table-cell table:formula="of:=IF((([.D25]+[.B26])*[.$G$3])^2&lt; [.$G$3];&quot;sim&quot;;&quot;nao&quot;)" office:value-type="string" office:string-value="nao" calcext:value-type="string">
            <text:p>nao</text:p>
          </table:table-cell>
          <table:table-cell table:formula="of:=IF((([.D25]+[.B26])*[.$G$3])^2&lt; [.$G$3];([.D25]+[.B26]);[.D25])" office:value-type="float" office:value="0.0085296630859375" calcext:value-type="float">
            <text:p>0,0085297</text:p>
          </table:table-cell>
          <table:table-cell table:formula="of:=[.D26]*[.$G$3]" office:value-type="float" office:value="117.2307968" calcext:value-type="float">
            <text:p>117,23079680</text:p>
          </table:table-cell>
          <table:table-cell table:number-columns-repeated="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2" table:formula="of:=2^(5+-[.A27])" office:value-type="float" office:value="0.00000095367431640625" calcext:value-type="float">
            <text:p>0,00000095</text:p>
          </table:table-cell>
          <table:table-cell table:style-name="ce35" table:formula="of:=IF((([.D26]+[.B27])*[.$G$3])^2&lt; [.$G$3];&quot;sim&quot;;&quot;nao&quot;)" office:value-type="string" office:string-value="nao" calcext:value-type="string">
            <text:p>nao</text:p>
          </table:table-cell>
          <table:table-cell table:style-name="ce39" table:formula="of:=IF((([.D26]+[.B27])*[.$G$3])^2&lt; [.$G$3];([.D26]+[.B27]);[.D26])" office:value-type="float" office:value="0.0085296630859375" calcext:value-type="float">
            <text:p>0,0085297</text:p>
          </table:table-cell>
          <table:table-cell table:style-name="ce41" table:formula="of:=[.D27]*[.$G$3]" office:value-type="float" office:value="117.2307968" calcext:value-type="float">
            <text:p>117,2307968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4"/>
          <table:table-cell table:style-name="ce9" office:value-type="string" calcext:value-type="string">
            <text:p>x</text:p>
          </table:table-cell>
          <table:table-cell table:style-name="ce13" office:value-type="float" office:value="0.0000032" calcext:value-type="float">
            <text:p>0,000003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9" office:value-type="string" calcext:value-type="string">
            <text:p>sqrt(x)</text:p>
          </table:table-cell>
          <table:table-cell table:style-name="ce14" table:formula="of:=[.H3]" office:value-type="float" office:value="0.0017888" calcext:value-type="float">
            <text:p>0,00178880</text:p>
          </table:table-cell>
          <table:table-cell table:style-name="Default" table:number-columns-repeated="3"/>
          <table:table-cell table:number-columns-repeated="2"/>
        </table:table-row>
      </table:table>
      <table:table table:name="senoECosseno" table:style-name="ta1">
        <table:table-column table:style-name="co1" table:default-cell-style-name="ce16"/>
        <table:table-column table:style-name="co10" table:default-cell-style-name="ce7"/>
        <table:table-column table:style-name="co1" table:default-cell-style-name="ce52"/>
        <table:table-column table:style-name="co1" table:default-cell-style-name="ce22"/>
        <table:table-column table:style-name="co1" table:default-cell-style-name="ce16"/>
        <table:table-column table:style-name="co1" table:default-cell-style-name="ce19"/>
        <table:table-column table:style-name="co11" table:default-cell-style-name="ce56"/>
        <table:table-column table:style-name="co1" table:default-cell-style-name="ce23"/>
        <table:table-column table:style-name="co12" table:number-columns-repeated="3" table:default-cell-style-name="ce6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8" office:value-type="string" calcext:value-type="string" table:number-columns-spanned="4" table:number-rows-spanned="1">
            <text:p>Tabela seno e cosseno</text:p>
          </table:table-cell>
          <table:covered-table-cell table:style-name="ce36"/>
          <table:covered-table-cell table:style-name="ce51"/>
          <table:covered-table-cell table:style-name="ce40"/>
          <table:table-cell table:style-name="ce33" office:value-type="string" calcext:value-type="string" table:number-columns-spanned="4" table:number-rows-spanned="1">
            <text:p>Passos com o calculo de sen(x) e cos(x)</text:p>
          </table:table-cell>
          <table:covered-table-cell table:number-columns-repeated="2" table:style-name="ce36"/>
          <table:covered-table-cell table:style-name="ce40"/>
          <table:table-cell table:style-name="ce42" office:value-type="string" calcext:value-type="string" table:number-columns-spanned="4" table:number-rows-spanned="1">
            <text:p>variaveis auxiliares para calculo de sen(x) <text:s/>e cos(x)</text:p>
          </table:table-cell>
          <table:covered-table-cell table:number-columns-repeated="2" table:style-name="ce43"/>
          <table:covered-table-cell table:style-name="ce45"/>
          <table:table-cell/>
        </table:table-row>
        <table:table-row table:style-name="ro1">
          <table:table-cell office:value-type="string" calcext:value-type="string">
            <text:p>linha</text:p>
          </table:table-cell>
          <table:table-cell table:style-name="ce6" office:value-type="string" calcext:value-type="string">
            <text:p>valor</text:p>
          </table:table-cell>
          <table:table-cell office:value-type="string" calcext:value-type="string">
            <text:p>sen(x)</text:p>
          </table:table-cell>
          <table:table-cell office:value-type="string" calcext:value-type="string">
            <text:p>cos(x)</text:p>
          </table:table-cell>
          <table:table-cell office:value-type="string" calcext:value-type="string">
            <text:p>usar linha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en(x)</text:p>
          </table:table-cell>
          <table:table-cell table:style-name="ce22" office:value-type="string" calcext:value-type="string">
            <text:p>cos(x)</text:p>
          </table:table-cell>
          <table:table-cell table:style-name="ce42" office:value-type="string" calcext:value-type="string">
            <text:p>quadrante da entrada</text:p>
          </table:table-cell>
          <table:table-cell table:style-name="ce43" office:value-type="string" calcext:value-type="string">
            <text:p>normalizacao para a entrada</text:p>
          </table:table-cell>
          <table:table-cell table:style-name="ce43" office:value-type="string" calcext:value-type="string">
            <text:p>saida para cos(x)</text:p>
          </table:table-cell>
          <table:table-cell table:style-name="ce43" office:value-type="string" calcext:value-type="string">
            <text:p>saida para sen(x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.14159265359*(2^(-[.A3]))" office:value-type="float" office:value="1.570796326795" calcext:value-type="float">
            <text:p>1,57079633</text:p>
          </table:table-cell>
          <table:table-cell table:formula="of:=SIN([.B3])" office:value-type="float" office:value="1" calcext:value-type="float">
            <text:p>1</text:p>
          </table:table-cell>
          <table:table-cell table:formula="of:=COS([.B3])" office:value-type="float" office:value="-0.000000000000103411553555107" calcext:value-type="float">
            <text:p>-1,03411553555107E-013</text:p>
          </table:table-cell>
          <table:table-cell table:formula="of:=IF([.B3]&lt;[.$J$3];&quot;sim&quot;;&quot;nao&quot;)" office:value-type="string" office:string-value="nao" calcext:value-type="string">
            <text:p>nao</text:p>
          </table:table-cell>
          <table:table-cell table:formula="of:=IF([.B3]&lt;[.$J$3];[.B3];0)" office:value-type="float" office:value="0" calcext:value-type="float">
            <text:p>0,00000000</text:p>
          </table:table-cell>
          <table:table-cell table:style-name="ce6" table:formula="of:=IF([.B3]&lt;[.$J$3];[.D3]*0-[.C3]*1;1)" office:value-type="float" office:value="1" calcext:value-type="float">
            <text:p>1</text:p>
          </table:table-cell>
          <table:table-cell table:style-name="ce22" table:formula="of:=IF([.B3]&lt;[.$J$3];[.C3]*0+[.D3]*1;0)" office:value-type="float" office:value="0" calcext:value-type="float">
            <text:p>0</text:p>
          </table:table-cell>
          <table:table-cell table:style-name="ce58" table:formula="of:=IF( [.I5]&gt;0;INT(ABS([.I5]/1.570796326795))+1;INT(ABS(([.I5]/1.570796326795)+4)+1))" office:value-type="float" office:value="4" calcext:value-type="float">
            <text:p>4</text:p>
          </table:table-cell>
          <table:table-cell table:style-name="ce43" table:formula="of:=1.570796326795-((ABS([.C31]/1.570796326795)-INT(ABS([.C31]/1.570796326795)))*1.570796326795)" office:value-type="float" office:value="1.40195878423501" calcext:value-type="float">
            <text:p>1,4019587842</text:p>
          </table:table-cell>
          <table:table-cell table:style-name="ce43" table:formula="of:=IF(OR([.I3]=2;[.I3]=3) ; -[.H27];[.H27])" office:value-type="float" office:value="0.985780758720311" calcext:value-type="float">
            <text:p>0,9857807587</text:p>
          </table:table-cell>
          <table:table-cell table:style-name="ce59" table:formula="of:=IF(OR([.I3]=3;[.I3]=4) ; -[.G27];[.G27])" office:value-type="float" office:value="-0.168036590470076" calcext:value-type="float">
            <text:p>-0,16803659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.14159265359*(2^(-[.A4]))" office:value-type="float" office:value="0.7853981633975" calcext:value-type="float">
            <text:p>0,78539816</text:p>
          </table:table-cell>
          <table:table-cell table:formula="of:=SIN([.B4])" office:value-type="float" office:value="0.707106781186584" calcext:value-type="float">
            <text:p>0,7071067812</text:p>
          </table:table-cell>
          <table:table-cell table:formula="of:=COS([.B4])" office:value-type="float" office:value="0.707106781186511" calcext:value-type="float">
            <text:p>0,7071067812</text:p>
          </table:table-cell>
          <table:table-cell table:formula="of:=IF(([.B4]+[.F3])&lt;[.$J$3];&quot;sim&quot;;&quot;nao&quot;)" office:value-type="string" office:string-value="sim" calcext:value-type="string">
            <text:p>sim</text:p>
          </table:table-cell>
          <table:table-cell table:formula="of:=IF(([.B4]+[.F3])&lt;[.$J$3];([.B4]+[.F3]);[.F3])" office:value-type="float" office:value="0.7853981633975" calcext:value-type="float">
            <text:p>0,78539816</text:p>
          </table:table-cell>
          <table:table-cell table:formula="of:=IF(([.F3]+[.B4])&lt;[.$J$3];[.D4]*[.G3]-[.C4]*[.H3];[.G3])" office:value-type="float" office:value="0.707106781186511" calcext:value-type="float">
            <text:p>0,7071067812</text:p>
          </table:table-cell>
          <table:table-cell table:formula="of:=IF(([.F3]+[.B4])&lt;[.$J$3];[.C4]*[.G3]+[.D4]*[.H3];[.H3])" office:value-type="float" office:value="0.707106781186584" calcext:value-type="float">
            <text:p>0,7071067812</text:p>
          </table:table-cell>
          <table:table-cell table:style-name="ce43" office:value-type="string" calcext:value-type="string">
            <text:p>normalizacao para o circul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.14159265359*(2^(-[.A5]))" office:value-type="float" office:value="0.39269908169875" calcext:value-type="float">
            <text:p>0,39269908</text:p>
          </table:table-cell>
          <table:table-cell table:formula="of:=SIN([.B5])" office:value-type="float" office:value="0.382683432365114" calcext:value-type="float">
            <text:p>0,3826834324</text:p>
          </table:table-cell>
          <table:table-cell table:formula="of:=COS([.B5])" office:value-type="float" office:value="0.923879532511277" calcext:value-type="float">
            <text:p>0,9238795325</text:p>
          </table:table-cell>
          <table:table-cell table:formula="of:=IF(([.B5]+[.F4])&lt;[.$J$3];&quot;sim&quot;;&quot;nao&quot;)" office:value-type="string" office:string-value="sim" calcext:value-type="string">
            <text:p>sim</text:p>
          </table:table-cell>
          <table:table-cell table:formula="of:=IF(([.B5]+[.F4])&lt;[.$J$3];([.B5]+[.F4]);[.F4])" office:value-type="float" office:value="1.17809724509625" calcext:value-type="float">
            <text:p>1,17809725</text:p>
          </table:table-cell>
          <table:table-cell table:formula="of:=IF(([.F4]+[.B5])&lt;[.$J$3];[.D5]*[.G4]-[.C5]*[.H4];[.G4])" office:value-type="float" office:value="0.382683432365018" calcext:value-type="float">
            <text:p>0,3826834324</text:p>
          </table:table-cell>
          <table:table-cell table:formula="of:=IF(([.F4]+[.B5])&lt;[.$J$3];[.C5]*[.G4]+[.D5]*[.H4];[.H4])" office:value-type="float" office:value="0.923879532511316" calcext:value-type="float">
            <text:p>0,9238795325</text:p>
          </table:table-cell>
          <table:table-cell table:style-name="ce43" table:formula="of:=6.28318530718-((ABS([.C31]/6.28318530718)-INT(ABS([.C31]/6.28318530718)))*6.28318530718)" office:value-type="float" office:value="6.11434776462001" calcext:value-type="float">
            <text:p>6,114347764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.14159265359*(2^(-[.A6]))" office:value-type="float" office:value="0.196349540849375" calcext:value-type="float">
            <text:p>0,19634954</text:p>
          </table:table-cell>
          <table:table-cell table:formula="of:=SIN([.B6])" office:value-type="float" office:value="0.195090322016141" calcext:value-type="float">
            <text:p>0,195090322</text:p>
          </table:table-cell>
          <table:table-cell table:formula="of:=COS([.B6])" office:value-type="float" office:value="0.980785280403228" calcext:value-type="float">
            <text:p>0,9807852804</text:p>
          </table:table-cell>
          <table:table-cell table:formula="of:=IF(([.B6]+[.F5])&lt;[.$J$3];&quot;sim&quot;;&quot;nao&quot;)" office:value-type="string" office:string-value="sim" calcext:value-type="string">
            <text:p>sim</text:p>
          </table:table-cell>
          <table:table-cell table:formula="of:=IF(([.B6]+[.F5])&lt;[.$J$3];([.B6]+[.F5]);[.F5])" office:value-type="float" office:value="1.37444678594563" calcext:value-type="float">
            <text:p>1,37444679</text:p>
          </table:table-cell>
          <table:table-cell table:formula="of:=IF(([.F5]+[.B6])&lt;[.$J$3];[.D6]*[.G5]-[.C6]*[.H5];[.G5])" office:value-type="float" office:value="0.195090322016039" calcext:value-type="float">
            <text:p>0,195090322</text:p>
          </table:table-cell>
          <table:table-cell table:formula="of:=IF(([.F5]+[.B6])&lt;[.$J$3];[.C6]*[.G5]+[.D6]*[.H5];[.H5])" office:value-type="float" office:value="0.980785280403248" calcext:value-type="float">
            <text:p>0,980785280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.14159265359*(2^(-[.A7]))" office:value-type="float" office:value="0.0981747704246875" calcext:value-type="float">
            <text:p>0,09817477</text:p>
          </table:table-cell>
          <table:table-cell table:formula="of:=SIN([.B7])" office:value-type="float" office:value="0.098017140329567" calcext:value-type="float">
            <text:p>0,0980171403</text:p>
          </table:table-cell>
          <table:table-cell table:formula="of:=COS([.B7])" office:value-type="float" office:value="0.995184726672196" calcext:value-type="float">
            <text:p>0,9951847267</text:p>
          </table:table-cell>
          <table:table-cell table:formula="of:=IF(([.B7]+[.F6])&lt;[.$J$3];&quot;sim&quot;;&quot;nao&quot;)" office:value-type="string" office:string-value="nao" calcext:value-type="string">
            <text:p>nao</text:p>
          </table:table-cell>
          <table:table-cell table:formula="of:=IF(([.B7]+[.F6])&lt;[.$J$3];([.B7]+[.F6]);[.F6])" office:value-type="float" office:value="1.37444678594563" calcext:value-type="float">
            <text:p>1,37444679</text:p>
          </table:table-cell>
          <table:table-cell table:formula="of:=IF(([.F6]+[.B7])&lt;[.$J$3];[.D7]*[.G6]-[.C7]*[.H6];[.G6])" office:value-type="float" office:value="0.195090322016039" calcext:value-type="float">
            <text:p>0,195090322</text:p>
          </table:table-cell>
          <table:table-cell table:formula="of:=IF(([.F6]+[.B7])&lt;[.$J$3];[.C7]*[.G6]+[.D7]*[.H6];[.H6])" office:value-type="float" office:value="0.980785280403248" calcext:value-type="float">
            <text:p>0,9807852804</text:p>
          </table:table-cell>
          <table:table-cell table:number-columns-repeated="2"/>
          <table:table-cell table:style-name="Default"/>
          <table:table-cell table:style-name="ce6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.14159265359*(2^(-[.A8]))" office:value-type="float" office:value="0.0490873852123438" calcext:value-type="float">
            <text:p>0,04908739</text:p>
          </table:table-cell>
          <table:table-cell table:formula="of:=SIN([.B8])" office:value-type="float" office:value="0.0490676743274212" calcext:value-type="float">
            <text:p>0,0490676743</text:p>
          </table:table-cell>
          <table:table-cell table:formula="of:=COS([.B8])" office:value-type="float" office:value="0.998795456205172" calcext:value-type="float">
            <text:p>0,9987954562</text:p>
          </table:table-cell>
          <table:table-cell table:formula="of:=IF(([.B8]+[.F7])&lt;[.$J$3];&quot;sim&quot;;&quot;nao&quot;)" office:value-type="string" office:string-value="nao" calcext:value-type="string">
            <text:p>nao</text:p>
          </table:table-cell>
          <table:table-cell table:formula="of:=IF(([.B8]+[.F7])&lt;[.$J$3];([.B8]+[.F7]);[.F7])" office:value-type="float" office:value="1.37444678594563" calcext:value-type="float">
            <text:p>1,37444679</text:p>
          </table:table-cell>
          <table:table-cell table:formula="of:=IF(([.F7]+[.B8])&lt;[.$J$3];[.D8]*[.G7]-[.C8]*[.H7];[.G7])" office:value-type="float" office:value="0.195090322016039" calcext:value-type="float">
            <text:p>0,195090322</text:p>
          </table:table-cell>
          <table:table-cell table:formula="of:=IF(([.F7]+[.B8])&lt;[.$J$3];[.C8]*[.G7]+[.D8]*[.H7];[.H7])" office:value-type="float" office:value="0.980785280403248" calcext:value-type="float">
            <text:p>0,980785280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.14159265359*(2^(-[.A9]))" office:value-type="float" office:value="0.0245436926061719" calcext:value-type="float">
            <text:p>0,02454369</text:p>
          </table:table-cell>
          <table:table-cell table:formula="of:=SIN([.B9])" office:value-type="float" office:value="0.0245412285229139" calcext:value-type="float">
            <text:p>0,0245412285</text:p>
          </table:table-cell>
          <table:table-cell table:formula="of:=COS([.B9])" office:value-type="float" office:value="0.999698818696204" calcext:value-type="float">
            <text:p>0,9996988187</text:p>
          </table:table-cell>
          <table:table-cell table:formula="of:=IF(([.B9]+[.F8])&lt;[.$J$3];&quot;sim&quot;;&quot;nao&quot;)" office:value-type="string" office:string-value="sim" calcext:value-type="string">
            <text:p>sim</text:p>
          </table:table-cell>
          <table:table-cell table:formula="of:=IF(([.B9]+[.F8])&lt;[.$J$3];([.B9]+[.F8]);[.F8])" office:value-type="float" office:value="1.3989904785518" calcext:value-type="float">
            <text:p>1,39899048</text:p>
          </table:table-cell>
          <table:table-cell table:formula="of:=IF(([.F8]+[.B9])&lt;[.$J$3];[.D9]*[.G8]-[.C9]*[.H8];[.G8])" office:value-type="float" office:value="0.17096188876021" calcext:value-type="float">
            <text:p>0,1709618888</text:p>
          </table:table-cell>
          <table:table-cell table:formula="of:=IF(([.F8]+[.B9])&lt;[.$J$3];[.C9]*[.G8]+[.D9]*[.H8];[.H8])" office:value-type="float" office:value="0.985277642388957" calcext:value-type="float">
            <text:p>0,985277642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.14159265359*(2^(-[.A10]))" office:value-type="float" office:value="0.0122718463030859" calcext:value-type="float">
            <text:p>0,01227185</text:p>
          </table:table-cell>
          <table:table-cell table:formula="of:=SIN([.B10])" office:value-type="float" office:value="0.0122715382857207" calcext:value-type="float">
            <text:p>0,0122715383</text:p>
          </table:table-cell>
          <table:table-cell table:formula="of:=COS([.B10])" office:value-type="float" office:value="0.999924701839145" calcext:value-type="float">
            <text:p>0,9999247018</text:p>
          </table:table-cell>
          <table:table-cell table:formula="of:=IF(([.B10]+[.F9])&lt;[.$J$3];&quot;sim&quot;;&quot;nao&quot;)" office:value-type="string" office:string-value="nao" calcext:value-type="string">
            <text:p>nao</text:p>
          </table:table-cell>
          <table:table-cell table:formula="of:=IF(([.B10]+[.F9])&lt;[.$J$3];([.B10]+[.F9]);[.F9])" office:value-type="float" office:value="1.3989904785518" calcext:value-type="float">
            <text:p>1,39899048</text:p>
          </table:table-cell>
          <table:table-cell table:formula="of:=IF(([.F9]+[.B10])&lt;[.$J$3];[.D10]*[.G9]-[.C10]*[.H9];[.G9])" office:value-type="float" office:value="0.17096188876021" calcext:value-type="float">
            <text:p>0,1709618888</text:p>
          </table:table-cell>
          <table:table-cell table:formula="of:=IF(([.F9]+[.B10])&lt;[.$J$3];[.C10]*[.G9]+[.D10]*[.H9];[.H9])" office:value-type="float" office:value="0.985277642388957" calcext:value-type="float">
            <text:p>0,985277642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.14159265359*(2^(-[.A11]))" office:value-type="float" office:value="0.00613592315154297" calcext:value-type="float">
            <text:p>0,00613592</text:p>
          </table:table-cell>
          <table:table-cell table:formula="of:=SIN([.B11])" office:value-type="float" office:value="0.00613588464915488" calcext:value-type="float">
            <text:p>0,0061358846</text:p>
          </table:table-cell>
          <table:table-cell table:formula="of:=COS([.B11])" office:value-type="float" office:value="0.999981175282601" calcext:value-type="float">
            <text:p>0,9999811753</text:p>
          </table:table-cell>
          <table:table-cell table:formula="of:=IF(([.B11]+[.F10])&lt;[.$J$3];&quot;sim&quot;;&quot;nao&quot;)" office:value-type="string" office:string-value="nao" calcext:value-type="string">
            <text:p>nao</text:p>
          </table:table-cell>
          <table:table-cell table:formula="of:=IF(([.B11]+[.F10])&lt;[.$J$3];([.B11]+[.F10]);[.F10])" office:value-type="float" office:value="1.3989904785518" calcext:value-type="float">
            <text:p>1,39899048</text:p>
          </table:table-cell>
          <table:table-cell table:formula="of:=IF(([.F10]+[.B11])&lt;[.$J$3];[.D11]*[.G10]-[.C11]*[.H10];[.G10])" office:value-type="float" office:value="0.17096188876021" calcext:value-type="float">
            <text:p>0,1709618888</text:p>
          </table:table-cell>
          <table:table-cell table:formula="of:=IF(([.F10]+[.B11])&lt;[.$J$3];[.C11]*[.G10]+[.D11]*[.H10];[.H10])" office:value-type="float" office:value="0.985277642388957" calcext:value-type="float">
            <text:p>0,985277642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.14159265359*(2^(-[.A12]))" office:value-type="float" office:value="0.00306796157577148" calcext:value-type="float">
            <text:p>0,00306796</text:p>
          </table:table-cell>
          <table:table-cell table:formula="of:=SIN([.B12])" office:value-type="float" office:value="0.00306795676296618" calcext:value-type="float">
            <text:p>0,0030679568</text:p>
          </table:table-cell>
          <table:table-cell table:formula="of:=COS([.B12])" office:value-type="float" office:value="0.999995293809576" calcext:value-type="float">
            <text:p>0,9999952938</text:p>
          </table:table-cell>
          <table:table-cell table:formula="of:=IF(([.B12]+[.F11])&lt;[.$J$3];&quot;sim&quot;;&quot;nao&quot;)" office:value-type="string" office:string-value="nao" calcext:value-type="string">
            <text:p>nao</text:p>
          </table:table-cell>
          <table:table-cell table:formula="of:=IF(([.B12]+[.F11])&lt;[.$J$3];([.B12]+[.F11]);[.F11])" office:value-type="float" office:value="1.3989904785518" calcext:value-type="float">
            <text:p>1,39899048</text:p>
          </table:table-cell>
          <table:table-cell table:formula="of:=IF(([.F11]+[.B12])&lt;[.$J$3];[.D12]*[.G11]-[.C12]*[.H11];[.G11])" office:value-type="float" office:value="0.17096188876021" calcext:value-type="float">
            <text:p>0,1709618888</text:p>
          </table:table-cell>
          <table:table-cell table:formula="of:=IF(([.F11]+[.B12])&lt;[.$J$3];[.C12]*[.G11]+[.D12]*[.H11];[.H11])" office:value-type="float" office:value="0.985277642388957" calcext:value-type="float">
            <text:p>0,985277642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.14159265359*(2^(-[.A13]))" office:value-type="float" office:value="0.00153398078788574" calcext:value-type="float">
            <text:p>0,00153398</text:p>
          </table:table-cell>
          <table:table-cell table:formula="of:=SIN([.B13])" office:value-type="float" office:value="0.00153398018628487" calcext:value-type="float">
            <text:p>0,0015339802</text:p>
          </table:table-cell>
          <table:table-cell table:formula="of:=COS([.B13])" office:value-type="float" office:value="0.999998823451702" calcext:value-type="float">
            <text:p>0,9999988235</text:p>
          </table:table-cell>
          <table:table-cell table:formula="of:=IF(([.B13]+[.F12])&lt;[.$J$3];&quot;sim&quot;;&quot;nao&quot;)" office:value-type="string" office:string-value="sim" calcext:value-type="string">
            <text:p>sim</text:p>
          </table:table-cell>
          <table:table-cell table:formula="of:=IF(([.B13]+[.F12])&lt;[.$J$3];([.B13]+[.F12]);[.F12])" office:value-type="float" office:value="1.40052445933968" calcext:value-type="float">
            <text:p>1,40052446</text:p>
          </table:table-cell>
          <table:table-cell table:formula="of:=IF(([.F12]+[.B13])&lt;[.$J$3];[.D13]*[.G12]-[.C13]*[.H12];[.G12])" office:value-type="float" office:value="0.169450291233877" calcext:value-type="float">
            <text:p>0,1694502912</text:p>
          </table:table-cell>
          <table:table-cell table:formula="of:=IF(([.F12]+[.B13])&lt;[.$J$3];[.C13]*[.G12]+[.D13]*[.H12];[.H12])" office:value-type="float" office:value="0.985538735312191" calcext:value-type="float">
            <text:p>0,985538735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.14159265359*(2^(-[.A14]))" office:value-type="float" office:value="0.000766990393942871" calcext:value-type="float">
            <text:p>0,00076699</text:p>
          </table:table-cell>
          <table:table-cell table:formula="of:=SIN([.B14])" office:value-type="float" office:value="0.000766990318742755" calcext:value-type="float">
            <text:p>0,0007669903</text:p>
          </table:table-cell>
          <table:table-cell table:formula="of:=COS([.B14])" office:value-type="float" office:value="0.999999705862882" calcext:value-type="float">
            <text:p>0,9999997059</text:p>
          </table:table-cell>
          <table:table-cell table:formula="of:=IF(([.B14]+[.F13])&lt;[.$J$3];&quot;sim&quot;;&quot;nao&quot;)" office:value-type="string" office:string-value="sim" calcext:value-type="string">
            <text:p>sim</text:p>
          </table:table-cell>
          <table:table-cell table:formula="of:=IF(([.B14]+[.F13])&lt;[.$J$3];([.B14]+[.F13]);[.F13])" office:value-type="float" office:value="1.40129144973363" calcext:value-type="float">
            <text:p>1,40129145</text:p>
          </table:table-cell>
          <table:table-cell table:formula="of:=IF(([.F13]+[.B14])&lt;[.$J$3];[.D14]*[.G13]-[.C14]*[.H13];[.G13])" office:value-type="float" office:value="0.168694342723526" calcext:value-type="float">
            <text:p>0,1686943427</text:p>
          </table:table-cell>
          <table:table-cell table:formula="of:=IF(([.F13]+[.B14])&lt;[.$J$3];[.C14]*[.G13]+[.D14]*[.H13];[.H13])" office:value-type="float" office:value="0.985668412161553" calcext:value-type="float">
            <text:p>0,985668412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.14159265359*(2^(-[.A15]))" office:value-type="float" office:value="0.000383495196971436" calcext:value-type="float">
            <text:p>0,00038350</text:p>
          </table:table-cell>
          <table:table-cell table:formula="of:=SIN([.B15])" office:value-type="float" office:value="0.000383495187571421" calcext:value-type="float">
            <text:p>0,0003834952</text:p>
          </table:table-cell>
          <table:table-cell table:formula="of:=COS([.B15])" office:value-type="float" office:value="0.999999926465718" calcext:value-type="float">
            <text:p>0,9999999265</text:p>
          </table:table-cell>
          <table:table-cell table:formula="of:=IF(([.B15]+[.F14])&lt;[.$J$3];&quot;sim&quot;;&quot;nao&quot;)" office:value-type="string" office:string-value="sim" calcext:value-type="string">
            <text:p>sim</text:p>
          </table:table-cell>
          <table:table-cell table:formula="of:=IF(([.B15]+[.F14])&lt;[.$J$3];([.B15]+[.F14]);[.F14])" office:value-type="float" office:value="1.4016749449306" calcext:value-type="float">
            <text:p>1,40167494</text:p>
          </table:table-cell>
          <table:table-cell table:formula="of:=IF(([.F14]+[.B15])&lt;[.$J$3];[.D15]*[.G14]-[.C15]*[.H14];[.G14])" office:value-type="float" office:value="0.168316331226104" calcext:value-type="float">
            <text:p>0,1683163312</text:p>
          </table:table-cell>
          <table:table-cell table:formula="of:=IF(([.F14]+[.B15])&lt;[.$J$3];[.C15]*[.G14]+[.D15]*[.H14];[.H14])" office:value-type="float" office:value="0.985733033149739" calcext:value-type="float">
            <text:p>0,985733033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.14159265359*(2^(-[.A16]))" office:value-type="float" office:value="0.000191747598485718" calcext:value-type="float">
            <text:p>0,00019175</text:p>
          </table:table-cell>
          <table:table-cell table:formula="of:=SIN([.B16])" office:value-type="float" office:value="0.000191747597310716" calcext:value-type="float">
            <text:p>0,0001917476</text:p>
          </table:table-cell>
          <table:table-cell table:formula="of:=COS([.B16])" office:value-type="float" office:value="0.999999981616429" calcext:value-type="float">
            <text:p>0,9999999816</text:p>
          </table:table-cell>
          <table:table-cell table:formula="of:=IF(([.B16]+[.F15])&lt;[.$J$3];&quot;sim&quot;;&quot;nao&quot;)" office:value-type="string" office:string-value="sim" calcext:value-type="string">
            <text:p>sim</text:p>
          </table:table-cell>
          <table:table-cell table:formula="of:=IF(([.B16]+[.F15])&lt;[.$J$3];([.B16]+[.F15]);[.F15])" office:value-type="float" office:value="1.40186669252908" calcext:value-type="float">
            <text:p>1,40186669</text:p>
          </table:table-cell>
          <table:table-cell table:formula="of:=IF(([.F15]+[.B16])&lt;[.$J$3];[.D16]*[.G15]-[.C16]*[.H15];[.G15])" office:value-type="float" office:value="0.168127316191152" calcext:value-type="float">
            <text:p>0,1681273162</text:p>
          </table:table-cell>
          <table:table-cell table:formula="of:=IF(([.F15]+[.B16])&lt;[.$J$3];[.C16]*[.G15]+[.D16]*[.H15];[.H15])" office:value-type="float" office:value="0.985765289280547" calcext:value-type="float">
            <text:p>0,985765289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.14159265359*(2^(-[.A17]))" office:value-type="float" office:value="0.0000958737992428589" calcext:value-type="float">
            <text:p>0,00009587</text:p>
          </table:table-cell>
          <table:table-cell table:formula="of:=SIN([.B17])" office:value-type="float" office:value="0.0000958737990959837" calcext:value-type="float">
            <text:p>9,58737990959837E-005</text:p>
          </table:table-cell>
          <table:table-cell table:formula="of:=COS([.B17])" office:value-type="float" office:value="0.999999995404107" calcext:value-type="float">
            <text:p>0,9999999954</text:p>
          </table:table-cell>
          <table:table-cell table:formula="of:=IF(([.B17]+[.F16])&lt;[.$J$3];&quot;sim&quot;;&quot;nao&quot;)" office:value-type="string" office:string-value="nao" calcext:value-type="string">
            <text:p>nao</text:p>
          </table:table-cell>
          <table:table-cell table:formula="of:=IF(([.B17]+[.F16])&lt;[.$J$3];([.B17]+[.F16]);[.F16])" office:value-type="float" office:value="1.40186669252908" calcext:value-type="float">
            <text:p>1,40186669</text:p>
          </table:table-cell>
          <table:table-cell table:formula="of:=IF(([.F16]+[.B17])&lt;[.$J$3];[.D17]*[.G16]-[.C17]*[.H16];[.G16])" office:value-type="float" office:value="0.168127316191152" calcext:value-type="float">
            <text:p>0,1681273162</text:p>
          </table:table-cell>
          <table:table-cell table:formula="of:=IF(([.F16]+[.B17])&lt;[.$J$3];[.C17]*[.G16]+[.D17]*[.H16];[.H16])" office:value-type="float" office:value="0.985765289280547" calcext:value-type="float">
            <text:p>0,985765289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.14159265359*(2^(-[.A18]))" office:value-type="float" office:value="0.0000479368996214294" calcext:value-type="float">
            <text:p>0,00004794</text:p>
          </table:table-cell>
          <table:table-cell table:formula="of:=SIN([.B18])" office:value-type="float" office:value="0.00004793689960307" calcext:value-type="float">
            <text:p>4,793689960307E-005</text:p>
          </table:table-cell>
          <table:table-cell table:style-name="ce54" table:formula="of:=COS([.B18])" office:value-type="float" office:value="0.999999998851027" calcext:value-type="float">
            <text:p>0,999999999</text:p>
          </table:table-cell>
          <table:table-cell table:formula="of:=IF(([.B18]+[.F17])&lt;[.$J$3];&quot;sim&quot;;&quot;nao&quot;)" office:value-type="string" office:string-value="sim" calcext:value-type="string">
            <text:p>sim</text:p>
          </table:table-cell>
          <table:table-cell table:formula="of:=IF(([.B18]+[.F17])&lt;[.$J$3];([.B18]+[.F17]);[.F17])" office:value-type="float" office:value="1.4019146294287" calcext:value-type="float">
            <text:p>1,40191463</text:p>
          </table:table-cell>
          <table:table-cell table:formula="of:=IF(([.F17]+[.B18])&lt;[.$J$3];[.D18]*[.G17]-[.C18]*[.H17];[.G17])" office:value-type="float" office:value="0.168080061466274" calcext:value-type="float">
            <text:p>0,1680800615</text:p>
          </table:table-cell>
          <table:table-cell table:formula="of:=IF(([.F17]+[.B18])&lt;[.$J$3];[.C18]*[.G17]+[.D18]*[.H17];[.H17])" office:value-type="float" office:value="0.985773347650206" calcext:value-type="float">
            <text:p>0,985773347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.14159265359*(2^(-[.A19]))" office:value-type="float" office:value="0.0000239684498107147" calcext:value-type="float">
            <text:p>0,00002397</text:p>
          </table:table-cell>
          <table:table-cell table:formula="of:=SIN([.B19])" office:value-type="float" office:value="0.0000239684498084198" calcext:value-type="float">
            <text:p>2,39684498084198E-005</text:p>
          </table:table-cell>
          <table:table-cell table:style-name="ce54" table:formula="of:=COS([.B19])" office:value-type="float" office:value="0.999999999712757" calcext:value-type="float">
            <text:p>1,000000000</text:p>
          </table:table-cell>
          <table:table-cell table:formula="of:=IF(([.B19]+[.F18])&lt;[.$J$3];&quot;sim&quot;;&quot;nao&quot;)" office:value-type="string" office:string-value="sim" calcext:value-type="string">
            <text:p>sim</text:p>
          </table:table-cell>
          <table:table-cell table:formula="of:=IF(([.B19]+[.F18])&lt;[.$J$3];([.B19]+[.F18]);[.F18])" office:value-type="float" office:value="1.40193859787851" calcext:value-type="float">
            <text:p>1,40193860</text:p>
          </table:table-cell>
          <table:table-cell table:formula="of:=IF(([.F18]+[.B19])&lt;[.$J$3];[.D19]*[.G18]-[.C19]*[.H18];[.G18])" office:value-type="float" office:value="0.168056433958989" calcext:value-type="float">
            <text:p>0,168056434</text:p>
          </table:table-cell>
          <table:table-cell table:formula="of:=IF(([.F18]+[.B19])&lt;[.$J$3];[.C19]*[.G18]+[.D19]*[.H18];[.H18])" office:value-type="float" office:value="0.985777375985566" calcext:value-type="float">
            <text:p>0,98577737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.14159265359*(2^(-[.A20]))" office:value-type="float" office:value="0.0000119842249053574" calcext:value-type="float">
            <text:p>0,00001198</text:p>
          </table:table-cell>
          <table:table-cell table:formula="of:=SIN([.B20])" office:value-type="float" office:value="0.0000119842249050705" calcext:value-type="float">
            <text:p>1,19842249050705E-005</text:p>
          </table:table-cell>
          <table:table-cell table:style-name="ce54" table:formula="of:=COS([.B20])" office:value-type="float" office:value="0.999999999928189" calcext:value-type="float">
            <text:p>1,000000000</text:p>
          </table:table-cell>
          <table:table-cell table:formula="of:=IF(([.B20]+[.F19])&lt;[.$J$3];&quot;sim&quot;;&quot;nao&quot;)" office:value-type="string" office:string-value="sim" calcext:value-type="string">
            <text:p>sim</text:p>
          </table:table-cell>
          <table:table-cell table:formula="of:=IF(([.B20]+[.F19])&lt;[.$J$3];([.B20]+[.F19]);[.F19])" office:value-type="float" office:value="1.40195058210342" calcext:value-type="float">
            <text:p>1,40195058</text:p>
          </table:table-cell>
          <table:table-cell table:formula="of:=IF(([.F19]+[.B20])&lt;[.$J$3];[.D20]*[.G19]-[.C20]*[.H19];[.G19])" office:value-type="float" office:value="0.16804462016914" calcext:value-type="float">
            <text:p>0,1680446202</text:p>
          </table:table-cell>
          <table:table-cell table:formula="of:=IF(([.F19]+[.B20])&lt;[.$J$3];[.C20]*[.G19]+[.D20]*[.H19];[.H19])" office:value-type="float" office:value="0.985779389940878" calcext:value-type="float">
            <text:p>0,985779389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.14159265359*(2^(-[.A21]))" office:value-type="float" office:value="0.00000599211245267868" calcext:value-type="float">
            <text:p>0,00000599</text:p>
          </table:table-cell>
          <table:table-cell table:formula="of:=SIN([.B21])" office:value-type="float" office:value="0.00000599211245264282" calcext:value-type="float">
            <text:p>5,99211245264282E-006</text:p>
          </table:table-cell>
          <table:table-cell table:style-name="ce54" table:formula="of:=COS([.B21])" office:value-type="float" office:value="0.999999999982047" calcext:value-type="float">
            <text:p>1,000000000</text:p>
          </table:table-cell>
          <table:table-cell table:formula="of:=IF(([.B21]+[.F20])&lt;[.$J$3];&quot;sim&quot;;&quot;nao&quot;)" office:value-type="string" office:string-value="sim" calcext:value-type="string">
            <text:p>sim</text:p>
          </table:table-cell>
          <table:table-cell table:formula="of:=IF(([.B21]+[.F20])&lt;[.$J$3];([.B21]+[.F20]);[.F20])" office:value-type="float" office:value="1.40195657421587" calcext:value-type="float">
            <text:p>1,40195657</text:p>
          </table:table-cell>
          <table:table-cell table:formula="of:=IF(([.F20]+[.B21])&lt;[.$J$3];[.D21]*[.G20]-[.C21]*[.H20];[.G20])" office:value-type="float" office:value="0.168038713265165" calcext:value-type="float">
            <text:p>0,1680387133</text:p>
          </table:table-cell>
          <table:table-cell table:formula="of:=IF(([.F20]+[.B21])&lt;[.$J$3];[.C21]*[.G20]+[.D21]*[.H20];[.H20])" office:value-type="float" office:value="0.985780396865441" calcext:value-type="float">
            <text:p>0,985780396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.14159265359*(2^(-[.A22]))" office:value-type="float" office:value="0.00000299605622633934" calcext:value-type="float">
            <text:p>0,00000300</text:p>
          </table:table-cell>
          <table:table-cell table:formula="of:=SIN([.B22])" office:value-type="float" office:value="0.00000299605622633486" calcext:value-type="float">
            <text:p>2,99605622633486E-006</text:p>
          </table:table-cell>
          <table:table-cell table:style-name="ce54" table:formula="of:=COS([.B22])" office:value-type="float" office:value="0.999999999995512" calcext:value-type="float">
            <text:p>1,000000000</text:p>
          </table:table-cell>
          <table:table-cell table:formula="of:=IF(([.B22]+[.F21])&lt;[.$J$3];&quot;sim&quot;;&quot;nao&quot;)" office:value-type="string" office:string-value="nao" calcext:value-type="string">
            <text:p>nao</text:p>
          </table:table-cell>
          <table:table-cell table:formula="of:=IF(([.B22]+[.F21])&lt;[.$J$3];([.B22]+[.F21]);[.F21])" office:value-type="float" office:value="1.40195657421587" calcext:value-type="float">
            <text:p>1,40195657</text:p>
          </table:table-cell>
          <table:table-cell table:formula="of:=IF(([.F21]+[.B22])&lt;[.$J$3];[.D22]*[.G21]-[.C22]*[.H21];[.G21])" office:value-type="float" office:value="0.168038713265165" calcext:value-type="float">
            <text:p>0,1680387133</text:p>
          </table:table-cell>
          <table:table-cell table:formula="of:=IF(([.F21]+[.B22])&lt;[.$J$3];[.C22]*[.G21]+[.D22]*[.H21];[.H21])" office:value-type="float" office:value="0.985780396865441" calcext:value-type="float">
            <text:p>0,985780396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.14159265359*(2^(-[.A23]))" office:value-type="float" office:value="0.00000149802811316967" calcext:value-type="float">
            <text:p>0,00000150</text:p>
          </table:table-cell>
          <table:table-cell table:formula="of:=SIN([.B23])" office:value-type="float" office:value="0.00000149802811316911" calcext:value-type="float">
            <text:p>0,000001498</text:p>
          </table:table-cell>
          <table:table-cell table:style-name="ce54" table:formula="of:=COS([.B23])" office:value-type="float" office:value="0.999999999998878" calcext:value-type="float">
            <text:p>1,000000000</text:p>
          </table:table-cell>
          <table:table-cell table:formula="of:=IF(([.B23]+[.F22])&lt;[.$J$3];&quot;sim&quot;;&quot;nao&quot;)" office:value-type="string" office:string-value="sim" calcext:value-type="string">
            <text:p>sim</text:p>
          </table:table-cell>
          <table:table-cell table:formula="of:=IF(([.B23]+[.F22])&lt;[.$J$3];([.B23]+[.F22]);[.F22])" office:value-type="float" office:value="1.40195807224399" calcext:value-type="float">
            <text:p>1,40195807</text:p>
          </table:table-cell>
          <table:table-cell table:formula="of:=IF(([.F22]+[.B23])&lt;[.$J$3];[.D23]*[.G22]-[.C23]*[.H22];[.G22])" office:value-type="float" office:value="0.168037236538229" calcext:value-type="float">
            <text:p>0,1680372365</text:p>
          </table:table-cell>
          <table:table-cell table:formula="of:=IF(([.F22]+[.B23])&lt;[.$J$3];[.C23]*[.G22]+[.D23]*[.H22];[.H22])" office:value-type="float" office:value="0.985780648591052" calcext:value-type="float">
            <text:p>0,985780648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.14159265359*(2^(-[.A24]))" office:value-type="float" office:value="0.000000749014056584835" calcext:value-type="float">
            <text:p>0,00000075</text:p>
          </table:table-cell>
          <table:table-cell table:formula="of:=SIN([.B24])" office:value-type="float" office:value="0.000000749014056584765" calcext:value-type="float">
            <text:p>0,000000749</text:p>
          </table:table-cell>
          <table:table-cell table:style-name="ce54" table:formula="of:=COS([.B24])" office:value-type="float" office:value="0.999999999999719" calcext:value-type="float">
            <text:p>1,000000000</text:p>
          </table:table-cell>
          <table:table-cell table:formula="of:=IF(([.B24]+[.F23])&lt;[.$J$3];&quot;sim&quot;;&quot;nao&quot;)" office:value-type="string" office:string-value="nao" calcext:value-type="string">
            <text:p>nao</text:p>
          </table:table-cell>
          <table:table-cell table:formula="of:=IF(([.B24]+[.F23])&lt;[.$J$3];([.B24]+[.F23]);[.F23])" office:value-type="float" office:value="1.40195807224399" calcext:value-type="float">
            <text:p>1,40195807</text:p>
          </table:table-cell>
          <table:table-cell table:formula="of:=IF(([.F23]+[.B24])&lt;[.$J$3];[.D24]*[.G23]-[.C24]*[.H23];[.G23])" office:value-type="float" office:value="0.168037236538229" calcext:value-type="float">
            <text:p>0,1680372365</text:p>
          </table:table-cell>
          <table:table-cell table:formula="of:=IF(([.F23]+[.B24])&lt;[.$J$3];[.C24]*[.G23]+[.D24]*[.H23];[.H23])" office:value-type="float" office:value="0.985780648591052" calcext:value-type="float">
            <text:p>0,985780648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.14159265359*(2^(-[.A25]))" office:value-type="float" office:value="0.000000374507028292418" calcext:value-type="float">
            <text:p>0,00000037</text:p>
          </table:table-cell>
          <table:table-cell table:formula="of:=SIN([.B25])" office:value-type="float" office:value="0.000000374507028292409" calcext:value-type="float">
            <text:p>3,74507028292409E-007</text:p>
          </table:table-cell>
          <table:table-cell table:style-name="ce54" table:formula="of:=COS([.B25])" office:value-type="float" office:value="0.99999999999993" calcext:value-type="float">
            <text:p>1,000000000</text:p>
          </table:table-cell>
          <table:table-cell table:formula="of:=IF(([.B25]+[.F24])&lt;[.$J$3];&quot;sim&quot;;&quot;nao&quot;)" office:value-type="string" office:string-value="sim" calcext:value-type="string">
            <text:p>sim</text:p>
          </table:table-cell>
          <table:table-cell table:formula="of:=IF(([.B25]+[.F24])&lt;[.$J$3];([.B25]+[.F24]);[.F24])" office:value-type="float" office:value="1.40195844675101" calcext:value-type="float">
            <text:p>1,40195845</text:p>
          </table:table-cell>
          <table:table-cell table:formula="of:=IF(([.F24]+[.B25])&lt;[.$J$3];[.D25]*[.G24]-[.C25]*[.H24];[.G24])" office:value-type="float" office:value="0.168036867356436" calcext:value-type="float">
            <text:p>0,1680368674</text:p>
          </table:table-cell>
          <table:table-cell table:formula="of:=IF(([.F24]+[.B25])&lt;[.$J$3];[.C25]*[.G24]+[.D25]*[.H24];[.H24])" office:value-type="float" office:value="0.985780711522109" calcext:value-type="float">
            <text:p>0,985780711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.14159265359*(2^(-[.A26]))" office:value-type="float" office:value="0.000000187253514146209" calcext:value-type="float">
            <text:p>0,00000019</text:p>
          </table:table-cell>
          <table:table-cell table:formula="of:=SIN([.B26])" office:value-type="float" office:value="0.000000187253514146208" calcext:value-type="float">
            <text:p>1,87253514146208E-007</text:p>
          </table:table-cell>
          <table:table-cell table:style-name="ce54" table:formula="of:=COS([.B26])" office:value-type="float" office:value="0.999999999999982" calcext:value-type="float">
            <text:p>1,000000000</text:p>
          </table:table-cell>
          <table:table-cell table:formula="of:=IF(([.B26]+[.F25])&lt;[.$J$3];&quot;sim&quot;;&quot;nao&quot;)" office:value-type="string" office:string-value="sim" calcext:value-type="string">
            <text:p>sim</text:p>
          </table:table-cell>
          <table:table-cell table:formula="of:=IF(([.B26]+[.F25])&lt;[.$J$3];([.B26]+[.F25]);[.F25])" office:value-type="float" office:value="1.40195863400453" calcext:value-type="float">
            <text:p>1,40195863</text:p>
          </table:table-cell>
          <table:table-cell table:formula="of:=IF(([.F25]+[.B26])&lt;[.$J$3];[.D26]*[.G25]-[.C26]*[.H25];[.G25])" office:value-type="float" office:value="0.16803668276553" calcext:value-type="float">
            <text:p>0,1680366828</text:p>
          </table:table-cell>
          <table:table-cell table:formula="of:=IF(([.F25]+[.B26])&lt;[.$J$3];[.C26]*[.G25]+[.D26]*[.H25];[.H25])" office:value-type="float" office:value="0.985780742987585" calcext:value-type="float">
            <text:p>0,985780743</text:p>
          </table:table-cell>
          <table:table-cell table:number-columns-repeated="5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49" table:formula="of:=3.14159265359*(2^(-[.A27]))" office:value-type="float" office:value="0.0000000936267570731044" calcext:value-type="float">
            <text:p>0,00000009</text:p>
          </table:table-cell>
          <table:table-cell table:style-name="ce53" table:formula="of:=SIN([.B27])" office:value-type="float" office:value="0.0000000936267570731043" calcext:value-type="float">
            <text:p>9,36267570731043E-008</text:p>
          </table:table-cell>
          <table:table-cell table:style-name="ce55" table:formula="of:=COS([.B27])" office:value-type="float" office:value="0.999999999999996" calcext:value-type="float">
            <text:p>1,000000000</text:p>
          </table:table-cell>
          <table:table-cell table:style-name="ce17" table:formula="of:=IF(([.B27]+[.F26])&lt;[.$J$3];&quot;sim&quot;;&quot;nao&quot;)" office:value-type="string" office:string-value="sim" calcext:value-type="string">
            <text:p>sim</text:p>
          </table:table-cell>
          <table:table-cell table:style-name="ce20" table:formula="of:=IF(([.B27]+[.F26])&lt;[.$J$3];([.B27]+[.F26]);[.F26])" office:value-type="float" office:value="1.40195872763129" calcext:value-type="float">
            <text:p>1,40195873</text:p>
          </table:table-cell>
          <table:table-cell table:style-name="ce57" table:formula="of:=IF(([.F26]+[.B27])&lt;[.$J$3];[.D27]*[.G26]-[.C27]*[.H26];[.G26])" office:value-type="float" office:value="0.168036590470076" calcext:value-type="float">
            <text:p>0,1680365905</text:p>
          </table:table-cell>
          <table:table-cell table:style-name="ce24" table:formula="of:=IF(([.F26]+[.B27])&lt;[.$J$3];[.C27]*[.G26]+[.D27]*[.H26];[.H26])" office:value-type="float" office:value="0.985780758720311" calcext:value-type="float">
            <text:p>0,9857807587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Default"/>
          <table:table-cell table:style-name="ce9" office:value-type="string" calcext:value-type="string">
            <text:p>x</text:p>
          </table:table-cell>
          <table:table-cell table:style-name="ce13" office:value-type="float" office:value="-50.43432" calcext:value-type="float">
            <text:p>-50,43432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/>
          <table:table-cell table:style-name="ce9" office:value-type="string" calcext:value-type="string">
            <text:p>sen(x)</text:p>
          </table:table-cell>
          <table:table-cell table:style-name="ce13" table:formula="of:=[.L3]" office:value-type="float" office:value="-0.168036590470076" calcext:value-type="float">
            <text:p>-0,1680365905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/>
          <table:table-cell table:style-name="ce50" office:value-type="string" calcext:value-type="string">
            <text:p>cos(x)</text:p>
          </table:table-cell>
          <table:table-cell table:style-name="ce13" table:formula="of:=[.K3]" office:value-type="float" office:value="0.985780758720311" calcext:value-type="float">
            <text:p>0,9857807587</text:p>
          </table:table-cell>
          <table:table-cell table:style-name="Default" table:number-columns-repeated="8"/>
          <table:table-cell table:number-columns-repeated="2"/>
        </table:table-row>
      </table:table>
      <table:table table:name="arcoCosseno" table:style-name="ta1">
        <table:table-column table:style-name="co1" table:default-cell-style-name="ce16"/>
        <table:table-column table:style-name="co1" table:default-cell-style-name="ce7"/>
        <table:table-column table:style-name="co1" table:default-cell-style-name="ce52"/>
        <table:table-column table:style-name="co1" table:default-cell-style-name="ce22"/>
        <table:table-column table:style-name="co1" table:default-cell-style-name="ce34"/>
        <table:table-column table:style-name="co1" table:default-cell-style-name="ce63"/>
        <table:table-column table:style-name="co1" table:default-cell-style-name="ce6"/>
        <table:table-column table:style-name="co1" table:default-cell-style-name="ce23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48" office:value-type="string" calcext:value-type="string" table:number-columns-spanned="4" table:number-rows-spanned="1">
            <text:p>Tabela seno e cosseno</text:p>
          </table:table-cell>
          <table:covered-table-cell table:number-columns-repeated="2" table:style-name="ce36"/>
          <table:covered-table-cell table:style-name="ce40"/>
          <table:table-cell table:style-name="ce62" office:value-type="string" calcext:value-type="string" table:number-columns-spanned="4" table:number-rows-spanned="1">
            <text:p>Passos com o calculo de arco cosseno</text:p>
          </table:table-cell>
          <table:covered-table-cell table:number-columns-repeated="2" table:style-name="ce18"/>
          <table:covered-table-cell table:style-name="ce21"/>
          <table:table-cell table:style-name="ce42" office:value-type="string" calcext:value-type="string" table:number-columns-spanned="3" table:number-rows-spanned="1">
            <text:p>variaveis auxiliares para calculo de arco cosseno</text:p>
          </table:table-cell>
          <table:covered-table-cell table:number-columns-repeated="2" table:style-name="ce43"/>
        </table:table-row>
        <table:table-row table:style-name="ro1">
          <table:table-cell office:value-type="string" calcext:value-type="string">
            <text:p>linha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sen(x)</text:p>
          </table:table-cell>
          <table:table-cell office:value-type="string" calcext:value-type="string">
            <text:p>cos(x)</text:p>
          </table:table-cell>
          <table:table-cell table:style-name="ce16" office:value-type="string" calcext:value-type="string">
            <text:p>usar linha</text:p>
          </table:table-cell>
          <table:table-cell table:style-name="Default" office:value-type="string" calcext:value-type="string">
            <text:p>asin(sen(x))</text:p>
          </table:table-cell>
          <table:table-cell office:value-type="string" calcext:value-type="string">
            <text:p>sen(x)</text:p>
          </table:table-cell>
          <table:table-cell table:style-name="ce22" office:value-type="string" calcext:value-type="string">
            <text:p>cos(x)</text:p>
          </table:table-cell>
          <table:table-cell table:style-name="ce42" office:value-type="string" calcext:value-type="string">
            <text:p>arco seno</text:p>
          </table:table-cell>
          <table:table-cell table:style-name="ce43" office:value-type="string" calcext:value-type="string">
            <text:p>entrada negativa</text:p>
          </table:table-cell>
          <table:table-cell table:style-name="ce43" office:value-type="string" calcext:value-type="string">
            <text:p>entrada normaliz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.14159265359*(2^(-[.A3]-1))" office:value-type="float" office:value="0.7853981633975" calcext:value-type="float">
            <text:p>0,78539816</text:p>
          </table:table-cell>
          <table:table-cell table:formula="of:=SIN([.B3])" office:value-type="float" office:value="0.707106781186584" calcext:value-type="float">
            <text:p>0,7071067812</text:p>
          </table:table-cell>
          <table:table-cell table:formula="of:=COS([.B3])" office:value-type="float" office:value="0.707106781186511" calcext:value-type="float">
            <text:p>0,7071067812</text:p>
          </table:table-cell>
          <table:table-cell table:style-name="ce16" table:formula="of:=IF(ABS([.D3]*0-[.C3]*1)&lt;=[.$K$3];&quot;sim&quot;;&quot;nao&quot;)" office:value-type="string" office:string-value="sim" calcext:value-type="string">
            <text:p>sim</text:p>
          </table:table-cell>
          <table:table-cell table:formula="of:=IF(ABS([.D3]*1-[.C3]*0)&gt;[.$K$3];1.570796326795-[.B3];1.570796326795)" office:value-type="float" office:value="1.570796326795" calcext:value-type="float">
            <text:p>1,57079633</text:p>
          </table:table-cell>
          <table:table-cell table:formula="of:=IF(ABS(([.D3]*1-[.C3]*0))&gt;[.$K$3];[.D3]*1-[.C3]*0;1)" office:value-type="float" office:value="1" calcext:value-type="float">
            <text:p>1</text:p>
          </table:table-cell>
          <table:table-cell table:style-name="ce22" table:formula="of:=IF(ABS([.D3]*1-[.C3]*0)&gt;[.$K$3];[.C3]*1+[.D3]*0;0)" office:value-type="float" office:value="0" calcext:value-type="float">
            <text:p>0</text:p>
          </table:table-cell>
          <table:table-cell table:style-name="ce65" table:formula="of:=IF([.J3];-[.F27];[.F27])" office:value-type="float" office:value="1.90516767093221" calcext:value-type="float">
            <text:p>1,90516767</text:p>
          </table:table-cell>
          <table:table-cell table:style-name="ce43" table:formula="of:=IF([.C31]&lt;0;1;0)" office:value-type="float" office:value="0" calcext:value-type="float">
            <text:p>0</text:p>
          </table:table-cell>
          <table:table-cell table:style-name="ce43" table:formula="of:=IF([.J3];[.C31]*-1;[.C31]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.14159265359*(2^(-[.A4]-1))" office:value-type="float" office:value="0.39269908169875" calcext:value-type="float">
            <text:p>0,39269908</text:p>
          </table:table-cell>
          <table:table-cell table:formula="of:=SIN([.B4])" office:value-type="float" office:value="0.382683432365114" calcext:value-type="float">
            <text:p>0,3826834324</text:p>
          </table:table-cell>
          <table:table-cell table:formula="of:=COS([.B4])" office:value-type="float" office:value="0.923879532511277" calcext:value-type="float">
            <text:p>0,9238795325</text:p>
          </table:table-cell>
          <table:table-cell table:formula="of:=IF(ABS([.D4]*[.G3]-[.C4]*[.H3])&lt;[.$K$3];&quot;sim&quot;;&quot;nao&quot;)" office:value-type="string" office:string-value="nao" calcext:value-type="string">
            <text:p>nao</text:p>
          </table:table-cell>
          <table:table-cell table:formula="of:=IF(([.D4]*[.G3]-[.C4]*[.H3])&lt;[.$K$3];[.F3]-[.B4];[.F3])" office:value-type="float" office:value="1.570796326795" calcext:value-type="float">
            <text:p>1,57079633</text:p>
          </table:table-cell>
          <table:table-cell table:formula="of:=IF(ABS([.D4]*[.G3]-[.C4]*[.H3])&gt;[.$K$3];[.D4]*[.G3]-[.C4]*[.H3];[.G3])" office:value-type="float" office:value="0.923879532511277" calcext:value-type="float">
            <text:p>0,9238795325</text:p>
          </table:table-cell>
          <table:table-cell table:formula="of:=IF(ABS([.D4]*[.G3]-[.C4]*[.H3])&gt;[.$K$3];[.C4]*[.G3]+[.D4]*[.H3];[.H3])" office:value-type="float" office:value="0.382683432365114" calcext:value-type="float">
            <text:p>0,38268343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.14159265359*(2^(-[.A5]-1))" office:value-type="float" office:value="0.196349540849375" calcext:value-type="float">
            <text:p>0,19634954</text:p>
          </table:table-cell>
          <table:table-cell table:formula="of:=SIN([.B5])" office:value-type="float" office:value="0.195090322016141" calcext:value-type="float">
            <text:p>0,195090322</text:p>
          </table:table-cell>
          <table:table-cell table:formula="of:=COS([.B5])" office:value-type="float" office:value="0.980785280403228" calcext:value-type="float">
            <text:p>0,9807852804</text:p>
          </table:table-cell>
          <table:table-cell table:formula="of:=IF(ABS([.D5]*[.G4]-[.C5]*[.H4])&lt;[.$K$3];&quot;sim&quot;;&quot;nao&quot;)" office:value-type="string" office:string-value="sim" calcext:value-type="string">
            <text:p>sim</text:p>
          </table:table-cell>
          <table:table-cell table:formula="of:=IF(([.D5]*[.G4]-[.C5]*[.H4])&lt;[.$K$3];[.F4]+[.B5];[.F4])" office:value-type="float" office:value="1.76714586764438" calcext:value-type="float">
            <text:p>1,76714587</text:p>
          </table:table-cell>
          <table:table-cell table:formula="of:=IF(ABS([.D5]*[.G4]-[.C5]*[.H4])&gt;[.$K$3];[.D5]*[.G4]-[.C5]*[.H4];[.G4])" office:value-type="float" office:value="0.923879532511277" calcext:value-type="float">
            <text:p>0,9238795325</text:p>
          </table:table-cell>
          <table:table-cell table:formula="of:=IF(ABS([.D5]*[.G4]-[.C5]*[.H4])&gt;[.$K$3];[.C5]*[.G4]+[.D5]*[.H4];[.H4])" office:value-type="float" office:value="0.382683432365114" calcext:value-type="float">
            <text:p>0,38268343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.14159265359*(2^(-[.A6]-1))" office:value-type="float" office:value="0.0981747704246875" calcext:value-type="float">
            <text:p>0,09817477</text:p>
          </table:table-cell>
          <table:table-cell table:formula="of:=SIN([.B6])" office:value-type="float" office:value="0.098017140329567" calcext:value-type="float">
            <text:p>0,0980171403</text:p>
          </table:table-cell>
          <table:table-cell table:formula="of:=COS([.B6])" office:value-type="float" office:value="0.995184726672196" calcext:value-type="float">
            <text:p>0,9951847267</text:p>
          </table:table-cell>
          <table:table-cell table:formula="of:=IF(ABS([.D6]*[.G5]-[.C6]*[.H5])&lt;[.$K$3];&quot;sim&quot;;&quot;nao&quot;)" office:value-type="string" office:string-value="sim" calcext:value-type="string">
            <text:p>sim</text:p>
          </table:table-cell>
          <table:table-cell table:formula="of:=IF(([.D6]*[.G5]-[.C6]*[.H5])&lt;[.$K$3];[.F5]+[.B6];[.F5])" office:value-type="float" office:value="1.86532063806906" calcext:value-type="float">
            <text:p>1,86532064</text:p>
          </table:table-cell>
          <table:table-cell table:formula="of:=IF(ABS([.D6]*[.G5]-[.C6]*[.H5])&gt;[.$K$3];[.D6]*[.G5]-[.C6]*[.H5];[.G5])" office:value-type="float" office:value="0.923879532511277" calcext:value-type="float">
            <text:p>0,9238795325</text:p>
          </table:table-cell>
          <table:table-cell table:formula="of:=IF(ABS([.D6]*[.G5]-[.C6]*[.H5])&gt;[.$K$3];[.C6]*[.G5]+[.D6]*[.H5];[.H5])" office:value-type="float" office:value="0.382683432365114" calcext:value-type="float">
            <text:p>0,38268343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.14159265359*(2^(-[.A7]-1))" office:value-type="float" office:value="0.0490873852123438" calcext:value-type="float">
            <text:p>0,04908739</text:p>
          </table:table-cell>
          <table:table-cell table:formula="of:=SIN([.B7])" office:value-type="float" office:value="0.0490676743274212" calcext:value-type="float">
            <text:p>0,0490676743</text:p>
          </table:table-cell>
          <table:table-cell table:formula="of:=COS([.B7])" office:value-type="float" office:value="0.998795456205172" calcext:value-type="float">
            <text:p>0,9987954562</text:p>
          </table:table-cell>
          <table:table-cell table:formula="of:=IF(ABS([.D7]*[.G6]-[.C7]*[.H6])&lt;[.$K$3];&quot;sim&quot;;&quot;nao&quot;)" office:value-type="string" office:string-value="nao" calcext:value-type="string">
            <text:p>nao</text:p>
          </table:table-cell>
          <table:table-cell table:formula="of:=IF(([.D7]*[.G6]-[.C7]*[.H6])&lt;[.$K$3];[.F6]+[.B7];[.F6])" office:value-type="float" office:value="1.86532063806906" calcext:value-type="float">
            <text:p>1,86532064</text:p>
          </table:table-cell>
          <table:table-cell table:formula="of:=IF(ABS([.D7]*[.G6]-[.C7]*[.H6])&gt;[.$K$3];[.D7]*[.G6]-[.C7]*[.H6];[.G6])" office:value-type="float" office:value="0.903989293123431" calcext:value-type="float">
            <text:p>0,9039892931</text:p>
          </table:table-cell>
          <table:table-cell table:formula="of:=IF(ABS([.D7]*[.G6]-[.C7]*[.H6])&gt;[.$K$3];[.C7]*[.G6]+[.D7]*[.H6];[.H6])" office:value-type="float" office:value="0.427555093430308" calcext:value-type="float">
            <text:p>0,42755509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.14159265359*(2^(-[.A8]-1))" office:value-type="float" office:value="0.0245436926061719" calcext:value-type="float">
            <text:p>0,02454369</text:p>
          </table:table-cell>
          <table:table-cell table:formula="of:=SIN([.B8])" office:value-type="float" office:value="0.0245412285229139" calcext:value-type="float">
            <text:p>0,0245412285</text:p>
          </table:table-cell>
          <table:table-cell table:formula="of:=COS([.B8])" office:value-type="float" office:value="0.999698818696204" calcext:value-type="float">
            <text:p>0,9996988187</text:p>
          </table:table-cell>
          <table:table-cell table:formula="of:=IF(ABS([.D8]*[.G7]-[.C8]*[.H7])&lt;[.$K$3];&quot;sim&quot;;&quot;nao&quot;)" office:value-type="string" office:string-value="sim" calcext:value-type="string">
            <text:p>sim</text:p>
          </table:table-cell>
          <table:table-cell table:formula="of:=IF(([.D8]*[.G7]-[.C8]*[.H7])&lt;[.$K$3];[.F7]+[.B8];[.F7])" office:value-type="float" office:value="1.88986433067523" calcext:value-type="float">
            <text:p>1,88986433</text:p>
          </table:table-cell>
          <table:table-cell table:formula="of:=IF(ABS([.D8]*[.G7]-[.C8]*[.H7])&gt;[.$K$3];[.D8]*[.G7]-[.C8]*[.H7];[.G7])" office:value-type="float" office:value="0.903989293123431" calcext:value-type="float">
            <text:p>0,9039892931</text:p>
          </table:table-cell>
          <table:table-cell table:formula="of:=IF(ABS([.D8]*[.G7]-[.C8]*[.H7])&gt;[.$K$3];[.C8]*[.G7]+[.D8]*[.H7];[.H7])" office:value-type="float" office:value="0.427555093430308" calcext:value-type="float">
            <text:p>0,42755509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.14159265359*(2^(-[.A9]-1))" office:value-type="float" office:value="0.0122718463030859" calcext:value-type="float">
            <text:p>0,01227185</text:p>
          </table:table-cell>
          <table:table-cell table:formula="of:=SIN([.B9])" office:value-type="float" office:value="0.0122715382857207" calcext:value-type="float">
            <text:p>0,0122715383</text:p>
          </table:table-cell>
          <table:table-cell table:formula="of:=COS([.B9])" office:value-type="float" office:value="0.999924701839145" calcext:value-type="float">
            <text:p>0,9999247018</text:p>
          </table:table-cell>
          <table:table-cell table:formula="of:=IF(ABS([.D9]*[.G8]-[.C9]*[.H8])&lt;[.$K$3];&quot;sim&quot;;&quot;nao&quot;)" office:value-type="string" office:string-value="sim" calcext:value-type="string">
            <text:p>sim</text:p>
          </table:table-cell>
          <table:table-cell table:formula="of:=IF(([.D9]*[.G8]-[.C9]*[.H8])&lt;[.$K$3];[.F8]+[.B9];[.F8])" office:value-type="float" office:value="1.90213617697832" calcext:value-type="float">
            <text:p>1,90213618</text:p>
          </table:table-cell>
          <table:table-cell table:formula="of:=IF(ABS([.D9]*[.G8]-[.C9]*[.H8])&gt;[.$K$3];[.D9]*[.G8]-[.C9]*[.H8];[.G8])" office:value-type="float" office:value="0.903989293123431" calcext:value-type="float">
            <text:p>0,9039892931</text:p>
          </table:table-cell>
          <table:table-cell table:formula="of:=IF(ABS([.D9]*[.G8]-[.C9]*[.H8])&gt;[.$K$3];[.C9]*[.G8]+[.D9]*[.H8];[.H8])" office:value-type="float" office:value="0.427555093430308" calcext:value-type="float">
            <text:p>0,427555093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.14159265359*(2^(-[.A10]-1))" office:value-type="float" office:value="0.00613592315154297" calcext:value-type="float">
            <text:p>0,00613592</text:p>
          </table:table-cell>
          <table:table-cell table:formula="of:=SIN([.B10])" office:value-type="float" office:value="0.00613588464915488" calcext:value-type="float">
            <text:p>0,0061358846</text:p>
          </table:table-cell>
          <table:table-cell table:formula="of:=COS([.B10])" office:value-type="float" office:value="0.999981175282601" calcext:value-type="float">
            <text:p>0,9999811753</text:p>
          </table:table-cell>
          <table:table-cell table:formula="of:=IF(ABS([.D10]*[.G9]-[.C10]*[.H9])&lt;[.$K$3];&quot;sim&quot;;&quot;nao&quot;)" office:value-type="string" office:string-value="nao" calcext:value-type="string">
            <text:p>nao</text:p>
          </table:table-cell>
          <table:table-cell table:formula="of:=IF(([.D10]*[.G9]-[.C10]*[.H9])&lt;[.$K$3];[.F9]+[.B10];[.F9])" office:value-type="float" office:value="1.90213617697832" calcext:value-type="float">
            <text:p>1,90213618</text:p>
          </table:table-cell>
          <table:table-cell table:formula="of:=IF(ABS([.D10]*[.G9]-[.C10]*[.H9])&gt;[.$K$3];[.D10]*[.G9]-[.C10]*[.H9];[.G9])" office:value-type="float" office:value="0.901348847046009" calcext:value-type="float">
            <text:p>0,901348847</text:p>
          </table:table-cell>
          <table:table-cell table:formula="of:=IF(ABS([.D10]*[.G9]-[.C10]*[.H9])&gt;[.$K$3];[.C10]*[.G9]+[.D10]*[.H9];[.H9])" office:value-type="float" office:value="0.433093818853179" calcext:value-type="float">
            <text:p>0,43309381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.14159265359*(2^(-[.A11]-1))" office:value-type="float" office:value="0.00306796157577148" calcext:value-type="float">
            <text:p>0,00306796</text:p>
          </table:table-cell>
          <table:table-cell table:formula="of:=SIN([.B11])" office:value-type="float" office:value="0.00306795676296618" calcext:value-type="float">
            <text:p>0,0030679568</text:p>
          </table:table-cell>
          <table:table-cell table:formula="of:=COS([.B11])" office:value-type="float" office:value="0.999995293809576" calcext:value-type="float">
            <text:p>0,9999952938</text:p>
          </table:table-cell>
          <table:table-cell table:formula="of:=IF(ABS([.D11]*[.G10]-[.C11]*[.H10])&lt;[.$K$3];&quot;sim&quot;;&quot;nao&quot;)" office:value-type="string" office:string-value="nao" calcext:value-type="string">
            <text:p>nao</text:p>
          </table:table-cell>
          <table:table-cell table:formula="of:=IF(([.D11]*[.G10]-[.C11]*[.H10])&lt;[.$K$3];[.F10]+[.B11];[.F10])" office:value-type="float" office:value="1.90213617697832" calcext:value-type="float">
            <text:p>1,90213618</text:p>
          </table:table-cell>
          <table:table-cell table:formula="of:=IF(ABS([.D11]*[.G10]-[.C11]*[.H10])&gt;[.$K$3];[.D11]*[.G10]-[.C11]*[.H10];[.G10])" office:value-type="float" office:value="0.900015892016147" calcext:value-type="float">
            <text:p>0,900015892</text:p>
          </table:table-cell>
          <table:table-cell table:formula="of:=IF(ABS([.D11]*[.G10]-[.C11]*[.H10])&gt;[.$K$3];[.C11]*[.G10]+[.D11]*[.H10];[.H10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.14159265359*(2^(-[.A12]-1))" office:value-type="float" office:value="0.00153398078788574" calcext:value-type="float">
            <text:p>0,00153398</text:p>
          </table:table-cell>
          <table:table-cell table:formula="of:=SIN([.B12])" office:value-type="float" office:value="0.00153398018628487" calcext:value-type="float">
            <text:p>0,0015339802</text:p>
          </table:table-cell>
          <table:table-cell table:formula="of:=COS([.B12])" office:value-type="float" office:value="0.999998823451702" calcext:value-type="float">
            <text:p>0,9999988235</text:p>
          </table:table-cell>
          <table:table-cell table:formula="of:=IF(ABS([.D12]*[.G11]-[.C12]*[.H11])&lt;[.$K$3];&quot;sim&quot;;&quot;nao&quot;)" office:value-type="string" office:string-value="sim" calcext:value-type="string">
            <text:p>sim</text:p>
          </table:table-cell>
          <table:table-cell table:formula="of:=IF(([.D12]*[.G11]-[.C12]*[.H11])&lt;[.$K$3];[.F11]+[.B12];[.F11])" office:value-type="float" office:value="1.90367015776621" calcext:value-type="float">
            <text:p>1,90367016</text:p>
          </table:table-cell>
          <table:table-cell table:formula="of:=IF(ABS([.D12]*[.G11]-[.C12]*[.H11])&gt;[.$K$3];[.D12]*[.G11]-[.C12]*[.H11];[.G11])" office:value-type="float" office:value="0.900015892016147" calcext:value-type="float">
            <text:p>0,900015892</text:p>
          </table:table-cell>
          <table:table-cell table:formula="of:=IF(ABS([.D12]*[.G11]-[.C12]*[.H11])&gt;[.$K$3];[.C12]*[.G11]+[.D12]*[.H11];[.H11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.14159265359*(2^(-[.A13]-1))" office:value-type="float" office:value="0.000766990393942871" calcext:value-type="float">
            <text:p>0,00076699</text:p>
          </table:table-cell>
          <table:table-cell table:formula="of:=SIN([.B13])" office:value-type="float" office:value="0.000766990318742755" calcext:value-type="float">
            <text:p>0,0007669903</text:p>
          </table:table-cell>
          <table:table-cell table:formula="of:=COS([.B13])" office:value-type="float" office:value="0.999999705862882" calcext:value-type="float">
            <text:p>0,9999997059</text:p>
          </table:table-cell>
          <table:table-cell table:formula="of:=IF(ABS([.D13]*[.G12]-[.C13]*[.H12])&lt;[.$K$3];&quot;sim&quot;;&quot;nao&quot;)" office:value-type="string" office:string-value="sim" calcext:value-type="string">
            <text:p>sim</text:p>
          </table:table-cell>
          <table:table-cell table:formula="of:=IF(([.D13]*[.G12]-[.C13]*[.H12])&lt;[.$K$3];[.F12]+[.B13];[.F12])" office:value-type="float" office:value="1.90443714816015" calcext:value-type="float">
            <text:p>1,90443715</text:p>
          </table:table-cell>
          <table:table-cell table:formula="of:=IF(ABS([.D13]*[.G12]-[.C13]*[.H12])&gt;[.$K$3];[.D13]*[.G12]-[.C13]*[.H12];[.G12])" office:value-type="float" office:value="0.900015892016147" calcext:value-type="float">
            <text:p>0,900015892</text:p>
          </table:table-cell>
          <table:table-cell table:formula="of:=IF(ABS([.D13]*[.G12]-[.C13]*[.H12])&gt;[.$K$3];[.C13]*[.G12]+[.D13]*[.H12];[.H12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.14159265359*(2^(-[.A14]-1))" office:value-type="float" office:value="0.000383495196971436" calcext:value-type="float">
            <text:p>0,00038350</text:p>
          </table:table-cell>
          <table:table-cell table:formula="of:=SIN([.B14])" office:value-type="float" office:value="0.000383495187571421" calcext:value-type="float">
            <text:p>0,0003834952</text:p>
          </table:table-cell>
          <table:table-cell table:formula="of:=COS([.B14])" office:value-type="float" office:value="0.999999926465718" calcext:value-type="float">
            <text:p>0,9999999265</text:p>
          </table:table-cell>
          <table:table-cell table:formula="of:=IF(ABS([.D14]*[.G13]-[.C14]*[.H13])&lt;[.$K$3];&quot;sim&quot;;&quot;nao&quot;)" office:value-type="string" office:string-value="sim" calcext:value-type="string">
            <text:p>sim</text:p>
          </table:table-cell>
          <table:table-cell table:formula="of:=IF(([.D14]*[.G13]-[.C14]*[.H13])&lt;[.$K$3];[.F13]+[.B14];[.F13])" office:value-type="float" office:value="1.90482064335712" calcext:value-type="float">
            <text:p>1,90482064</text:p>
          </table:table-cell>
          <table:table-cell table:formula="of:=IF(ABS([.D14]*[.G13]-[.C14]*[.H13])&gt;[.$K$3];[.D14]*[.G13]-[.C14]*[.H13];[.G13])" office:value-type="float" office:value="0.900015892016147" calcext:value-type="float">
            <text:p>0,900015892</text:p>
          </table:table-cell>
          <table:table-cell table:formula="of:=IF(ABS([.D14]*[.G13]-[.C14]*[.H13])&gt;[.$K$3];[.C14]*[.G13]+[.D14]*[.H13];[.H13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.14159265359*(2^(-[.A15]-1))" office:value-type="float" office:value="0.000191747598485718" calcext:value-type="float">
            <text:p>0,00019175</text:p>
          </table:table-cell>
          <table:table-cell table:formula="of:=SIN([.B15])" office:value-type="float" office:value="0.000191747597310716" calcext:value-type="float">
            <text:p>0,0001917476</text:p>
          </table:table-cell>
          <table:table-cell table:formula="of:=COS([.B15])" office:value-type="float" office:value="0.999999981616429" calcext:value-type="float">
            <text:p>0,9999999816</text:p>
          </table:table-cell>
          <table:table-cell table:formula="of:=IF(ABS([.D15]*[.G14]-[.C15]*[.H14])&lt;[.$K$3];&quot;sim&quot;;&quot;nao&quot;)" office:value-type="string" office:string-value="sim" calcext:value-type="string">
            <text:p>sim</text:p>
          </table:table-cell>
          <table:table-cell table:formula="of:=IF(([.D15]*[.G14]-[.C15]*[.H14])&lt;[.$K$3];[.F14]+[.B15];[.F14])" office:value-type="float" office:value="1.90501239095561" calcext:value-type="float">
            <text:p>1,90501239</text:p>
          </table:table-cell>
          <table:table-cell table:formula="of:=IF(ABS([.D15]*[.G14]-[.C15]*[.H14])&gt;[.$K$3];[.D15]*[.G14]-[.C15]*[.H14];[.G14])" office:value-type="float" office:value="0.900015892016147" calcext:value-type="float">
            <text:p>0,900015892</text:p>
          </table:table-cell>
          <table:table-cell table:formula="of:=IF(ABS([.D15]*[.G14]-[.C15]*[.H14])&gt;[.$K$3];[.C15]*[.G14]+[.D15]*[.H14];[.H14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.14159265359*(2^(-[.A16]-1))" office:value-type="float" office:value="0.0000958737992428589" calcext:value-type="float">
            <text:p>0,00009587</text:p>
          </table:table-cell>
          <table:table-cell table:formula="of:=SIN([.B16])" office:value-type="float" office:value="0.0000958737990959837" calcext:value-type="float">
            <text:p>9,58737990959837E-005</text:p>
          </table:table-cell>
          <table:table-cell table:formula="of:=COS([.B16])" office:value-type="float" office:value="0.999999995404107" calcext:value-type="float">
            <text:p>0,9999999954</text:p>
          </table:table-cell>
          <table:table-cell table:formula="of:=IF(ABS([.D16]*[.G15]-[.C16]*[.H15])&lt;[.$K$3];&quot;sim&quot;;&quot;nao&quot;)" office:value-type="string" office:string-value="sim" calcext:value-type="string">
            <text:p>sim</text:p>
          </table:table-cell>
          <table:table-cell table:formula="of:=IF(([.D16]*[.G15]-[.C16]*[.H15])&lt;[.$K$3];[.F15]+[.B16];[.F15])" office:value-type="float" office:value="1.90510826475485" calcext:value-type="float">
            <text:p>1,90510826</text:p>
          </table:table-cell>
          <table:table-cell table:formula="of:=IF(ABS([.D16]*[.G15]-[.C16]*[.H15])&gt;[.$K$3];[.D16]*[.G15]-[.C16]*[.H15];[.G15])" office:value-type="float" office:value="0.900015892016147" calcext:value-type="float">
            <text:p>0,900015892</text:p>
          </table:table-cell>
          <table:table-cell table:formula="of:=IF(ABS([.D16]*[.G15]-[.C16]*[.H15])&gt;[.$K$3];[.C16]*[.G15]+[.D16]*[.H15];[.H15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.14159265359*(2^(-[.A17]-1))" office:value-type="float" office:value="0.0000479368996214294" calcext:value-type="float">
            <text:p>0,00004794</text:p>
          </table:table-cell>
          <table:table-cell table:formula="of:=SIN([.B17])" office:value-type="float" office:value="0.00004793689960307" calcext:value-type="float">
            <text:p>4,793689960307E-005</text:p>
          </table:table-cell>
          <table:table-cell table:formula="of:=COS([.B17])" office:value-type="float" office:value="0.999999998851027" calcext:value-type="float">
            <text:p>0,9999999989</text:p>
          </table:table-cell>
          <table:table-cell table:formula="of:=IF(ABS([.D17]*[.G16]-[.C17]*[.H16])&lt;[.$K$3];&quot;sim&quot;;&quot;nao&quot;)" office:value-type="string" office:string-value="sim" calcext:value-type="string">
            <text:p>sim</text:p>
          </table:table-cell>
          <table:table-cell table:formula="of:=IF(([.D17]*[.G16]-[.C17]*[.H16])&lt;[.$K$3];[.F16]+[.B17];[.F16])" office:value-type="float" office:value="1.90515620165447" calcext:value-type="float">
            <text:p>1,90515620</text:p>
          </table:table-cell>
          <table:table-cell table:formula="of:=IF(ABS([.D17]*[.G16]-[.C17]*[.H16])&gt;[.$K$3];[.D17]*[.G16]-[.C17]*[.H16];[.G16])" office:value-type="float" office:value="0.900015892016147" calcext:value-type="float">
            <text:p>0,900015892</text:p>
          </table:table-cell>
          <table:table-cell table:formula="of:=IF(ABS([.D17]*[.G16]-[.C17]*[.H16])&gt;[.$K$3];[.C17]*[.G16]+[.D17]*[.H16];[.H16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.14159265359*(2^(-[.A18]-1))" office:value-type="float" office:value="0.0000239684498107147" calcext:value-type="float">
            <text:p>0,00002397</text:p>
          </table:table-cell>
          <table:table-cell table:formula="of:=SIN([.B18])" office:value-type="float" office:value="0.0000239684498084198" calcext:value-type="float">
            <text:p>2,39684498084198E-005</text:p>
          </table:table-cell>
          <table:table-cell table:style-name="ce54" table:formula="of:=COS([.B18])" office:value-type="float" office:value="0.999999999712757" calcext:value-type="float">
            <text:p>1,000000000</text:p>
          </table:table-cell>
          <table:table-cell table:formula="of:=IF(ABS([.D18]*[.G17]-[.C18]*[.H17])&lt;[.$K$3];&quot;sim&quot;;&quot;nao&quot;)" office:value-type="string" office:string-value="nao" calcext:value-type="string">
            <text:p>nao</text:p>
          </table:table-cell>
          <table:table-cell table:formula="of:=IF(([.D18]*[.G17]-[.C18]*[.H17])&lt;[.$K$3];[.F17]+[.B18];[.F17])" office:value-type="float" office:value="1.90515620165447" calcext:value-type="float">
            <text:p>1,90515620</text:p>
          </table:table-cell>
          <table:table-cell table:formula="of:=IF(ABS([.D18]*[.G17]-[.C18]*[.H17])&gt;[.$K$3];[.D18]*[.G17]-[.C18]*[.H17];[.G17])" office:value-type="float" office:value="0.90000544493908" calcext:value-type="float">
            <text:p>0,9000054449</text:p>
          </table:table-cell>
          <table:table-cell table:formula="of:=IF(ABS([.D18]*[.G17]-[.C18]*[.H17])&gt;[.$K$3];[.C18]*[.G17]+[.D18]*[.H17];[.H17])" office:value-type="float" office:value="0.43587865178282" calcext:value-type="float">
            <text:p>0,43587865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.14159265359*(2^(-[.A19]-1))" office:value-type="float" office:value="0.0000119842249053574" calcext:value-type="float">
            <text:p>0,00001198</text:p>
          </table:table-cell>
          <table:table-cell table:formula="of:=SIN([.B19])" office:value-type="float" office:value="0.0000119842249050705" calcext:value-type="float">
            <text:p>1,19842249050705E-005</text:p>
          </table:table-cell>
          <table:table-cell table:style-name="ce54" table:formula="of:=COS([.B19])" office:value-type="float" office:value="0.999999999928189" calcext:value-type="float">
            <text:p>1,000000000</text:p>
          </table:table-cell>
          <table:table-cell table:formula="of:=IF(ABS([.D19]*[.G18]-[.C19]*[.H18])&lt;[.$K$3];&quot;sim&quot;;&quot;nao&quot;)" office:value-type="string" office:string-value="nao" calcext:value-type="string">
            <text:p>nao</text:p>
          </table:table-cell>
          <table:table-cell table:formula="of:=IF(([.D19]*[.G18]-[.C19]*[.H18])&lt;[.$K$3];[.F18]+[.B19];[.F18])" office:value-type="float" office:value="1.90515620165447" calcext:value-type="float">
            <text:p>1,90515620</text:p>
          </table:table-cell>
          <table:table-cell table:formula="of:=IF(ABS([.D19]*[.G18]-[.C19]*[.H18])&gt;[.$K$3];[.D19]*[.G18]-[.C19]*[.H18];[.G18])" office:value-type="float" office:value="0.900000221206656" calcext:value-type="float">
            <text:p>0,9000002212</text:p>
          </table:table-cell>
          <table:table-cell table:formula="of:=IF(ABS([.D19]*[.G18]-[.C19]*[.H18])&gt;[.$K$3];[.C19]*[.G18]+[.D19]*[.H18];[.H18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.14159265359*(2^(-[.A20]-1))" office:value-type="float" office:value="0.00000599211245267868" calcext:value-type="float">
            <text:p>0,00000599</text:p>
          </table:table-cell>
          <table:table-cell table:formula="of:=SIN([.B20])" office:value-type="float" office:value="0.00000599211245264282" calcext:value-type="float">
            <text:p>5,99211245264282E-006</text:p>
          </table:table-cell>
          <table:table-cell table:style-name="ce54" table:formula="of:=COS([.B20])" office:value-type="float" office:value="0.999999999982047" calcext:value-type="float">
            <text:p>1,000000000</text:p>
          </table:table-cell>
          <table:table-cell table:formula="of:=IF(ABS([.D20]*[.G19]-[.C20]*[.H19])&lt;[.$K$3];&quot;sim&quot;;&quot;nao&quot;)" office:value-type="string" office:string-value="sim" calcext:value-type="string">
            <text:p>sim</text:p>
          </table:table-cell>
          <table:table-cell table:formula="of:=IF(([.D20]*[.G19]-[.C20]*[.H19])&lt;[.$K$3];[.F19]+[.B20];[.F19])" office:value-type="float" office:value="1.90516219376692" calcext:value-type="float">
            <text:p>1,90516219</text:p>
          </table:table-cell>
          <table:table-cell table:formula="of:=IF(ABS([.D20]*[.G19]-[.C20]*[.H19])&gt;[.$K$3];[.D20]*[.G19]-[.C20]*[.H19];[.G19])" office:value-type="float" office:value="0.900000221206656" calcext:value-type="float">
            <text:p>0,9000002212</text:p>
          </table:table-cell>
          <table:table-cell table:formula="of:=IF(ABS([.D20]*[.G19]-[.C20]*[.H19])&gt;[.$K$3];[.C20]*[.G19]+[.D20]*[.H19];[.H19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.14159265359*(2^(-[.A21]-1))" office:value-type="float" office:value="0.00000299605622633934" calcext:value-type="float">
            <text:p>0,00000300</text:p>
          </table:table-cell>
          <table:table-cell table:formula="of:=SIN([.B21])" office:value-type="float" office:value="0.00000299605622633486" calcext:value-type="float">
            <text:p>2,99605622633486E-006</text:p>
          </table:table-cell>
          <table:table-cell table:style-name="ce54" table:formula="of:=COS([.B21])" office:value-type="float" office:value="0.999999999995512" calcext:value-type="float">
            <text:p>1,000000000</text:p>
          </table:table-cell>
          <table:table-cell table:formula="of:=IF(ABS([.D21]*[.G20]-[.C21]*[.H20])&lt;[.$K$3];&quot;sim&quot;;&quot;nao&quot;)" office:value-type="string" office:string-value="sim" calcext:value-type="string">
            <text:p>sim</text:p>
          </table:table-cell>
          <table:table-cell table:formula="of:=IF(([.D21]*[.G20]-[.C21]*[.H20])&lt;[.$K$3];[.F20]+[.B21];[.F20])" office:value-type="float" office:value="1.90516518982315" calcext:value-type="float">
            <text:p>1,90516519</text:p>
          </table:table-cell>
          <table:table-cell table:formula="of:=IF(ABS([.D21]*[.G20]-[.C21]*[.H20])&gt;[.$K$3];[.D21]*[.G20]-[.C21]*[.H20];[.G20])" office:value-type="float" office:value="0.900000221206656" calcext:value-type="float">
            <text:p>0,9000002212</text:p>
          </table:table-cell>
          <table:table-cell table:formula="of:=IF(ABS([.D21]*[.G20]-[.C21]*[.H20])&gt;[.$K$3];[.C21]*[.G20]+[.D21]*[.H20];[.H20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.14159265359*(2^(-[.A22]-1))" office:value-type="float" office:value="0.00000149802811316967" calcext:value-type="float">
            <text:p>0,00000150</text:p>
          </table:table-cell>
          <table:table-cell table:formula="of:=SIN([.B22])" office:value-type="float" office:value="0.00000149802811316911" calcext:value-type="float">
            <text:p>0,000001498</text:p>
          </table:table-cell>
          <table:table-cell table:style-name="ce54" table:formula="of:=COS([.B22])" office:value-type="float" office:value="0.999999999998878" calcext:value-type="float">
            <text:p>1,000000000</text:p>
          </table:table-cell>
          <table:table-cell table:formula="of:=IF(ABS([.D22]*[.G21]-[.C22]*[.H21])&lt;[.$K$3];&quot;sim&quot;;&quot;nao&quot;)" office:value-type="string" office:string-value="sim" calcext:value-type="string">
            <text:p>sim</text:p>
          </table:table-cell>
          <table:table-cell table:formula="of:=IF(([.D22]*[.G21]-[.C22]*[.H21])&lt;[.$K$3];[.F21]+[.B22];[.F21])" office:value-type="float" office:value="1.90516668785126" calcext:value-type="float">
            <text:p>1,90516669</text:p>
          </table:table-cell>
          <table:table-cell table:formula="of:=IF(ABS([.D22]*[.G21]-[.C22]*[.H21])&gt;[.$K$3];[.D22]*[.G21]-[.C22]*[.H21];[.G21])" office:value-type="float" office:value="0.900000221206656" calcext:value-type="float">
            <text:p>0,9000002212</text:p>
          </table:table-cell>
          <table:table-cell table:formula="of:=IF(ABS([.D22]*[.G21]-[.C22]*[.H21])&gt;[.$K$3];[.C22]*[.G21]+[.D22]*[.H21];[.H21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.14159265359*(2^(-[.A23]-1))" office:value-type="float" office:value="0.000000749014056584835" calcext:value-type="float">
            <text:p>0,00000075</text:p>
          </table:table-cell>
          <table:table-cell table:formula="of:=SIN([.B23])" office:value-type="float" office:value="0.000000749014056584765" calcext:value-type="float">
            <text:p>0,000000749</text:p>
          </table:table-cell>
          <table:table-cell table:style-name="ce54" table:formula="of:=COS([.B23])" office:value-type="float" office:value="0.999999999999719" calcext:value-type="float">
            <text:p>1,000000000</text:p>
          </table:table-cell>
          <table:table-cell table:formula="of:=IF(ABS([.D23]*[.G22]-[.C23]*[.H22])&lt;[.$K$3];&quot;sim&quot;;&quot;nao&quot;)" office:value-type="string" office:string-value="sim" calcext:value-type="string">
            <text:p>sim</text:p>
          </table:table-cell>
          <table:table-cell table:formula="of:=IF(([.D23]*[.G22]-[.C23]*[.H22])&lt;[.$K$3];[.F22]+[.B23];[.F22])" office:value-type="float" office:value="1.90516743686532" calcext:value-type="float">
            <text:p>1,90516744</text:p>
          </table:table-cell>
          <table:table-cell table:formula="of:=IF(ABS([.D23]*[.G22]-[.C23]*[.H22])&gt;[.$K$3];[.D23]*[.G22]-[.C23]*[.H22];[.G22])" office:value-type="float" office:value="0.900000221206656" calcext:value-type="float">
            <text:p>0,9000002212</text:p>
          </table:table-cell>
          <table:table-cell table:formula="of:=IF(ABS([.D23]*[.G22]-[.C23]*[.H22])&gt;[.$K$3];[.C23]*[.G22]+[.D23]*[.H22];[.H22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.14159265359*(2^(-[.A24]-1))" office:value-type="float" office:value="0.000000374507028292418" calcext:value-type="float">
            <text:p>0,00000037</text:p>
          </table:table-cell>
          <table:table-cell table:formula="of:=SIN([.B24])" office:value-type="float" office:value="0.000000374507028292409" calcext:value-type="float">
            <text:p>3,74507028292409E-007</text:p>
          </table:table-cell>
          <table:table-cell table:style-name="ce54" table:formula="of:=COS([.B24])" office:value-type="float" office:value="0.99999999999993" calcext:value-type="float">
            <text:p>1,000000000</text:p>
          </table:table-cell>
          <table:table-cell table:formula="of:=IF(ABS([.D24]*[.G23]-[.C24]*[.H23])&lt;[.$K$3];&quot;sim&quot;;&quot;nao&quot;)" office:value-type="string" office:string-value="nao" calcext:value-type="string">
            <text:p>nao</text:p>
          </table:table-cell>
          <table:table-cell table:formula="of:=IF(([.D24]*[.G23]-[.C24]*[.H23])&lt;[.$K$3];[.F23]+[.B24];[.F23])" office:value-type="float" office:value="1.90516743686532" calcext:value-type="float">
            <text:p>1,90516744</text:p>
          </table:table-cell>
          <table:table-cell table:formula="of:=IF(ABS([.D24]*[.G23]-[.C24]*[.H23])&gt;[.$K$3];[.D24]*[.G23]-[.C24]*[.H23];[.G23])" office:value-type="float" office:value="0.900000057962934" calcext:value-type="float">
            <text:p>0,900000058</text:p>
          </table:table-cell>
          <table:table-cell table:formula="of:=IF(ABS([.D24]*[.G23]-[.C24]*[.H23])&gt;[.$K$3];[.C24]*[.G23]+[.D24]*[.H23];[.H23])" office:value-type="float" office:value="0.435889774675565" calcext:value-type="float">
            <text:p>0,435889774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.14159265359*(2^(-[.A25]-1))" office:value-type="float" office:value="0.000000187253514146209" calcext:value-type="float">
            <text:p>0,00000019</text:p>
          </table:table-cell>
          <table:table-cell table:formula="of:=SIN([.B25])" office:value-type="float" office:value="0.000000187253514146208" calcext:value-type="float">
            <text:p>1,87253514146208E-007</text:p>
          </table:table-cell>
          <table:table-cell table:style-name="ce54" table:formula="of:=COS([.B25])" office:value-type="float" office:value="0.999999999999982" calcext:value-type="float">
            <text:p>1,000000000</text:p>
          </table:table-cell>
          <table:table-cell table:formula="of:=IF(ABS([.D25]*[.G24]-[.C25]*[.H24])&lt;[.$K$3];&quot;sim&quot;;&quot;nao&quot;)" office:value-type="string" office:string-value="sim" calcext:value-type="string">
            <text:p>sim</text:p>
          </table:table-cell>
          <table:table-cell table:formula="of:=IF(([.D25]*[.G24]-[.C25]*[.H24])&lt;[.$K$3];[.F24]+[.B25];[.F24])" office:value-type="float" office:value="1.90516762411883" calcext:value-type="float">
            <text:p>1,90516762</text:p>
          </table:table-cell>
          <table:table-cell table:formula="of:=IF(ABS([.D25]*[.G24]-[.C25]*[.H24])&gt;[.$K$3];[.D25]*[.G24]-[.C25]*[.H24];[.G24])" office:value-type="float" office:value="0.900000057962934" calcext:value-type="float">
            <text:p>0,900000058</text:p>
          </table:table-cell>
          <table:table-cell table:formula="of:=IF(ABS([.D25]*[.G24]-[.C25]*[.H24])&gt;[.$K$3];[.C25]*[.G24]+[.D25]*[.H24];[.H24])" office:value-type="float" office:value="0.435889774675565" calcext:value-type="float">
            <text:p>0,435889774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.14159265359*(2^(-[.A26]-1))" office:value-type="float" office:value="0.0000000936267570731044" calcext:value-type="float">
            <text:p>0,00000009</text:p>
          </table:table-cell>
          <table:table-cell table:formula="of:=SIN([.B26])" office:value-type="float" office:value="0.0000000936267570731043" calcext:value-type="float">
            <text:p>9,36267570731043E-008</text:p>
          </table:table-cell>
          <table:table-cell table:style-name="ce54" table:formula="of:=COS([.B26])" office:value-type="float" office:value="0.999999999999996" calcext:value-type="float">
            <text:p>1,000000000</text:p>
          </table:table-cell>
          <table:table-cell table:formula="of:=IF(ABS([.D26]*[.G25]-[.C26]*[.H25])&lt;[.$K$3];&quot;sim&quot;;&quot;nao&quot;)" office:value-type="string" office:string-value="nao" calcext:value-type="string">
            <text:p>nao</text:p>
          </table:table-cell>
          <table:table-cell table:formula="of:=IF(([.D26]*[.G25]-[.C26]*[.H25])&lt;[.$K$3];[.F25]+[.B26];[.F25])" office:value-type="float" office:value="1.90516762411883" calcext:value-type="float">
            <text:p>1,90516762</text:p>
          </table:table-cell>
          <table:table-cell table:formula="of:=IF(ABS([.D26]*[.G25]-[.C26]*[.H25])&gt;[.$K$3];[.D26]*[.G25]-[.C26]*[.H25];[.G25])" office:value-type="float" office:value="0.900000017151984" calcext:value-type="float">
            <text:p>0,9000000172</text:p>
          </table:table-cell>
          <table:table-cell table:formula="of:=IF(ABS([.D26]*[.G25]-[.C26]*[.H25])&gt;[.$K$3];[.C26]*[.G25]+[.D26]*[.H25];[.H25])" office:value-type="float" office:value="0.43588985893965" calcext:value-type="float">
            <text:p>0,4358898589</text:p>
          </table:table-cell>
          <table:table-cell table:number-columns-repeated="3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49" table:formula="of:=3.14159265359*(2^(-[.A27]-1))" office:value-type="float" office:value="0.0000000468133785365522" calcext:value-type="float">
            <text:p>0,00000005</text:p>
          </table:table-cell>
          <table:table-cell table:style-name="ce53" table:formula="of:=SIN([.B27])" office:value-type="float" office:value="0.0000000468133785365522" calcext:value-type="float">
            <text:p>4,68133785365522E-008</text:p>
          </table:table-cell>
          <table:table-cell table:style-name="ce55" table:formula="of:=COS([.B27])" office:value-type="float" office:value="0.999999999999999" calcext:value-type="float">
            <text:p>1,000000000</text:p>
          </table:table-cell>
          <table:table-cell table:style-name="ce35" table:formula="of:=IF(ABS([.D27]*[.G26]-[.C27]*[.H26])&lt;[.$K$3];&quot;sim&quot;;&quot;nao&quot;)" office:value-type="string" office:string-value="sim" calcext:value-type="string">
            <text:p>sim</text:p>
          </table:table-cell>
          <table:table-cell table:style-name="ce64" table:formula="of:=IF(([.D27]*[.G26]-[.C27]*[.H26])&lt;[.$K$3];[.F26]+[.B27];[.F26])" office:value-type="float" office:value="1.90516767093221" calcext:value-type="float">
            <text:p>1,90516767</text:p>
          </table:table-cell>
          <table:table-cell table:style-name="ce53" table:formula="of:=IF(ABS([.D27]*[.G26]-[.C27]*[.H26])&gt;[.$K$3];[.D27]*[.G26]-[.C27]*[.H26];[.G26])" office:value-type="float" office:value="0.900000017151984" calcext:value-type="float">
            <text:p>0,9000000172</text:p>
          </table:table-cell>
          <table:table-cell table:style-name="ce24" table:formula="of:=IF(ABS([.D27]*[.G26]-[.C27]*[.H26])&gt;[.$K$3];[.C27]*[.G26]+[.D27]*[.H26];[.H26])" office:value-type="float" office:value="0.43588985893965" calcext:value-type="float">
            <text:p>0,4358898589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igite o valor da entrada</text:p>
          </table:table-cell>
          <table:covered-table-cell table:style-name="Default"/>
          <table:table-cell table:style-name="Default" office:value-type="float" office:value="0.9" calcext:value-type="float">
            <text:p>0,9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valor de saida</text:p>
          </table:table-cell>
          <table:covered-table-cell table:style-name="Default"/>
          <table:table-cell table:style-name="ce61" table:formula="of:=1.5707963267949-[.I3]" office:value-type="float" office:value="-0.334371344137312" calcext:value-type="float">
            <text:p>-0,33437134</text:p>
          </table:table-cell>
          <table:table-cell table:style-name="Default" table:number-columns-repeated="5"/>
          <table:table-cell table:number-columns-repeated="3"/>
        </table:table-row>
      </table:table>
      <table:table table:name="arcoSeno" table:style-name="ta1">
        <table:table-column table:style-name="co1" table:default-cell-style-name="ce16"/>
        <table:table-column table:style-name="co1" table:default-cell-style-name="ce7"/>
        <table:table-column table:style-name="co1" table:default-cell-style-name="ce52"/>
        <table:table-column table:style-name="co1" table:default-cell-style-name="ce22"/>
        <table:table-column table:style-name="co1" table:default-cell-style-name="ce34"/>
        <table:table-column table:style-name="co1" table:default-cell-style-name="ce63"/>
        <table:table-column table:style-name="co1" table:default-cell-style-name="ce6"/>
        <table:table-column table:style-name="co1" table:default-cell-style-name="ce2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48" office:value-type="string" calcext:value-type="string" table:number-columns-spanned="4" table:number-rows-spanned="1">
            <text:p>Tabela seno e cosseno</text:p>
          </table:table-cell>
          <table:covered-table-cell table:number-columns-repeated="2" table:style-name="ce36"/>
          <table:covered-table-cell table:style-name="ce40"/>
          <table:table-cell table:style-name="ce62" office:value-type="string" calcext:value-type="string" table:number-columns-spanned="4" table:number-rows-spanned="1">
            <text:p>Passos com o calculo de arco seno</text:p>
          </table:table-cell>
          <table:covered-table-cell table:number-columns-repeated="2" table:style-name="ce18"/>
          <table:covered-table-cell table:style-name="ce21"/>
          <table:table-cell table:style-name="ce42" office:value-type="string" calcext:value-type="string" table:number-columns-spanned="3" table:number-rows-spanned="1">
            <text:p>variaveis auxiliares para calculo de arco seno</text:p>
          </table:table-cell>
          <table:covered-table-cell table:number-columns-repeated="2" table:style-name="ce43"/>
        </table:table-row>
        <table:table-row table:style-name="ro1">
          <table:table-cell office:value-type="string" calcext:value-type="string">
            <text:p>linha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sen(x)</text:p>
          </table:table-cell>
          <table:table-cell office:value-type="string" calcext:value-type="string">
            <text:p>cos(x)</text:p>
          </table:table-cell>
          <table:table-cell table:style-name="ce16" office:value-type="string" calcext:value-type="string">
            <text:p>usar linha</text:p>
          </table:table-cell>
          <table:table-cell table:style-name="Default" office:value-type="string" calcext:value-type="string">
            <text:p>asin(sen(x))</text:p>
          </table:table-cell>
          <table:table-cell office:value-type="string" calcext:value-type="string">
            <text:p>sen(x)</text:p>
          </table:table-cell>
          <table:table-cell table:style-name="ce22" office:value-type="string" calcext:value-type="string">
            <text:p>cos(x)</text:p>
          </table:table-cell>
          <table:table-cell table:style-name="ce42" office:value-type="string" calcext:value-type="string">
            <text:p>arco seno</text:p>
          </table:table-cell>
          <table:table-cell table:style-name="ce43" office:value-type="string" calcext:value-type="string">
            <text:p>entrada negativa</text:p>
          </table:table-cell>
          <table:table-cell table:style-name="ce43" office:value-type="string" calcext:value-type="string">
            <text:p>entrada normaliz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.14159265359*(2^(-[.A3]-1))" office:value-type="float" office:value="0.7853981633975" calcext:value-type="float">
            <text:p>0,78539816</text:p>
          </table:table-cell>
          <table:table-cell table:formula="of:=SIN([.B3])" office:value-type="float" office:value="0.707106781186584" calcext:value-type="float">
            <text:p>0,7071067812</text:p>
          </table:table-cell>
          <table:table-cell table:formula="of:=COS([.B3])" office:value-type="float" office:value="0.707106781186511" calcext:value-type="float">
            <text:p>0,7071067812</text:p>
          </table:table-cell>
          <table:table-cell table:style-name="ce16" table:formula="of:=IF(ABS([.D3]*0-[.C3]*1)&gt;[.$K$3];&quot;sim&quot;;&quot;nao&quot;)" office:value-type="string" office:string-value="nao" calcext:value-type="string">
            <text:p>nao</text:p>
          </table:table-cell>
          <table:table-cell table:formula="of:=IF(ABS([.D3]*1-[.C3]*0)&gt;[.$K$3];1.570796326795-[.B3];1.570796326795)" office:value-type="float" office:value="1.570796326795" calcext:value-type="float">
            <text:p>1,57079633</text:p>
          </table:table-cell>
          <table:table-cell table:formula="of:=IF(ABS(([.D3]*1-[.C3]*0))&gt;[.$K$3];[.D3]*1-[.C3]*0;1)" office:value-type="float" office:value="1" calcext:value-type="float">
            <text:p>1</text:p>
          </table:table-cell>
          <table:table-cell table:style-name="ce22" table:formula="of:=IF(ABS([.D3]*1-[.C3]*0)&gt;[.$K$3];[.C3]*1+[.D3]*0;0)" office:value-type="float" office:value="0" calcext:value-type="float">
            <text:p>0</text:p>
          </table:table-cell>
          <table:table-cell table:style-name="ce65" table:formula="of:=IF([.J3];-[.F27];[.F27])" office:value-type="float" office:value="1.11976955434809" calcext:value-type="float">
            <text:p>1,11976955</text:p>
          </table:table-cell>
          <table:table-cell table:style-name="ce43" table:formula="of:=IF([.C31]&lt;0;1;0)" office:value-type="float" office:value="0" calcext:value-type="float">
            <text:p>0</text:p>
          </table:table-cell>
          <table:table-cell table:style-name="ce43" table:formula="of:=IF([.J3];[.C31]*-1;[.C31]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.14159265359*(2^(-[.A4]-1))" office:value-type="float" office:value="0.39269908169875" calcext:value-type="float">
            <text:p>0,39269908</text:p>
          </table:table-cell>
          <table:table-cell table:formula="of:=SIN([.B4])" office:value-type="float" office:value="0.382683432365114" calcext:value-type="float">
            <text:p>0,3826834324</text:p>
          </table:table-cell>
          <table:table-cell table:formula="of:=COS([.B4])" office:value-type="float" office:value="0.923879532511277" calcext:value-type="float">
            <text:p>0,9238795325</text:p>
          </table:table-cell>
          <table:table-cell table:formula="of:=IF(ABS([.D4]*[.G3]-[.C4]*[.H3])&gt;[.$K$3];&quot;sim&quot;;&quot;nao&quot;)" office:value-type="string" office:string-value="sim" calcext:value-type="string">
            <text:p>sim</text:p>
          </table:table-cell>
          <table:table-cell table:formula="of:=IF(([.D4]*[.G3]-[.C4]*[.H3])&gt;[.$K$3];[.F3]-[.B4];[.F3])" office:value-type="float" office:value="1.17809724509625" calcext:value-type="float">
            <text:p>1,17809725</text:p>
          </table:table-cell>
          <table:table-cell table:formula="of:=IF(ABS([.D4]*[.G3]-[.C4]*[.H3])&gt;[.$K$3];[.D4]*[.G3]-[.C4]*[.H3];[.G3])" office:value-type="float" office:value="0.923879532511277" calcext:value-type="float">
            <text:p>0,9238795325</text:p>
          </table:table-cell>
          <table:table-cell table:formula="of:=IF(ABS([.D4]*[.G3]-[.C4]*[.H3])&gt;[.$K$3];[.C4]*[.G3]+[.D4]*[.H3];[.H3])" office:value-type="float" office:value="0.382683432365114" calcext:value-type="float">
            <text:p>0,3826834324</text:p>
          </table:table-cell>
          <table:table-cell/>
          <table:table-cell table:style-name="ce63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.14159265359*(2^(-[.A5]-1))" office:value-type="float" office:value="0.196349540849375" calcext:value-type="float">
            <text:p>0,19634954</text:p>
          </table:table-cell>
          <table:table-cell table:formula="of:=SIN([.B5])" office:value-type="float" office:value="0.195090322016141" calcext:value-type="float">
            <text:p>0,195090322</text:p>
          </table:table-cell>
          <table:table-cell table:formula="of:=COS([.B5])" office:value-type="float" office:value="0.980785280403228" calcext:value-type="float">
            <text:p>0,9807852804</text:p>
          </table:table-cell>
          <table:table-cell table:formula="of:=IF(ABS([.D5]*[.G4]-[.C5]*[.H4])&gt;[.$K$3];&quot;sim&quot;;&quot;nao&quot;)" office:value-type="string" office:string-value="nao" calcext:value-type="string">
            <text:p>nao</text:p>
          </table:table-cell>
          <table:table-cell table:formula="of:=IF(([.D5]*[.G4]-[.C5]*[.H4])&gt;[.$K$3];[.F4]-[.B5];[.F4])" office:value-type="float" office:value="1.17809724509625" calcext:value-type="float">
            <text:p>1,17809725</text:p>
          </table:table-cell>
          <table:table-cell table:formula="of:=IF(ABS([.D5]*[.G4]-[.C5]*[.H4])&gt;[.$K$3];[.D5]*[.G4]-[.C5]*[.H4];[.G4])" office:value-type="float" office:value="0.923879532511277" calcext:value-type="float">
            <text:p>0,9238795325</text:p>
          </table:table-cell>
          <table:table-cell table:formula="of:=IF(ABS([.D5]*[.G4]-[.C5]*[.H4])&gt;[.$K$3];[.C5]*[.G4]+[.D5]*[.H4];[.H4])" office:value-type="float" office:value="0.382683432365114" calcext:value-type="float">
            <text:p>0,38268343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.14159265359*(2^(-[.A6]-1))" office:value-type="float" office:value="0.0981747704246875" calcext:value-type="float">
            <text:p>0,09817477</text:p>
          </table:table-cell>
          <table:table-cell table:formula="of:=SIN([.B6])" office:value-type="float" office:value="0.098017140329567" calcext:value-type="float">
            <text:p>0,0980171403</text:p>
          </table:table-cell>
          <table:table-cell table:formula="of:=COS([.B6])" office:value-type="float" office:value="0.995184726672196" calcext:value-type="float">
            <text:p>0,9951847267</text:p>
          </table:table-cell>
          <table:table-cell table:formula="of:=IF(ABS([.D6]*[.G5]-[.C6]*[.H5])&gt;[.$K$3];&quot;sim&quot;;&quot;nao&quot;)" office:value-type="string" office:string-value="nao" calcext:value-type="string">
            <text:p>nao</text:p>
          </table:table-cell>
          <table:table-cell table:formula="of:=IF(([.D6]*[.G5]-[.C6]*[.H5])&gt;[.$K$3];[.F5]-[.B6];[.F5])" office:value-type="float" office:value="1.17809724509625" calcext:value-type="float">
            <text:p>1,17809725</text:p>
          </table:table-cell>
          <table:table-cell table:formula="of:=IF(ABS([.D6]*[.G5]-[.C6]*[.H5])&gt;[.$K$3];[.D6]*[.G5]-[.C6]*[.H5];[.G5])" office:value-type="float" office:value="0.923879532511277" calcext:value-type="float">
            <text:p>0,9238795325</text:p>
          </table:table-cell>
          <table:table-cell table:formula="of:=IF(ABS([.D6]*[.G5]-[.C6]*[.H5])&gt;[.$K$3];[.C6]*[.G5]+[.D6]*[.H5];[.H5])" office:value-type="float" office:value="0.382683432365114" calcext:value-type="float">
            <text:p>0,38268343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.14159265359*(2^(-[.A7]-1))" office:value-type="float" office:value="0.0490873852123438" calcext:value-type="float">
            <text:p>0,04908739</text:p>
          </table:table-cell>
          <table:table-cell table:formula="of:=SIN([.B7])" office:value-type="float" office:value="0.0490676743274212" calcext:value-type="float">
            <text:p>0,0490676743</text:p>
          </table:table-cell>
          <table:table-cell table:formula="of:=COS([.B7])" office:value-type="float" office:value="0.998795456205172" calcext:value-type="float">
            <text:p>0,9987954562</text:p>
          </table:table-cell>
          <table:table-cell table:formula="of:=IF(ABS([.D7]*[.G6]-[.C7]*[.H6])&gt;[.$K$3];&quot;sim&quot;;&quot;nao&quot;)" office:value-type="string" office:string-value="sim" calcext:value-type="string">
            <text:p>sim</text:p>
          </table:table-cell>
          <table:table-cell table:formula="of:=IF(([.D7]*[.G6]-[.C7]*[.H6])&gt;[.$K$3];[.F6]-[.B7];[.F6])" office:value-type="float" office:value="1.12900985988391" calcext:value-type="float">
            <text:p>1,12900986</text:p>
          </table:table-cell>
          <table:table-cell table:formula="of:=IF(ABS([.D7]*[.G6]-[.C7]*[.H6])&gt;[.$K$3];[.D7]*[.G6]-[.C7]*[.H6];[.G6])" office:value-type="float" office:value="0.903989293123431" calcext:value-type="float">
            <text:p>0,9039892931</text:p>
          </table:table-cell>
          <table:table-cell table:formula="of:=IF(ABS([.D7]*[.G6]-[.C7]*[.H6])&gt;[.$K$3];[.C7]*[.G6]+[.D7]*[.H6];[.H6])" office:value-type="float" office:value="0.427555093430308" calcext:value-type="float">
            <text:p>0,42755509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.14159265359*(2^(-[.A8]-1))" office:value-type="float" office:value="0.0245436926061719" calcext:value-type="float">
            <text:p>0,02454369</text:p>
          </table:table-cell>
          <table:table-cell table:formula="of:=SIN([.B8])" office:value-type="float" office:value="0.0245412285229139" calcext:value-type="float">
            <text:p>0,0245412285</text:p>
          </table:table-cell>
          <table:table-cell table:formula="of:=COS([.B8])" office:value-type="float" office:value="0.999698818696204" calcext:value-type="float">
            <text:p>0,9996988187</text:p>
          </table:table-cell>
          <table:table-cell table:formula="of:=IF(ABS([.D8]*[.G7]-[.C8]*[.H7])&gt;[.$K$3];&quot;sim&quot;;&quot;nao&quot;)" office:value-type="string" office:string-value="nao" calcext:value-type="string">
            <text:p>nao</text:p>
          </table:table-cell>
          <table:table-cell table:formula="of:=IF(([.D8]*[.G7]-[.C8]*[.H7])&gt;[.$K$3];[.F7]-[.B8];[.F7])" office:value-type="float" office:value="1.12900985988391" calcext:value-type="float">
            <text:p>1,12900986</text:p>
          </table:table-cell>
          <table:table-cell table:formula="of:=IF(ABS([.D8]*[.G7]-[.C8]*[.H7])&gt;[.$K$3];[.D8]*[.G7]-[.C8]*[.H7];[.G7])" office:value-type="float" office:value="0.903989293123431" calcext:value-type="float">
            <text:p>0,9039892931</text:p>
          </table:table-cell>
          <table:table-cell table:formula="of:=IF(ABS([.D8]*[.G7]-[.C8]*[.H7])&gt;[.$K$3];[.C8]*[.G7]+[.D8]*[.H7];[.H7])" office:value-type="float" office:value="0.427555093430308" calcext:value-type="float">
            <text:p>0,42755509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.14159265359*(2^(-[.A9]-1))" office:value-type="float" office:value="0.0122718463030859" calcext:value-type="float">
            <text:p>0,01227185</text:p>
          </table:table-cell>
          <table:table-cell table:formula="of:=SIN([.B9])" office:value-type="float" office:value="0.0122715382857207" calcext:value-type="float">
            <text:p>0,0122715383</text:p>
          </table:table-cell>
          <table:table-cell table:formula="of:=COS([.B9])" office:value-type="float" office:value="0.999924701839145" calcext:value-type="float">
            <text:p>0,9999247018</text:p>
          </table:table-cell>
          <table:table-cell table:formula="of:=IF(ABS([.D9]*[.G8]-[.C9]*[.H8])&gt;[.$K$3];&quot;sim&quot;;&quot;nao&quot;)" office:value-type="string" office:string-value="nao" calcext:value-type="string">
            <text:p>nao</text:p>
          </table:table-cell>
          <table:table-cell table:formula="of:=IF(([.D9]*[.G8]-[.C9]*[.H8])&gt;[.$K$3];[.F8]-[.B9];[.F8])" office:value-type="float" office:value="1.12900985988391" calcext:value-type="float">
            <text:p>1,12900986</text:p>
          </table:table-cell>
          <table:table-cell table:formula="of:=IF(ABS([.D9]*[.G8]-[.C9]*[.H8])&gt;[.$K$3];[.D9]*[.G8]-[.C9]*[.H8];[.G8])" office:value-type="float" office:value="0.903989293123431" calcext:value-type="float">
            <text:p>0,9039892931</text:p>
          </table:table-cell>
          <table:table-cell table:formula="of:=IF(ABS([.D9]*[.G8]-[.C9]*[.H8])&gt;[.$K$3];[.C9]*[.G8]+[.D9]*[.H8];[.H8])" office:value-type="float" office:value="0.427555093430308" calcext:value-type="float">
            <text:p>0,427555093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.14159265359*(2^(-[.A10]-1))" office:value-type="float" office:value="0.00613592315154297" calcext:value-type="float">
            <text:p>0,00613592</text:p>
          </table:table-cell>
          <table:table-cell table:formula="of:=SIN([.B10])" office:value-type="float" office:value="0.00613588464915488" calcext:value-type="float">
            <text:p>0,0061358846</text:p>
          </table:table-cell>
          <table:table-cell table:formula="of:=COS([.B10])" office:value-type="float" office:value="0.999981175282601" calcext:value-type="float">
            <text:p>0,9999811753</text:p>
          </table:table-cell>
          <table:table-cell table:formula="of:=IF(ABS([.D10]*[.G9]-[.C10]*[.H9])&gt;[.$K$3];&quot;sim&quot;;&quot;nao&quot;)" office:value-type="string" office:string-value="sim" calcext:value-type="string">
            <text:p>sim</text:p>
          </table:table-cell>
          <table:table-cell table:formula="of:=IF(([.D10]*[.G9]-[.C10]*[.H9])&gt;[.$K$3];[.F9]-[.B10];[.F9])" office:value-type="float" office:value="1.12287393673236" calcext:value-type="float">
            <text:p>1,12287394</text:p>
          </table:table-cell>
          <table:table-cell table:formula="of:=IF(ABS([.D10]*[.G9]-[.C10]*[.H9])&gt;[.$K$3];[.D10]*[.G9]-[.C10]*[.H9];[.G9])" office:value-type="float" office:value="0.901348847046009" calcext:value-type="float">
            <text:p>0,901348847</text:p>
          </table:table-cell>
          <table:table-cell table:formula="of:=IF(ABS([.D10]*[.G9]-[.C10]*[.H9])&gt;[.$K$3];[.C10]*[.G9]+[.D10]*[.H9];[.H9])" office:value-type="float" office:value="0.433093818853179" calcext:value-type="float">
            <text:p>0,43309381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.14159265359*(2^(-[.A11]-1))" office:value-type="float" office:value="0.00306796157577148" calcext:value-type="float">
            <text:p>0,00306796</text:p>
          </table:table-cell>
          <table:table-cell table:formula="of:=SIN([.B11])" office:value-type="float" office:value="0.00306795676296618" calcext:value-type="float">
            <text:p>0,0030679568</text:p>
          </table:table-cell>
          <table:table-cell table:formula="of:=COS([.B11])" office:value-type="float" office:value="0.999995293809576" calcext:value-type="float">
            <text:p>0,9999952938</text:p>
          </table:table-cell>
          <table:table-cell table:formula="of:=IF(ABS([.D11]*[.G10]-[.C11]*[.H10])&gt;[.$K$3];&quot;sim&quot;;&quot;nao&quot;)" office:value-type="string" office:string-value="sim" calcext:value-type="string">
            <text:p>sim</text:p>
          </table:table-cell>
          <table:table-cell table:formula="of:=IF(([.D11]*[.G10]-[.C11]*[.H10])&gt;[.$K$3];[.F10]-[.B11];[.F10])" office:value-type="float" office:value="1.11980597515659" calcext:value-type="float">
            <text:p>1,11980598</text:p>
          </table:table-cell>
          <table:table-cell table:formula="of:=IF(ABS([.D11]*[.G10]-[.C11]*[.H10])&gt;[.$K$3];[.D11]*[.G10]-[.C11]*[.H10];[.G10])" office:value-type="float" office:value="0.900015892016147" calcext:value-type="float">
            <text:p>0,900015892</text:p>
          </table:table-cell>
          <table:table-cell table:formula="of:=IF(ABS([.D11]*[.G10]-[.C11]*[.H10])&gt;[.$K$3];[.C11]*[.G10]+[.D11]*[.H10];[.H10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.14159265359*(2^(-[.A12]-1))" office:value-type="float" office:value="0.00153398078788574" calcext:value-type="float">
            <text:p>0,00153398</text:p>
          </table:table-cell>
          <table:table-cell table:formula="of:=SIN([.B12])" office:value-type="float" office:value="0.00153398018628487" calcext:value-type="float">
            <text:p>0,0015339802</text:p>
          </table:table-cell>
          <table:table-cell table:formula="of:=COS([.B12])" office:value-type="float" office:value="0.999998823451702" calcext:value-type="float">
            <text:p>0,9999988235</text:p>
          </table:table-cell>
          <table:table-cell table:formula="of:=IF(ABS([.D12]*[.G11]-[.C12]*[.H11])&gt;[.$K$3];&quot;sim&quot;;&quot;nao&quot;)" office:value-type="string" office:string-value="nao" calcext:value-type="string">
            <text:p>nao</text:p>
          </table:table-cell>
          <table:table-cell table:formula="of:=IF(([.D12]*[.G11]-[.C12]*[.H11])&gt;[.$K$3];[.F11]-[.B12];[.F11])" office:value-type="float" office:value="1.11980597515659" calcext:value-type="float">
            <text:p>1,11980598</text:p>
          </table:table-cell>
          <table:table-cell table:formula="of:=IF(ABS([.D12]*[.G11]-[.C12]*[.H11])&gt;[.$K$3];[.D12]*[.G11]-[.C12]*[.H11];[.G11])" office:value-type="float" office:value="0.900015892016147" calcext:value-type="float">
            <text:p>0,900015892</text:p>
          </table:table-cell>
          <table:table-cell table:formula="of:=IF(ABS([.D12]*[.G11]-[.C12]*[.H11])&gt;[.$K$3];[.C12]*[.G11]+[.D12]*[.H11];[.H11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.14159265359*(2^(-[.A13]-1))" office:value-type="float" office:value="0.000766990393942871" calcext:value-type="float">
            <text:p>0,00076699</text:p>
          </table:table-cell>
          <table:table-cell table:formula="of:=SIN([.B13])" office:value-type="float" office:value="0.000766990318742755" calcext:value-type="float">
            <text:p>0,0007669903</text:p>
          </table:table-cell>
          <table:table-cell table:formula="of:=COS([.B13])" office:value-type="float" office:value="0.999999705862882" calcext:value-type="float">
            <text:p>0,9999997059</text:p>
          </table:table-cell>
          <table:table-cell table:formula="of:=IF(ABS([.D13]*[.G12]-[.C13]*[.H12])&gt;[.$K$3];&quot;sim&quot;;&quot;nao&quot;)" office:value-type="string" office:string-value="nao" calcext:value-type="string">
            <text:p>nao</text:p>
          </table:table-cell>
          <table:table-cell table:formula="of:=IF(([.D13]*[.G12]-[.C13]*[.H12])&gt;[.$K$3];[.F12]-[.B13];[.F12])" office:value-type="float" office:value="1.11980597515659" calcext:value-type="float">
            <text:p>1,11980598</text:p>
          </table:table-cell>
          <table:table-cell table:formula="of:=IF(ABS([.D13]*[.G12]-[.C13]*[.H12])&gt;[.$K$3];[.D13]*[.G12]-[.C13]*[.H12];[.G12])" office:value-type="float" office:value="0.900015892016147" calcext:value-type="float">
            <text:p>0,900015892</text:p>
          </table:table-cell>
          <table:table-cell table:formula="of:=IF(ABS([.D13]*[.G12]-[.C13]*[.H12])&gt;[.$K$3];[.C13]*[.G12]+[.D13]*[.H12];[.H12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.14159265359*(2^(-[.A14]-1))" office:value-type="float" office:value="0.000383495196971436" calcext:value-type="float">
            <text:p>0,00038350</text:p>
          </table:table-cell>
          <table:table-cell table:formula="of:=SIN([.B14])" office:value-type="float" office:value="0.000383495187571421" calcext:value-type="float">
            <text:p>0,0003834952</text:p>
          </table:table-cell>
          <table:table-cell table:formula="of:=COS([.B14])" office:value-type="float" office:value="0.999999926465718" calcext:value-type="float">
            <text:p>0,9999999265</text:p>
          </table:table-cell>
          <table:table-cell table:formula="of:=IF(ABS([.D14]*[.G13]-[.C14]*[.H13])&gt;[.$K$3];&quot;sim&quot;;&quot;nao&quot;)" office:value-type="string" office:string-value="nao" calcext:value-type="string">
            <text:p>nao</text:p>
          </table:table-cell>
          <table:table-cell table:formula="of:=IF(([.D14]*[.G13]-[.C14]*[.H13])&gt;[.$K$3];[.F13]-[.B14];[.F13])" office:value-type="float" office:value="1.11980597515659" calcext:value-type="float">
            <text:p>1,11980598</text:p>
          </table:table-cell>
          <table:table-cell table:formula="of:=IF(ABS([.D14]*[.G13]-[.C14]*[.H13])&gt;[.$K$3];[.D14]*[.G13]-[.C14]*[.H13];[.G13])" office:value-type="float" office:value="0.900015892016147" calcext:value-type="float">
            <text:p>0,900015892</text:p>
          </table:table-cell>
          <table:table-cell table:formula="of:=IF(ABS([.D14]*[.G13]-[.C14]*[.H13])&gt;[.$K$3];[.C14]*[.G13]+[.D14]*[.H13];[.H13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.14159265359*(2^(-[.A15]-1))" office:value-type="float" office:value="0.000191747598485718" calcext:value-type="float">
            <text:p>0,00019175</text:p>
          </table:table-cell>
          <table:table-cell table:formula="of:=SIN([.B15])" office:value-type="float" office:value="0.000191747597310716" calcext:value-type="float">
            <text:p>0,0001917476</text:p>
          </table:table-cell>
          <table:table-cell table:formula="of:=COS([.B15])" office:value-type="float" office:value="0.999999981616429" calcext:value-type="float">
            <text:p>0,9999999816</text:p>
          </table:table-cell>
          <table:table-cell table:formula="of:=IF(ABS([.D15]*[.G14]-[.C15]*[.H14])&gt;[.$K$3];&quot;sim&quot;;&quot;nao&quot;)" office:value-type="string" office:string-value="nao" calcext:value-type="string">
            <text:p>nao</text:p>
          </table:table-cell>
          <table:table-cell table:formula="of:=IF(([.D15]*[.G14]-[.C15]*[.H14])&gt;[.$K$3];[.F14]-[.B15];[.F14])" office:value-type="float" office:value="1.11980597515659" calcext:value-type="float">
            <text:p>1,11980598</text:p>
          </table:table-cell>
          <table:table-cell table:formula="of:=IF(ABS([.D15]*[.G14]-[.C15]*[.H14])&gt;[.$K$3];[.D15]*[.G14]-[.C15]*[.H14];[.G14])" office:value-type="float" office:value="0.900015892016147" calcext:value-type="float">
            <text:p>0,900015892</text:p>
          </table:table-cell>
          <table:table-cell table:formula="of:=IF(ABS([.D15]*[.G14]-[.C15]*[.H14])&gt;[.$K$3];[.C15]*[.G14]+[.D15]*[.H14];[.H14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.14159265359*(2^(-[.A16]-1))" office:value-type="float" office:value="0.0000958737992428589" calcext:value-type="float">
            <text:p>0,00009587</text:p>
          </table:table-cell>
          <table:table-cell table:formula="of:=SIN([.B16])" office:value-type="float" office:value="0.0000958737990959837" calcext:value-type="float">
            <text:p>9,58737990959837E-005</text:p>
          </table:table-cell>
          <table:table-cell table:formula="of:=COS([.B16])" office:value-type="float" office:value="0.999999995404107" calcext:value-type="float">
            <text:p>0,9999999954</text:p>
          </table:table-cell>
          <table:table-cell table:formula="of:=IF(ABS([.D16]*[.G15]-[.C16]*[.H15])&gt;[.$K$3];&quot;sim&quot;;&quot;nao&quot;)" office:value-type="string" office:string-value="nao" calcext:value-type="string">
            <text:p>nao</text:p>
          </table:table-cell>
          <table:table-cell table:formula="of:=IF(([.D16]*[.G15]-[.C16]*[.H15])&gt;[.$K$3];[.F15]-[.B16];[.F15])" office:value-type="float" office:value="1.11980597515659" calcext:value-type="float">
            <text:p>1,11980598</text:p>
          </table:table-cell>
          <table:table-cell table:formula="of:=IF(ABS([.D16]*[.G15]-[.C16]*[.H15])&gt;[.$K$3];[.D16]*[.G15]-[.C16]*[.H15];[.G15])" office:value-type="float" office:value="0.900015892016147" calcext:value-type="float">
            <text:p>0,900015892</text:p>
          </table:table-cell>
          <table:table-cell table:formula="of:=IF(ABS([.D16]*[.G15]-[.C16]*[.H15])&gt;[.$K$3];[.C16]*[.G15]+[.D16]*[.H15];[.H15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.14159265359*(2^(-[.A17]-1))" office:value-type="float" office:value="0.0000479368996214294" calcext:value-type="float">
            <text:p>0,00004794</text:p>
          </table:table-cell>
          <table:table-cell table:formula="of:=SIN([.B17])" office:value-type="float" office:value="0.00004793689960307" calcext:value-type="float">
            <text:p>4,793689960307E-005</text:p>
          </table:table-cell>
          <table:table-cell table:formula="of:=COS([.B17])" office:value-type="float" office:value="0.999999998851027" calcext:value-type="float">
            <text:p>0,9999999989</text:p>
          </table:table-cell>
          <table:table-cell table:formula="of:=IF(ABS([.D17]*[.G16]-[.C17]*[.H16])&gt;[.$K$3];&quot;sim&quot;;&quot;nao&quot;)" office:value-type="string" office:string-value="nao" calcext:value-type="string">
            <text:p>nao</text:p>
          </table:table-cell>
          <table:table-cell table:formula="of:=IF(([.D17]*[.G16]-[.C17]*[.H16])&gt;[.$K$3];[.F16]-[.B17];[.F16])" office:value-type="float" office:value="1.11980597515659" calcext:value-type="float">
            <text:p>1,11980598</text:p>
          </table:table-cell>
          <table:table-cell table:formula="of:=IF(ABS([.D17]*[.G16]-[.C17]*[.H16])&gt;[.$K$3];[.D17]*[.G16]-[.C17]*[.H16];[.G16])" office:value-type="float" office:value="0.900015892016147" calcext:value-type="float">
            <text:p>0,900015892</text:p>
          </table:table-cell>
          <table:table-cell table:formula="of:=IF(ABS([.D17]*[.G16]-[.C17]*[.H16])&gt;[.$K$3];[.C17]*[.G16]+[.D17]*[.H16];[.H16])" office:value-type="float" office:value="0.435857079922282" calcext:value-type="float">
            <text:p>0,43585707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.14159265359*(2^(-[.A18]-1))" office:value-type="float" office:value="0.0000239684498107147" calcext:value-type="float">
            <text:p>0,00002397</text:p>
          </table:table-cell>
          <table:table-cell table:formula="of:=SIN([.B18])" office:value-type="float" office:value="0.0000239684498084198" calcext:value-type="float">
            <text:p>2,39684498084198E-005</text:p>
          </table:table-cell>
          <table:table-cell table:style-name="ce54" table:formula="of:=COS([.B18])" office:value-type="float" office:value="0.999999999712757" calcext:value-type="float">
            <text:p>1,000000000</text:p>
          </table:table-cell>
          <table:table-cell table:formula="of:=IF(ABS([.D18]*[.G17]-[.C18]*[.H17])&gt;[.$K$3];&quot;sim&quot;;&quot;nao&quot;)" office:value-type="string" office:string-value="sim" calcext:value-type="string">
            <text:p>sim</text:p>
          </table:table-cell>
          <table:table-cell table:formula="of:=IF(([.D18]*[.G17]-[.C18]*[.H17])&gt;[.$K$3];[.F17]-[.B18];[.F17])" office:value-type="float" office:value="1.11978200670678" calcext:value-type="float">
            <text:p>1,11978201</text:p>
          </table:table-cell>
          <table:table-cell table:formula="of:=IF(ABS([.D18]*[.G17]-[.C18]*[.H17])&gt;[.$K$3];[.D18]*[.G17]-[.C18]*[.H17];[.G17])" office:value-type="float" office:value="0.90000544493908" calcext:value-type="float">
            <text:p>0,9000054449</text:p>
          </table:table-cell>
          <table:table-cell table:formula="of:=IF(ABS([.D18]*[.G17]-[.C18]*[.H17])&gt;[.$K$3];[.C18]*[.G17]+[.D18]*[.H17];[.H17])" office:value-type="float" office:value="0.43587865178282" calcext:value-type="float">
            <text:p>0,43587865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.14159265359*(2^(-[.A19]-1))" office:value-type="float" office:value="0.0000119842249053574" calcext:value-type="float">
            <text:p>0,00001198</text:p>
          </table:table-cell>
          <table:table-cell table:formula="of:=SIN([.B19])" office:value-type="float" office:value="0.0000119842249050705" calcext:value-type="float">
            <text:p>1,19842249050705E-005</text:p>
          </table:table-cell>
          <table:table-cell table:style-name="ce54" table:formula="of:=COS([.B19])" office:value-type="float" office:value="0.999999999928189" calcext:value-type="float">
            <text:p>1,000000000</text:p>
          </table:table-cell>
          <table:table-cell table:formula="of:=IF(ABS([.D19]*[.G18]-[.C19]*[.H18])&gt;[.$K$3];&quot;sim&quot;;&quot;nao&quot;)" office:value-type="string" office:string-value="sim" calcext:value-type="string">
            <text:p>sim</text:p>
          </table:table-cell>
          <table:table-cell table:formula="of:=IF(([.D19]*[.G18]-[.C19]*[.H18])&gt;[.$K$3];[.F18]-[.B19];[.F18])" office:value-type="float" office:value="1.11977002248188" calcext:value-type="float">
            <text:p>1,11977002</text:p>
          </table:table-cell>
          <table:table-cell table:formula="of:=IF(ABS([.D19]*[.G18]-[.C19]*[.H18])&gt;[.$K$3];[.D19]*[.G18]-[.C19]*[.H18];[.G18])" office:value-type="float" office:value="0.900000221206656" calcext:value-type="float">
            <text:p>0,9000002212</text:p>
          </table:table-cell>
          <table:table-cell table:formula="of:=IF(ABS([.D19]*[.G18]-[.C19]*[.H18])&gt;[.$K$3];[.C19]*[.G18]+[.D19]*[.H18];[.H18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.14159265359*(2^(-[.A20]-1))" office:value-type="float" office:value="0.00000599211245267868" calcext:value-type="float">
            <text:p>0,00000599</text:p>
          </table:table-cell>
          <table:table-cell table:formula="of:=SIN([.B20])" office:value-type="float" office:value="0.00000599211245264282" calcext:value-type="float">
            <text:p>5,99211245264282E-006</text:p>
          </table:table-cell>
          <table:table-cell table:style-name="ce54" table:formula="of:=COS([.B20])" office:value-type="float" office:value="0.999999999982047" calcext:value-type="float">
            <text:p>1,000000000</text:p>
          </table:table-cell>
          <table:table-cell table:formula="of:=IF(ABS([.D20]*[.G19]-[.C20]*[.H19])&gt;[.$K$3];&quot;sim&quot;;&quot;nao&quot;)" office:value-type="string" office:string-value="nao" calcext:value-type="string">
            <text:p>nao</text:p>
          </table:table-cell>
          <table:table-cell table:formula="of:=IF(([.D20]*[.G19]-[.C20]*[.H19])&gt;[.$K$3];[.F19]-[.B20];[.F19])" office:value-type="float" office:value="1.11977002248188" calcext:value-type="float">
            <text:p>1,11977002</text:p>
          </table:table-cell>
          <table:table-cell table:formula="of:=IF(ABS([.D20]*[.G19]-[.C20]*[.H19])&gt;[.$K$3];[.D20]*[.G19]-[.C20]*[.H19];[.G19])" office:value-type="float" office:value="0.900000221206656" calcext:value-type="float">
            <text:p>0,9000002212</text:p>
          </table:table-cell>
          <table:table-cell table:formula="of:=IF(ABS([.D20]*[.G19]-[.C20]*[.H19])&gt;[.$K$3];[.C20]*[.G19]+[.D20]*[.H19];[.H19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.14159265359*(2^(-[.A21]-1))" office:value-type="float" office:value="0.00000299605622633934" calcext:value-type="float">
            <text:p>0,00000300</text:p>
          </table:table-cell>
          <table:table-cell table:formula="of:=SIN([.B21])" office:value-type="float" office:value="0.00000299605622633486" calcext:value-type="float">
            <text:p>2,99605622633486E-006</text:p>
          </table:table-cell>
          <table:table-cell table:style-name="ce54" table:formula="of:=COS([.B21])" office:value-type="float" office:value="0.999999999995512" calcext:value-type="float">
            <text:p>1,000000000</text:p>
          </table:table-cell>
          <table:table-cell table:formula="of:=IF(ABS([.D21]*[.G20]-[.C21]*[.H20])&gt;[.$K$3];&quot;sim&quot;;&quot;nao&quot;)" office:value-type="string" office:string-value="nao" calcext:value-type="string">
            <text:p>nao</text:p>
          </table:table-cell>
          <table:table-cell table:formula="of:=IF(([.D21]*[.G20]-[.C21]*[.H20])&gt;[.$K$3];[.F20]-[.B21];[.F20])" office:value-type="float" office:value="1.11977002248188" calcext:value-type="float">
            <text:p>1,11977002</text:p>
          </table:table-cell>
          <table:table-cell table:formula="of:=IF(ABS([.D21]*[.G20]-[.C21]*[.H20])&gt;[.$K$3];[.D21]*[.G20]-[.C21]*[.H20];[.G20])" office:value-type="float" office:value="0.900000221206656" calcext:value-type="float">
            <text:p>0,9000002212</text:p>
          </table:table-cell>
          <table:table-cell table:formula="of:=IF(ABS([.D21]*[.G20]-[.C21]*[.H20])&gt;[.$K$3];[.C21]*[.G20]+[.D21]*[.H20];[.H20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.14159265359*(2^(-[.A22]-1))" office:value-type="float" office:value="0.00000149802811316967" calcext:value-type="float">
            <text:p>0,00000150</text:p>
          </table:table-cell>
          <table:table-cell table:formula="of:=SIN([.B22])" office:value-type="float" office:value="0.00000149802811316911" calcext:value-type="float">
            <text:p>0,000001498</text:p>
          </table:table-cell>
          <table:table-cell table:style-name="ce54" table:formula="of:=COS([.B22])" office:value-type="float" office:value="0.999999999998878" calcext:value-type="float">
            <text:p>1,000000000</text:p>
          </table:table-cell>
          <table:table-cell table:formula="of:=IF(ABS([.D22]*[.G21]-[.C22]*[.H21])&gt;[.$K$3];&quot;sim&quot;;&quot;nao&quot;)" office:value-type="string" office:string-value="nao" calcext:value-type="string">
            <text:p>nao</text:p>
          </table:table-cell>
          <table:table-cell table:formula="of:=IF(([.D22]*[.G21]-[.C22]*[.H21])&gt;[.$K$3];[.F21]-[.B22];[.F21])" office:value-type="float" office:value="1.11977002248188" calcext:value-type="float">
            <text:p>1,11977002</text:p>
          </table:table-cell>
          <table:table-cell table:formula="of:=IF(ABS([.D22]*[.G21]-[.C22]*[.H21])&gt;[.$K$3];[.D22]*[.G21]-[.C22]*[.H21];[.G21])" office:value-type="float" office:value="0.900000221206656" calcext:value-type="float">
            <text:p>0,9000002212</text:p>
          </table:table-cell>
          <table:table-cell table:formula="of:=IF(ABS([.D22]*[.G21]-[.C22]*[.H21])&gt;[.$K$3];[.C22]*[.G21]+[.D22]*[.H21];[.H21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.14159265359*(2^(-[.A23]-1))" office:value-type="float" office:value="0.000000749014056584835" calcext:value-type="float">
            <text:p>0,00000075</text:p>
          </table:table-cell>
          <table:table-cell table:formula="of:=SIN([.B23])" office:value-type="float" office:value="0.000000749014056584765" calcext:value-type="float">
            <text:p>0,000000749</text:p>
          </table:table-cell>
          <table:table-cell table:style-name="ce54" table:formula="of:=COS([.B23])" office:value-type="float" office:value="0.999999999999719" calcext:value-type="float">
            <text:p>1,000000000</text:p>
          </table:table-cell>
          <table:table-cell table:formula="of:=IF(ABS([.D23]*[.G22]-[.C23]*[.H22])&gt;[.$K$3];&quot;sim&quot;;&quot;nao&quot;)" office:value-type="string" office:string-value="nao" calcext:value-type="string">
            <text:p>nao</text:p>
          </table:table-cell>
          <table:table-cell table:formula="of:=IF(([.D23]*[.G22]-[.C23]*[.H22])&gt;[.$K$3];[.F22]-[.B23];[.F22])" office:value-type="float" office:value="1.11977002248188" calcext:value-type="float">
            <text:p>1,11977002</text:p>
          </table:table-cell>
          <table:table-cell table:formula="of:=IF(ABS([.D23]*[.G22]-[.C23]*[.H22])&gt;[.$K$3];[.D23]*[.G22]-[.C23]*[.H22];[.G22])" office:value-type="float" office:value="0.900000221206656" calcext:value-type="float">
            <text:p>0,9000002212</text:p>
          </table:table-cell>
          <table:table-cell table:formula="of:=IF(ABS([.D23]*[.G22]-[.C23]*[.H22])&gt;[.$K$3];[.C23]*[.G22]+[.D23]*[.H22];[.H22])" office:value-type="float" office:value="0.435889437619187" calcext:value-type="float">
            <text:p>0,435889437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.14159265359*(2^(-[.A24]-1))" office:value-type="float" office:value="0.000000374507028292418" calcext:value-type="float">
            <text:p>0,00000037</text:p>
          </table:table-cell>
          <table:table-cell table:formula="of:=SIN([.B24])" office:value-type="float" office:value="0.000000374507028292409" calcext:value-type="float">
            <text:p>3,74507028292409E-007</text:p>
          </table:table-cell>
          <table:table-cell table:style-name="ce54" table:formula="of:=COS([.B24])" office:value-type="float" office:value="0.99999999999993" calcext:value-type="float">
            <text:p>1,000000000</text:p>
          </table:table-cell>
          <table:table-cell table:formula="of:=IF(ABS([.D24]*[.G23]-[.C24]*[.H23])&gt;[.$K$3];&quot;sim&quot;;&quot;nao&quot;)" office:value-type="string" office:string-value="sim" calcext:value-type="string">
            <text:p>sim</text:p>
          </table:table-cell>
          <table:table-cell table:formula="of:=IF(([.D24]*[.G23]-[.C24]*[.H23])&gt;[.$K$3];[.F23]-[.B24];[.F23])" office:value-type="float" office:value="1.11976964797485" calcext:value-type="float">
            <text:p>1,11976965</text:p>
          </table:table-cell>
          <table:table-cell table:formula="of:=IF(ABS([.D24]*[.G23]-[.C24]*[.H23])&gt;[.$K$3];[.D24]*[.G23]-[.C24]*[.H23];[.G23])" office:value-type="float" office:value="0.900000057962934" calcext:value-type="float">
            <text:p>0,900000058</text:p>
          </table:table-cell>
          <table:table-cell table:formula="of:=IF(ABS([.D24]*[.G23]-[.C24]*[.H23])&gt;[.$K$3];[.C24]*[.G23]+[.D24]*[.H23];[.H23])" office:value-type="float" office:value="0.435889774675565" calcext:value-type="float">
            <text:p>0,435889774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.14159265359*(2^(-[.A25]-1))" office:value-type="float" office:value="0.000000187253514146209" calcext:value-type="float">
            <text:p>0,00000019</text:p>
          </table:table-cell>
          <table:table-cell table:formula="of:=SIN([.B25])" office:value-type="float" office:value="0.000000187253514146208" calcext:value-type="float">
            <text:p>1,87253514146208E-007</text:p>
          </table:table-cell>
          <table:table-cell table:style-name="ce54" table:formula="of:=COS([.B25])" office:value-type="float" office:value="0.999999999999982" calcext:value-type="float">
            <text:p>1,000000000</text:p>
          </table:table-cell>
          <table:table-cell table:formula="of:=IF(ABS([.D25]*[.G24]-[.C25]*[.H24])&gt;[.$K$3];&quot;sim&quot;;&quot;nao&quot;)" office:value-type="string" office:string-value="nao" calcext:value-type="string">
            <text:p>nao</text:p>
          </table:table-cell>
          <table:table-cell table:formula="of:=IF(([.D25]*[.G24]-[.C25]*[.H24])&gt;[.$K$3];[.F24]-[.B25];[.F24])" office:value-type="float" office:value="1.11976964797485" calcext:value-type="float">
            <text:p>1,11976965</text:p>
          </table:table-cell>
          <table:table-cell table:formula="of:=IF(ABS([.D25]*[.G24]-[.C25]*[.H24])&gt;[.$K$3];[.D25]*[.G24]-[.C25]*[.H24];[.G24])" office:value-type="float" office:value="0.900000057962934" calcext:value-type="float">
            <text:p>0,900000058</text:p>
          </table:table-cell>
          <table:table-cell table:formula="of:=IF(ABS([.D25]*[.G24]-[.C25]*[.H24])&gt;[.$K$3];[.C25]*[.G24]+[.D25]*[.H24];[.H24])" office:value-type="float" office:value="0.435889774675565" calcext:value-type="float">
            <text:p>0,435889774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.14159265359*(2^(-[.A26]-1))" office:value-type="float" office:value="0.0000000936267570731044" calcext:value-type="float">
            <text:p>0,00000009</text:p>
          </table:table-cell>
          <table:table-cell table:formula="of:=SIN([.B26])" office:value-type="float" office:value="0.0000000936267570731043" calcext:value-type="float">
            <text:p>9,36267570731043E-008</text:p>
          </table:table-cell>
          <table:table-cell table:style-name="ce54" table:formula="of:=COS([.B26])" office:value-type="float" office:value="0.999999999999996" calcext:value-type="float">
            <text:p>1,000000000</text:p>
          </table:table-cell>
          <table:table-cell table:formula="of:=IF(ABS([.D26]*[.G25]-[.C26]*[.H25])&gt;[.$K$3];&quot;sim&quot;;&quot;nao&quot;)" office:value-type="string" office:string-value="sim" calcext:value-type="string">
            <text:p>sim</text:p>
          </table:table-cell>
          <table:table-cell table:formula="of:=IF(([.D26]*[.G25]-[.C26]*[.H25])&gt;[.$K$3];[.F25]-[.B26];[.F25])" office:value-type="float" office:value="1.11976955434809" calcext:value-type="float">
            <text:p>1,11976955</text:p>
          </table:table-cell>
          <table:table-cell table:formula="of:=IF(ABS([.D26]*[.G25]-[.C26]*[.H25])&gt;[.$K$3];[.D26]*[.G25]-[.C26]*[.H25];[.G25])" office:value-type="float" office:value="0.900000017151984" calcext:value-type="float">
            <text:p>0,9000000172</text:p>
          </table:table-cell>
          <table:table-cell table:formula="of:=IF(ABS([.D26]*[.G25]-[.C26]*[.H25])&gt;[.$K$3];[.C26]*[.G25]+[.D26]*[.H25];[.H25])" office:value-type="float" office:value="0.43588985893965" calcext:value-type="float">
            <text:p>0,4358898589</text:p>
          </table:table-cell>
          <table:table-cell table:number-columns-repeated="3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49" table:formula="of:=3.14159265359*(2^(-[.A27]-1))" office:value-type="float" office:value="0.0000000468133785365522" calcext:value-type="float">
            <text:p>0,00000005</text:p>
          </table:table-cell>
          <table:table-cell table:style-name="ce53" table:formula="of:=SIN([.B27])" office:value-type="float" office:value="0.0000000468133785365522" calcext:value-type="float">
            <text:p>4,68133785365522E-008</text:p>
          </table:table-cell>
          <table:table-cell table:style-name="ce55" table:formula="of:=COS([.B27])" office:value-type="float" office:value="0.999999999999999" calcext:value-type="float">
            <text:p>1,000000000</text:p>
          </table:table-cell>
          <table:table-cell table:style-name="ce35" table:formula="of:=IF(ABS([.D27]*[.G26]-[.C27]*[.H26])&gt;[.$K$3];&quot;sim&quot;;&quot;nao&quot;)" office:value-type="string" office:string-value="nao" calcext:value-type="string">
            <text:p>nao</text:p>
          </table:table-cell>
          <table:table-cell table:style-name="ce64" table:formula="of:=IF(([.D27]*[.G26]-[.C27]*[.H26])&gt;[.$K$3];[.F26]-[.B27];[.F26])" office:value-type="float" office:value="1.11976955434809" calcext:value-type="float">
            <text:p>1,11976955</text:p>
          </table:table-cell>
          <table:table-cell table:style-name="ce53" table:formula="of:=IF(ABS([.D27]*[.G26]-[.C27]*[.H26])&gt;[.$K$3];[.D27]*[.G26]-[.C27]*[.H26];[.G26])" office:value-type="float" office:value="0.900000017151984" calcext:value-type="float">
            <text:p>0,9000000172</text:p>
          </table:table-cell>
          <table:table-cell table:style-name="ce24" table:formula="of:=IF(ABS([.D27]*[.G26]-[.C27]*[.H26])&gt;[.$K$3];[.C27]*[.G26]+[.D27]*[.H26];[.H26])" office:value-type="float" office:value="0.43588985893965" calcext:value-type="float">
            <text:p>0,4358898589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igite o valor da entrada</text:p>
          </table:table-cell>
          <table:covered-table-cell table:style-name="Default"/>
          <table:table-cell table:style-name="Default" office:value-type="float" office:value="0.9" calcext:value-type="float">
            <text:p>0,9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valor de saida</text:p>
          </table:table-cell>
          <table:covered-table-cell table:style-name="Default"/>
          <table:table-cell table:style-name="ce61" table:formula="of:=[.I3]" office:value-type="float" office:value="1.11976955434809" calcext:value-type="float">
            <text:p>1,11976955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" number:min-integer-digits="1"/>
    </number:number-style>
    <number:number-style style:name="N114">
      <number:scientific-number number:decimal-places="6" number:min-integer-digits="1" number:min-exponent-digits="2"/>
    </number:number-style>
    <number:number-style style:name="N115">
      <number:scientific-number number:decimal-places="5" number:min-integer-digits="1" number:min-exponent-digits="2"/>
    </number:number-style>
    <number:number-style style:name="N116">
      <number:scientific-number number:decimal-places="4" number:min-integer-digits="1" number:min-exponent-digits="2"/>
    </number:number-style>
    <number:number-style style:name="N117">
      <number:scientific-number number:decimal-places="3" number:min-integer-digits="1" number:min-exponent-digits="2"/>
    </number:number-style>
    <number:number-style style:name="N118">
      <number:scientific-number number:decimal-places="1" number:min-integer-digits="1" number:min-exponent-digits="2"/>
    </number:number-style>
    <number:number-style style:name="N119">
      <number:number number:decimal-places="1" number:min-integer-digits="1" number:grouping="true"/>
    </number:number-style>
    <number:number-style style:name="N120">
      <number:number number:decimal-places="3" number:min-integer-digits="1" number:grouping="true"/>
    </number:number-style>
    <number:number-style style:name="N121">
      <number:number number:decimal-places="4" number:min-integer-digits="1" number:grouping="true"/>
    </number:number-style>
    <number:number-style style:name="N122">
      <number:number number:decimal-places="5" number:min-integer-digits="1" number:grouping="true"/>
    </number:number-style>
    <number:number-style style:name="N123">
      <number:number number:decimal-places="6" number:min-integer-digits="1" number:grouping="true"/>
    </number:number-style>
    <number:number-style style:name="N124">
      <number:number number:decimal-places="7" number:min-integer-digits="1" number:grouping="true"/>
    </number:number-style>
    <number:number-style style:name="N125">
      <number:number number:decimal-places="8" number:min-integer-digits="1" number:grouping="true"/>
    </number:number-style>
    <number:number-style style:name="N126">
      <number:number number:decimal-places="9" number:min-integer-digits="1" number:grouping="true"/>
    </number:number-style>
    <number:number-style style:name="N127">
      <number:number number:decimal-places="9" number:min-integer-digits="1"/>
    </number:number-style>
    <number:number-style style:name="N128">
      <number:scientific-number number:decimal-places="15" number:min-integer-digits="1" number:min-exponent-digits="2"/>
    </number:number-style>
    <number:number-style style:name="N129">
      <number:scientific-number number:decimal-places="14" number:min-integer-digits="1" number:min-exponent-digits="2"/>
    </number:number-style>
    <number:number-style style:name="N130">
      <number:scientific-number number:decimal-places="13" number:min-integer-digits="1" number:min-exponent-digits="2"/>
    </number:number-style>
    <number:number-style style:name="N131">
      <number:number number:decimal-places="10" number:min-integer-digits="1" number:grouping="true"/>
    </number:number-style>
    <number:number-style style:name="N132">
      <number:number number:decimal-places="11" number:min-integer-digits="1" number:grouping="true"/>
    </number:number-style>
    <number:number-style style:name="N133">
      <number:number number:decimal-places="12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01:06:45.2625864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4:44:31.669815222</meta:creation-date>
    <dc:date>2016-09-28T03:16:16.187212749</dc:date>
    <meta:editing-duration>PT12H26M51S</meta:editing-duration>
    <meta:editing-cycles>170</meta:editing-cycles>
    <meta:generator>LibreOffice/4.3.3.2$Linux_X86_64 LibreOffice_project/430m0$Build-2</meta:generator>
    <dc:creator>kite </dc:creator>
    <meta:document-statistic meta:table-count="8" meta:cell-count="1460" meta:object-count="0"/>
  </office:meta>
</office:document-meta>
</file>